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1.8+273" office:value-type="float" office:value="294.8" calcext:value-type="float">
            <text:p>294.8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932171760451782" calcext:value-type="float">
            <text:p>0.932171760451782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81629062409282" calcext:value-type="float">
            <text:p>0.008162906240928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9"/>
        </table:table-row>
        <table:table-row table:style-name="ro1">
          <table:table-cell office:value-type="time" office:time-value="PT11H50M26.507S" calcext:value-type="time">
            <text:p>11:50:26.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87903" calcext:value-type="float">
            <text:p>-1.59E-09</text:p>
          </table:table-cell>
          <table:table-cell table:formula="of:=[.C4]*10^9" office:value-type="float" office:value="-1.587903" calcext:value-type="float">
            <text:p>-1.587903</text:p>
          </table:table-cell>
          <table:table-cell table:formula="of:=[.$N$1]*[.D4]" office:value-type="float" office:value="-1.48019833493667" calcext:value-type="float">
            <text:p>-1.4801983349366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1H50M26.919S" calcext:value-type="time">
            <text:p>11:50:26.9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951024" calcext:value-type="float">
            <text:p>-1.95E-09</text:p>
          </table:table-cell>
          <table:table-cell table:formula="of:=[.C5]*10^9" office:value-type="float" office:value="-1.951024" calcext:value-type="float">
            <text:p>-1.951024</text:p>
          </table:table-cell>
          <table:table-cell table:formula="of:=[.$N$1]*[.D5]" office:value-type="float" office:value="-1.81868947676368" calcext:value-type="float">
            <text:p>-1.81868947676368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-1.45053860572322" calcext:value-type="float">
            <text:p>-1.45053860572322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440780852036039" calcext:value-type="float">
            <text:p>0.440780852036039</text:p>
          </table:table-cell>
          <table:table-cell/>
          <table:table-cell table:formula="of:=(MAX([.E4:.E8])-MIN([.E4:.E8]))/2" office:value-type="float" office:value="0.47268304620896" calcext:value-type="float">
            <text:p>0.47268304620896</text:p>
          </table:table-cell>
          <table:table-cell table:number-columns-repeated="2"/>
        </table:table-row>
        <table:table-row table:style-name="ro1">
          <table:table-cell office:value-type="time" office:time-value="PT11H50M27.286S" calcext:value-type="time">
            <text:p>11:50:27.2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9368696" calcext:value-type="float">
            <text:p>-9.37E-10</text:p>
          </table:table-cell>
          <table:table-cell table:formula="of:=[.C6]*10^9" office:value-type="float" office:value="-0.9368696" calcext:value-type="float">
            <text:p>-0.9368696</text:p>
          </table:table-cell>
          <table:table-cell table:formula="of:=[.$N$1]*[.D6]" office:value-type="float" office:value="-0.873323384345756" calcext:value-type="float">
            <text:p>-0.873323384345756</text:p>
          </table:table-cell>
          <table:table-cell table:number-columns-repeated="9"/>
        </table:table-row>
        <table:table-row table:style-name="ro1">
          <table:table-cell office:value-type="time" office:time-value="PT11H50M27.654S" calcext:value-type="time">
            <text:p>11:50:27.6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7827" calcext:value-type="float">
            <text:p>-1.58E-09</text:p>
          </table:table-cell>
          <table:table-cell table:formula="of:=[.C7]*10^9" office:value-type="float" office:value="-1.57827" calcext:value-type="float">
            <text:p>-1.57827</text:p>
          </table:table-cell>
          <table:table-cell table:formula="of:=[.$N$1]*[.D7]" office:value-type="float" office:value="-1.47121872436823" calcext:value-type="float">
            <text:p>-1.47121872436823</text:p>
          </table:table-cell>
          <table:table-cell table:number-columns-repeated="9"/>
        </table:table-row>
        <table:table-row table:style-name="ro1">
          <table:table-cell office:value-type="time" office:time-value="PT11H50M28.023S" calcext:value-type="time">
            <text:p>11:50:28.0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726359" calcext:value-type="float">
            <text:p>-1.73E-09</text:p>
          </table:table-cell>
          <table:table-cell table:formula="of:=[.C8]*10^9" office:value-type="float" office:value="-1.726359" calcext:value-type="float">
            <text:p>-1.726359</text:p>
          </table:table-cell>
          <table:table-cell table:formula="of:=[.$N$1]*[.D8]" office:value-type="float" office:value="-1.60926310820178" calcext:value-type="float">
            <text:p>-1.60926310820178</text:p>
          </table:table-cell>
          <table:table-cell table:number-columns-repeated="9"/>
        </table:table-row>
        <table:table-row table:style-name="ro1">
          <table:table-cell office:value-type="time" office:time-value="PT11H50M28.4S" calcext:value-type="time">
            <text:p>11:50:28.4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09726" calcext:value-type="float">
            <text:p>-1.01E-08</text:p>
          </table:table-cell>
          <table:table-cell table:formula="of:=[.C9]*10^9" office:value-type="float" office:value="-10.09726" calcext:value-type="float">
            <text:p>-10.09726</text:p>
          </table:table-cell>
          <table:table-cell table:formula="of:=[.$N$1]*[.D9]" office:value-type="float" office:value="-9.41238062993936" calcext:value-type="float">
            <text:p>-9.41238062993936</text:p>
          </table:table-cell>
          <table:table-cell table:number-columns-repeated="9"/>
        </table:table-row>
        <table:table-row table:style-name="ro1">
          <table:table-cell office:value-type="time" office:time-value="PT11H50M28.783S" calcext:value-type="time">
            <text:p>11:50:28.7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101505" calcext:value-type="float">
            <text:p>-1.10E-08</text:p>
          </table:table-cell>
          <table:table-cell table:formula="of:=[.C10]*10^9" office:value-type="float" office:value="-11.01505" calcext:value-type="float">
            <text:p>-11.01505</text:p>
          </table:table-cell>
          <table:table-cell table:formula="of:=[.$N$1]*[.D10]" office:value-type="float" office:value="-10.2679185499644" calcext:value-type="float">
            <text:p>-10.267918549964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9.731863857399" calcext:value-type="float">
            <text:p>-9.731863857399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406590245579824" calcext:value-type="float">
            <text:p>0.406590245579824</text:p>
          </table:table-cell>
          <table:table-cell/>
          <table:table-cell table:formula="of:=(MAX([.E9:.E13])-MIN([.E9:.E13]))/2" office:value-type="float" office:value="0.42776896001252" calcext:value-type="float">
            <text:p>0.42776896001252</text:p>
          </table:table-cell>
          <table:table-cell table:number-columns-repeated="2"/>
        </table:table-row>
        <table:table-row table:style-name="ro1">
          <table:table-cell office:value-type="time" office:time-value="PT11H50M29.166S" calcext:value-type="time">
            <text:p>11:50:29.1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5981" calcext:value-type="float">
            <text:p>-1.06E-08</text:p>
          </table:table-cell>
          <table:table-cell table:formula="of:=[.C11]*10^9" office:value-type="float" office:value="-10.5981" calcext:value-type="float">
            <text:p>-10.5981</text:p>
          </table:table-cell>
          <table:table-cell table:formula="of:=[.$N$1]*[.D11]" office:value-type="float" office:value="-9.87924953444403" calcext:value-type="float">
            <text:p>-9.87924953444403</text:p>
          </table:table-cell>
          <table:table-cell table:number-columns-repeated="9"/>
        </table:table-row>
        <table:table-row table:style-name="ro1">
          <table:table-cell office:value-type="time" office:time-value="PT11H50M29.542S" calcext:value-type="time">
            <text:p>11:50:29.5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25783" calcext:value-type="float">
            <text:p>-1.03E-08</text:p>
          </table:table-cell>
          <table:table-cell table:formula="of:=[.C12]*10^9" office:value-type="float" office:value="-10.25783" calcext:value-type="float">
            <text:p>-10.25783</text:p>
          </table:table-cell>
          <table:table-cell table:formula="of:=[.$N$1]*[.D12]" office:value-type="float" office:value="-9.5620594495151" calcext:value-type="float">
            <text:p>-9.5620594495151</text:p>
          </table:table-cell>
          <table:table-cell table:number-columns-repeated="9"/>
        </table:table-row>
        <table:table-row table:style-name="ro1">
          <table:table-cell office:value-type="time" office:time-value="PT11H50M29.918S" calcext:value-type="time">
            <text:p>11:50:29.9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23171" calcext:value-type="float">
            <text:p>-1.02E-08</text:p>
          </table:table-cell>
          <table:table-cell table:formula="of:=[.C13]*10^9" office:value-type="float" office:value="-10.23171" calcext:value-type="float">
            <text:p>-10.23171</text:p>
          </table:table-cell>
          <table:table-cell table:formula="of:=[.$N$1]*[.D13]" office:value-type="float" office:value="-9.5377111231321" calcext:value-type="float">
            <text:p>-9.5377111231321</text:p>
          </table:table-cell>
          <table:table-cell table:number-columns-repeated="9"/>
        </table:table-row>
        <table:table-row table:style-name="ro1">
          <table:table-cell office:value-type="time" office:time-value="PT11H50M30.302S" calcext:value-type="time">
            <text:p>11:50:30.3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2024" calcext:value-type="float">
            <text:p>-1.42E-08</text:p>
          </table:table-cell>
          <table:table-cell table:formula="of:=[.C14]*10^9" office:value-type="float" office:value="-14.2024" calcext:value-type="float">
            <text:p>-14.2024</text:p>
          </table:table-cell>
          <table:table-cell table:formula="of:=[.$N$1]*[.D14]" office:value-type="float" office:value="-13.2390762106404" calcext:value-type="float">
            <text:p>-13.2390762106404</text:p>
          </table:table-cell>
          <table:table-cell table:number-columns-repeated="9"/>
        </table:table-row>
        <table:table-row table:style-name="ro1">
          <table:table-cell office:value-type="time" office:time-value="PT11H50M30.685S" calcext:value-type="time">
            <text:p>11:50:30.6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16134" calcext:value-type="float">
            <text:p>-1.42E-08</text:p>
          </table:table-cell>
          <table:table-cell table:formula="of:=[.C15]*10^9" office:value-type="float" office:value="-14.16134" calcext:value-type="float">
            <text:p>-14.16134</text:p>
          </table:table-cell>
          <table:table-cell table:formula="of:=[.$N$1]*[.D15]" office:value-type="float" office:value="-13.2008012381562" calcext:value-type="float">
            <text:p>-13.2008012381562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13.1968712020142" calcext:value-type="float">
            <text:p>-13.1968712020142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19485790949828" calcext:value-type="float">
            <text:p>0.119485790949828</text:p>
          </table:table-cell>
          <table:table-cell/>
          <table:table-cell table:formula="of:=(MAX([.E14:.E18])-MIN([.E14:.E18]))/2" office:value-type="float" office:value="0.0554548980292786" calcext:value-type="float">
            <text:p>0.055454898029279</text:p>
          </table:table-cell>
          <table:table-cell table:number-columns-repeated="2"/>
        </table:table-row>
        <table:table-row table:style-name="ro1">
          <table:table-cell office:value-type="time" office:time-value="PT11H50M31.069S" calcext:value-type="time">
            <text:p>11:50:31.0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17209" calcext:value-type="float">
            <text:p>-1.42E-08</text:p>
          </table:table-cell>
          <table:table-cell table:formula="of:=[.C16]*10^9" office:value-type="float" office:value="-14.17209" calcext:value-type="float">
            <text:p>-14.17209</text:p>
          </table:table-cell>
          <table:table-cell table:formula="of:=[.$N$1]*[.D16]" office:value-type="float" office:value="-13.2108220845811" calcext:value-type="float">
            <text:p>-13.2108220845811</text:p>
          </table:table-cell>
          <table:table-cell table:number-columns-repeated="9"/>
        </table:table-row>
        <table:table-row table:style-name="ro1">
          <table:table-cell office:value-type="time" office:time-value="PT11H50M31.453S" calcext:value-type="time">
            <text:p>11:50:31.4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08342" calcext:value-type="float">
            <text:p>-1.41E-08</text:p>
          </table:table-cell>
          <table:table-cell table:formula="of:=[.C17]*10^9" office:value-type="float" office:value="-14.08342" calcext:value-type="float">
            <text:p>-14.08342</text:p>
          </table:table-cell>
          <table:table-cell table:formula="of:=[.$N$1]*[.D17]" office:value-type="float" office:value="-13.1281664145818" calcext:value-type="float">
            <text:p>-13.1281664145818</text:p>
          </table:table-cell>
          <table:table-cell table:number-columns-repeated="9"/>
        </table:table-row>
        <table:table-row table:style-name="ro1">
          <table:table-cell office:value-type="time" office:time-value="PT11H50M31.837S" calcext:value-type="time">
            <text:p>11:50:31.8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16637" calcext:value-type="float">
            <text:p>-1.42E-08</text:p>
          </table:table-cell>
          <table:table-cell table:formula="of:=[.C18]*10^9" office:value-type="float" office:value="-14.16637" calcext:value-type="float">
            <text:p>-14.16637</text:p>
          </table:table-cell>
          <table:table-cell table:formula="of:=[.$N$1]*[.D18]" office:value-type="float" office:value="-13.2054900621113" calcext:value-type="float">
            <text:p>-13.2054900621113</text:p>
          </table:table-cell>
          <table:table-cell table:number-columns-repeated="9"/>
        </table:table-row>
        <table:table-row table:style-name="ro1">
          <table:table-cell office:value-type="time" office:time-value="PT11H50M32.221S" calcext:value-type="time">
            <text:p>11:50:32.2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18278" calcext:value-type="float">
            <text:p>-1.72E-08</text:p>
          </table:table-cell>
          <table:table-cell table:formula="of:=[.C19]*10^9" office:value-type="float" office:value="-17.18278" calcext:value-type="float">
            <text:p>-17.18278</text:p>
          </table:table-cell>
          <table:table-cell table:formula="of:=[.$N$1]*[.D19]" office:value-type="float" office:value="-16.0173022820557" calcext:value-type="float">
            <text:p>-16.0173022820557</text:p>
          </table:table-cell>
          <table:table-cell table:number-columns-repeated="9"/>
        </table:table-row>
        <table:table-row table:style-name="ro1">
          <table:table-cell office:value-type="time" office:time-value="PT11H50M32.596S" calcext:value-type="time">
            <text:p>11:50:32.6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69474" calcext:value-type="float">
            <text:p>-1.69E-08</text:p>
          </table:table-cell>
          <table:table-cell table:formula="of:=[.C20]*10^9" office:value-type="float" office:value="-16.9474" calcext:value-type="float">
            <text:p>-16.9474</text:p>
          </table:table-cell>
          <table:table-cell table:formula="of:=[.$N$1]*[.D20]" office:value-type="float" office:value="-15.7978876930805" calcext:value-type="float">
            <text:p>-15.797887693080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15.8740498545965" calcext:value-type="float">
            <text:p>-15.8740498545965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65072408472373" calcext:value-type="float">
            <text:p>0.165072408472373</text:p>
          </table:table-cell>
          <table:table-cell/>
          <table:table-cell table:formula="of:=(MAX([.E19:.E23])-MIN([.E19:.E23]))/2" office:value-type="float" office:value="0.109707294487571" calcext:value-type="float">
            <text:p>0.109707294487571</text:p>
          </table:table-cell>
          <table:table-cell table:number-columns-repeated="2"/>
        </table:table-row>
        <table:table-row table:style-name="ro1">
          <table:table-cell office:value-type="time" office:time-value="PT11H50M32.972S" calcext:value-type="time">
            <text:p>11:50:32.9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03447" calcext:value-type="float">
            <text:p>-1.70E-08</text:p>
          </table:table-cell>
          <table:table-cell table:formula="of:=[.C21]*10^9" office:value-type="float" office:value="-17.03447" calcext:value-type="float">
            <text:p>-17.03447</text:p>
          </table:table-cell>
          <table:table-cell table:formula="of:=[.$N$1]*[.D21]" office:value-type="float" office:value="-15.8790518882631" calcext:value-type="float">
            <text:p>-15.8790518882631</text:p>
          </table:table-cell>
          <table:table-cell table:number-columns-repeated="9"/>
        </table:table-row>
        <table:table-row table:style-name="ro1">
          <table:table-cell office:value-type="time" office:time-value="PT11H50M33.356S" calcext:value-type="time">
            <text:p>11:50:33.3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69636" calcext:value-type="float">
            <text:p>-1.70E-08</text:p>
          </table:table-cell>
          <table:table-cell table:formula="of:=[.C22]*10^9" office:value-type="float" office:value="-16.9636" calcext:value-type="float">
            <text:p>-16.9636</text:p>
          </table:table-cell>
          <table:table-cell table:formula="of:=[.$N$1]*[.D22]" office:value-type="float" office:value="-15.8129888755998" calcext:value-type="float">
            <text:p>-15.8129888755998</text:p>
          </table:table-cell>
          <table:table-cell table:number-columns-repeated="9"/>
        </table:table-row>
        <table:table-row table:style-name="ro1">
          <table:table-cell office:value-type="time" office:time-value="PT11H50M33.74S" calcext:value-type="time">
            <text:p>11:50:33.7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01727" calcext:value-type="float">
            <text:p>-1.70E-08</text:p>
          </table:table-cell>
          <table:table-cell table:formula="of:=[.C23]*10^9" office:value-type="float" office:value="-17.01727" calcext:value-type="float">
            <text:p>-17.01727</text:p>
          </table:table-cell>
          <table:table-cell table:formula="of:=[.$N$1]*[.D23]" office:value-type="float" office:value="-15.8630185339833" calcext:value-type="float">
            <text:p>-15.8630185339833</text:p>
          </table:table-cell>
          <table:table-cell table:number-columns-repeated="9"/>
        </table:table-row>
        <table:table-row table:style-name="ro1">
          <table:table-cell office:value-type="time" office:time-value="PT11H50M34.125S" calcext:value-type="time">
            <text:p>11:50:34.1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1943137" calcext:value-type="float">
            <text:p>-1.94E-08</text:p>
          </table:table-cell>
          <table:table-cell table:formula="of:=[.C24]*10^9" office:value-type="float" office:value="-19.43137" calcext:value-type="float">
            <text:p>-19.43137</text:p>
          </table:table-cell>
          <table:table-cell table:formula="of:=[.$N$1]*[.D24]" office:value-type="float" office:value="-18.1133743808899" calcext:value-type="float">
            <text:p>-18.1133743808899</text:p>
          </table:table-cell>
          <table:table-cell table:number-columns-repeated="9"/>
        </table:table-row>
        <table:table-row table:style-name="ro1">
          <table:table-cell office:value-type="time" office:time-value="PT11H50M34.508S" calcext:value-type="time">
            <text:p>11:50:34.5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1957274" calcext:value-type="float">
            <text:p>-1.96E-08</text:p>
          </table:table-cell>
          <table:table-cell table:formula="of:=[.C25]*10^9" office:value-type="float" office:value="-19.57274" calcext:value-type="float">
            <text:p>-19.57274</text:p>
          </table:table-cell>
          <table:table-cell table:formula="of:=[.$N$1]*[.D25]" office:value-type="float" office:value="-18.245155502665" calcext:value-type="float">
            <text:p>-18.24515550266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18.1649365296476" calcext:value-type="float">
            <text:p>-18.1649365296476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725846864332389" calcext:value-type="float">
            <text:p>0.725846864332389</text:p>
          </table:table-cell>
          <table:table-cell/>
          <table:table-cell table:formula="of:=(MAX([.E24:.E28])-MIN([.E24:.E28]))/2" office:value-type="float" office:value="0.762241509380225" calcext:value-type="float">
            <text:p>0.762241509380225</text:p>
          </table:table-cell>
          <table:table-cell table:number-columns-repeated="2"/>
        </table:table-row>
        <table:table-row table:style-name="ro1">
          <table:table-cell office:value-type="time" office:time-value="PT11H50M34.891S" calcext:value-type="time">
            <text:p>11:50:34.8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194804" calcext:value-type="float">
            <text:p>-1.95E-08</text:p>
          </table:table-cell>
          <table:table-cell table:formula="of:=[.C26]*10^9" office:value-type="float" office:value="-19.4804" calcext:value-type="float">
            <text:p>-19.4804</text:p>
          </table:table-cell>
          <table:table-cell table:formula="of:=[.$N$1]*[.D26]" office:value-type="float" office:value="-18.1590787623049" calcext:value-type="float">
            <text:p>-18.1590787623049</text:p>
          </table:table-cell>
          <table:table-cell table:number-columns-repeated="9"/>
        </table:table-row>
        <table:table-row table:style-name="ro1">
          <table:table-cell office:value-type="time" office:time-value="PT11H50M35.275S" calcext:value-type="time">
            <text:p>11:50:35.2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1865675" calcext:value-type="float">
            <text:p>-1.87E-08</text:p>
          </table:table-cell>
          <table:table-cell table:formula="of:=[.C27]*10^9" office:value-type="float" office:value="-18.65675" calcext:value-type="float">
            <text:p>-18.65675</text:p>
          </table:table-cell>
          <table:table-cell table:formula="of:=[.$N$1]*[.D27]" office:value-type="float" office:value="-17.3912954918088" calcext:value-type="float">
            <text:p>-17.3912954918088</text:p>
          </table:table-cell>
          <table:table-cell table:number-columns-repeated="9"/>
        </table:table-row>
        <table:table-row table:style-name="ro1">
          <table:table-cell office:value-type="time" office:time-value="PT11H50M35.651S" calcext:value-type="time">
            <text:p>11:50:35.6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2029216" calcext:value-type="float">
            <text:p>-2.03E-08</text:p>
          </table:table-cell>
          <table:table-cell table:formula="of:=[.C28]*10^9" office:value-type="float" office:value="-20.29216" calcext:value-type="float">
            <text:p>-20.29216</text:p>
          </table:table-cell>
          <table:table-cell table:formula="of:=[.$N$1]*[.D28]" office:value-type="float" office:value="-18.9157785105692" calcext:value-type="float">
            <text:p>-18.9157785105692</text:p>
          </table:table-cell>
          <table:table-cell table:number-columns-repeated="9"/>
        </table:table-row>
        <table:table-row table:style-name="ro1">
          <table:table-cell office:value-type="time" office:time-value="PT11H50M36.028S" calcext:value-type="time">
            <text:p>11:50:36.0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183875" calcext:value-type="float">
            <text:p>-2.18E-08</text:p>
          </table:table-cell>
          <table:table-cell table:formula="of:=[.C29]*10^9" office:value-type="float" office:value="-21.83875" calcext:value-type="float">
            <text:p>-21.83875</text:p>
          </table:table-cell>
          <table:table-cell table:formula="of:=[.$N$1]*[.D29]" office:value-type="float" office:value="-20.3574660335663" calcext:value-type="float">
            <text:p>-20.3574660335663</text:p>
          </table:table-cell>
          <table:table-cell table:number-columns-repeated="9"/>
        </table:table-row>
        <table:table-row table:style-name="ro1">
          <table:table-cell office:value-type="time" office:time-value="PT11H50M36.411S" calcext:value-type="time">
            <text:p>11:50:36.4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112267" calcext:value-type="float">
            <text:p>-2.11E-08</text:p>
          </table:table-cell>
          <table:table-cell table:formula="of:=[.C30]*10^9" office:value-type="float" office:value="-21.12267" calcext:value-type="float">
            <text:p>-21.12267</text:p>
          </table:table-cell>
          <table:table-cell table:formula="of:=[.$N$1]*[.D30]" office:value-type="float" office:value="-19.689956479342" calcext:value-type="float">
            <text:p>-19.689956479342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20.1914089561595" calcext:value-type="float">
            <text:p>-20.1914089561595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424294135807214" calcext:value-type="float">
            <text:p>0.424294135807214</text:p>
          </table:table-cell>
          <table:table-cell/>
          <table:table-cell table:formula="of:=(MAX([.E29:.E33])-MIN([.E29:.E33]))/2" office:value-type="float" office:value="0.419421361897674" calcext:value-type="float">
            <text:p>0.419421361897674</text:p>
          </table:table-cell>
          <table:table-cell table:number-columns-repeated="2"/>
        </table:table-row>
        <table:table-row table:style-name="ro1">
          <table:table-cell office:value-type="time" office:time-value="PT11H50M36.795S" calcext:value-type="time">
            <text:p>11:50:36.8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1383" calcext:value-type="float">
            <text:p>-2.14E-08</text:p>
          </table:table-cell>
          <table:table-cell table:formula="of:=[.C31]*10^9" office:value-type="float" office:value="-21.383" calcext:value-type="float">
            <text:p>-21.383</text:p>
          </table:table-cell>
          <table:table-cell table:formula="of:=[.$N$1]*[.D31]" office:value-type="float" office:value="-19.9326287537404" calcext:value-type="float">
            <text:p>-19.9326287537404</text:p>
          </table:table-cell>
          <table:table-cell table:number-columns-repeated="9"/>
        </table:table-row>
        <table:table-row table:style-name="ro1">
          <table:table-cell office:value-type="time" office:time-value="PT11H50M37.179S" calcext:value-type="time">
            <text:p>11:50:37.1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193608" calcext:value-type="float">
            <text:p>-2.19E-08</text:p>
          </table:table-cell>
          <table:table-cell table:formula="of:=[.C32]*10^9" office:value-type="float" office:value="-21.93608" calcext:value-type="float">
            <text:p>-21.93608</text:p>
          </table:table-cell>
          <table:table-cell table:formula="of:=[.$N$1]*[.D32]" office:value-type="float" office:value="-20.4481943110111" calcext:value-type="float">
            <text:p>-20.4481943110111</text:p>
          </table:table-cell>
          <table:table-cell table:number-columns-repeated="9"/>
        </table:table-row>
        <table:table-row table:style-name="ro1">
          <table:table-cell office:value-type="time" office:time-value="PT11H50M37.563S" calcext:value-type="time">
            <text:p>11:50:37.5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202255" calcext:value-type="float">
            <text:p>-2.20E-08</text:p>
          </table:table-cell>
          <table:table-cell table:formula="of:=[.C33]*10^9" office:value-type="float" office:value="-22.02255" calcext:value-type="float">
            <text:p>-22.02255</text:p>
          </table:table-cell>
          <table:table-cell table:formula="of:=[.$N$1]*[.D33]" office:value-type="float" office:value="-20.5287992031374" calcext:value-type="float">
            <text:p>-20.5287992031374</text:p>
          </table:table-cell>
          <table:table-cell table:number-columns-repeated="9"/>
        </table:table-row>
        <table:table-row table:style-name="ro1">
          <table:table-cell office:value-type="time" office:time-value="PT11H50M37.947S" calcext:value-type="time">
            <text:p>11:50:37.9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403204" calcext:value-type="float">
            <text:p>-2.40E-08</text:p>
          </table:table-cell>
          <table:table-cell table:formula="of:=[.C34]*10^9" office:value-type="float" office:value="-24.03204" calcext:value-type="float">
            <text:p>-24.03204</text:p>
          </table:table-cell>
          <table:table-cell table:formula="of:=[.$N$1]*[.D34]" office:value-type="float" office:value="-22.4019890340476" calcext:value-type="float">
            <text:p>-22.4019890340476</text:p>
          </table:table-cell>
          <table:table-cell table:number-columns-repeated="9"/>
        </table:table-row>
        <table:table-row table:style-name="ro1">
          <table:table-cell office:value-type="time" office:time-value="PT11H50M38.331S" calcext:value-type="time">
            <text:p>11:50:38.3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382164" calcext:value-type="float">
            <text:p>-2.38E-08</text:p>
          </table:table-cell>
          <table:table-cell table:formula="of:=[.C35]*10^9" office:value-type="float" office:value="-23.82164" calcext:value-type="float">
            <text:p>-23.82164</text:p>
          </table:table-cell>
          <table:table-cell table:formula="of:=[.$N$1]*[.D35]" office:value-type="float" office:value="-22.2058600956486" calcext:value-type="float">
            <text:p>-22.205860095648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22.3896619946874" calcext:value-type="float">
            <text:p>-22.3896619946874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248207709046482" calcext:value-type="float">
            <text:p>0.248207709046482</text:p>
          </table:table-cell>
          <table:table-cell/>
          <table:table-cell table:formula="of:=(MAX([.E34:.E38])-MIN([.E34:.E38]))/2" office:value-type="float" office:value="0.180160836142516" calcext:value-type="float">
            <text:p>0.180160836142516</text:p>
          </table:table-cell>
          <table:table-cell table:number-columns-repeated="2"/>
        </table:table-row>
        <table:table-row table:style-name="ro1">
          <table:table-cell office:value-type="time" office:time-value="PT11H50M38.715S" calcext:value-type="time">
            <text:p>11:50:38.7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420818" calcext:value-type="float">
            <text:p>-2.42E-08</text:p>
          </table:table-cell>
          <table:table-cell table:formula="of:=[.C36]*10^9" office:value-type="float" office:value="-24.20818" calcext:value-type="float">
            <text:p>-24.20818</text:p>
          </table:table-cell>
          <table:table-cell table:formula="of:=[.$N$1]*[.D36]" office:value-type="float" office:value="-22.5661817679336" calcext:value-type="float">
            <text:p>-22.5661817679336</text:p>
          </table:table-cell>
          <table:table-cell table:number-columns-repeated="9"/>
        </table:table-row>
        <table:table-row table:style-name="ro1">
          <table:table-cell office:value-type="time" office:time-value="PT11H50M39.099S" calcext:value-type="time">
            <text:p>11:50:39.1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404053" calcext:value-type="float">
            <text:p>-2.40E-08</text:p>
          </table:table-cell>
          <table:table-cell table:formula="of:=[.C37]*10^9" office:value-type="float" office:value="-24.04053" calcext:value-type="float">
            <text:p>-24.04053</text:p>
          </table:table-cell>
          <table:table-cell table:formula="of:=[.$N$1]*[.D37]" office:value-type="float" office:value="-22.4099031722939" calcext:value-type="float">
            <text:p>-22.4099031722939</text:p>
          </table:table-cell>
          <table:table-cell table:number-columns-repeated="9"/>
        </table:table-row>
        <table:table-row table:style-name="ro1">
          <table:table-cell office:value-type="time" office:time-value="PT11H50M39.482S" calcext:value-type="time">
            <text:p>11:50:39.4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399169" calcext:value-type="float">
            <text:p>-2.40E-08</text:p>
          </table:table-cell>
          <table:table-cell table:formula="of:=[.C38]*10^9" office:value-type="float" office:value="-23.99169" calcext:value-type="float">
            <text:p>-23.99169</text:p>
          </table:table-cell>
          <table:table-cell table:formula="of:=[.$N$1]*[.D38]" office:value-type="float" office:value="-22.3643759035134" calcext:value-type="float">
            <text:p>-22.3643759035134</text:p>
          </table:table-cell>
          <table:table-cell table:number-columns-repeated="9"/>
        </table:table-row>
        <table:table-row table:style-name="ro1">
          <table:table-cell office:value-type="time" office:time-value="PT11H50M39.866S" calcext:value-type="time">
            <text:p>11:50:39.8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58518" calcext:value-type="float">
            <text:p>-2.59E-08</text:p>
          </table:table-cell>
          <table:table-cell table:formula="of:=[.C39]*10^9" office:value-type="float" office:value="-25.8518" calcext:value-type="float">
            <text:p>-25.8518</text:p>
          </table:table-cell>
          <table:table-cell table:formula="of:=[.$N$1]*[.D39]" office:value-type="float" office:value="-24.0983179168474" calcext:value-type="float">
            <text:p>-24.0983179168474</text:p>
          </table:table-cell>
          <table:table-cell table:number-columns-repeated="9"/>
        </table:table-row>
        <table:table-row table:style-name="ro1">
          <table:table-cell office:value-type="time" office:time-value="PT11H50M40.25S" calcext:value-type="time">
            <text:p>11:50:40.2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655127" calcext:value-type="float">
            <text:p>-2.66E-08</text:p>
          </table:table-cell>
          <table:table-cell table:formula="of:=[.C40]*10^9" office:value-type="float" office:value="-26.55127" calcext:value-type="float">
            <text:p>-26.55127</text:p>
          </table:table-cell>
          <table:table-cell table:formula="of:=[.$N$1]*[.D40]" office:value-type="float" office:value="-24.7503440981306" calcext:value-type="float">
            <text:p>-24.750344098130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24.3872725191522" calcext:value-type="float">
            <text:p>-24.3872725191522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363296848510888" calcext:value-type="float">
            <text:p>0.363296848510888</text:p>
          </table:table-cell>
          <table:table-cell/>
          <table:table-cell table:formula="of:=(MAX([.E39:.E43])-MIN([.E39:.E43]))/2" office:value-type="float" office:value="0.326013090641604" calcext:value-type="float">
            <text:p>0.326013090641604</text:p>
          </table:table-cell>
          <table:table-cell table:number-columns-repeated="2"/>
        </table:table-row>
        <table:table-row table:style-name="ro1">
          <table:table-cell office:value-type="time" office:time-value="PT11H50M40.634S" calcext:value-type="time">
            <text:p>11:50:40.6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61037" calcext:value-type="float">
            <text:p>-2.61E-08</text:p>
          </table:table-cell>
          <table:table-cell table:formula="of:=[.C41]*10^9" office:value-type="float" office:value="-26.1037" calcext:value-type="float">
            <text:p>-26.1037</text:p>
          </table:table-cell>
          <table:table-cell table:formula="of:=[.$N$1]*[.D41]" office:value-type="float" office:value="-24.3331319833052" calcext:value-type="float">
            <text:p>-24.3331319833052</text:p>
          </table:table-cell>
          <table:table-cell table:number-columns-repeated="9"/>
        </table:table-row>
        <table:table-row table:style-name="ro1">
          <table:table-cell office:value-type="time" office:time-value="PT11H50M41.018S" calcext:value-type="time">
            <text:p>11:50:41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624455" calcext:value-type="float">
            <text:p>-2.62E-08</text:p>
          </table:table-cell>
          <table:table-cell table:formula="of:=[.C42]*10^9" office:value-type="float" office:value="-26.24455" calcext:value-type="float">
            <text:p>-26.24455</text:p>
          </table:table-cell>
          <table:table-cell table:formula="of:=[.$N$1]*[.D42]" office:value-type="float" office:value="-24.4644283757648" calcext:value-type="float">
            <text:p>-24.4644283757648</text:p>
          </table:table-cell>
          <table:table-cell table:number-columns-repeated="9"/>
        </table:table-row>
        <table:table-row table:style-name="ro1">
          <table:table-cell office:value-type="time" office:time-value="PT11H50M41.402S" calcext:value-type="time">
            <text:p>11:50:41.4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605758" calcext:value-type="float">
            <text:p>-2.61E-08</text:p>
          </table:table-cell>
          <table:table-cell table:formula="of:=[.C43]*10^9" office:value-type="float" office:value="-26.05758" calcext:value-type="float">
            <text:p>-26.05758</text:p>
          </table:table-cell>
          <table:table-cell table:formula="of:=[.$N$1]*[.D43]" office:value-type="float" office:value="-24.2901402217131" calcext:value-type="float">
            <text:p>-24.2901402217131</text:p>
          </table:table-cell>
          <table:table-cell table:number-columns-repeated="9"/>
        </table:table-row>
        <table:table-row table:style-name="ro1">
          <table:table-cell office:value-type="time" office:time-value="PT11H50M41.786S" calcext:value-type="time">
            <text:p>11:50:41.7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757356" calcext:value-type="float">
            <text:p>-2.76E-08</text:p>
          </table:table-cell>
          <table:table-cell table:formula="of:=[.C44]*10^9" office:value-type="float" office:value="-27.57356" calcext:value-type="float">
            <text:p>-27.57356</text:p>
          </table:table-cell>
          <table:table-cell table:formula="of:=[.$N$1]*[.D44]" office:value-type="float" office:value="-25.7032939671228" calcext:value-type="float">
            <text:p>-25.7032939671228</text:p>
          </table:table-cell>
          <table:table-cell table:number-columns-repeated="9"/>
        </table:table-row>
        <table:table-row table:style-name="ro1">
          <table:table-cell office:value-type="time" office:time-value="PT11H50M42.169S" calcext:value-type="time">
            <text:p>11:50:42.1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744466" calcext:value-type="float">
            <text:p>-2.74E-08</text:p>
          </table:table-cell>
          <table:table-cell table:formula="of:=[.C45]*10^9" office:value-type="float" office:value="-27.44466" calcext:value-type="float">
            <text:p>-27.44466</text:p>
          </table:table-cell>
          <table:table-cell table:formula="of:=[.$N$1]*[.D45]" office:value-type="float" office:value="-25.5831370272006" calcext:value-type="float">
            <text:p>-25.583137027200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25.6218482560686" calcext:value-type="float">
            <text:p>-25.6218482560686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22900426002222" calcext:value-type="float">
            <text:p>0.22900426002222</text:p>
          </table:table-cell>
          <table:table-cell/>
          <table:table-cell table:formula="of:=(MAX([.E44:.E48])-MIN([.E44:.E48]))/2" office:value-type="float" office:value="0.100059316766897" calcext:value-type="float">
            <text:p>0.100059316766897</text:p>
          </table:table-cell>
          <table:table-cell table:number-columns-repeated="2"/>
        </table:table-row>
        <table:table-row table:style-name="ro1">
          <table:table-cell office:value-type="time" office:time-value="PT11H50M42.553S" calcext:value-type="time">
            <text:p>11:50:42.5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759419" calcext:value-type="float">
            <text:p>-2.76E-08</text:p>
          </table:table-cell>
          <table:table-cell table:formula="of:=[.C46]*10^9" office:value-type="float" office:value="-27.59419" calcext:value-type="float">
            <text:p>-27.59419</text:p>
          </table:table-cell>
          <table:table-cell table:formula="of:=[.$N$1]*[.D46]" office:value-type="float" office:value="-25.7225246705409" calcext:value-type="float">
            <text:p>-25.7225246705409</text:p>
          </table:table-cell>
          <table:table-cell table:number-columns-repeated="9"/>
        </table:table-row>
        <table:table-row table:style-name="ro1">
          <table:table-cell office:value-type="time" office:time-value="PT11H50M42.937S" calcext:value-type="time">
            <text:p>11:50:42.9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737951" calcext:value-type="float">
            <text:p>-2.74E-08</text:p>
          </table:table-cell>
          <table:table-cell table:formula="of:=[.C47]*10^9" office:value-type="float" office:value="-27.37951" calcext:value-type="float">
            <text:p>-27.37951</text:p>
          </table:table-cell>
          <table:table-cell table:formula="of:=[.$N$1]*[.D47]" office:value-type="float" office:value="-25.5224060370072" calcext:value-type="float">
            <text:p>-25.5224060370072</text:p>
          </table:table-cell>
          <table:table-cell table:number-columns-repeated="9"/>
        </table:table-row>
        <table:table-row table:style-name="ro1">
          <table:table-cell office:value-type="time" office:time-value="PT11H50M43.321S" calcext:value-type="time">
            <text:p>11:50:43.3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743902" calcext:value-type="float">
            <text:p>-2.74E-08</text:p>
          </table:table-cell>
          <table:table-cell table:formula="of:=[.C48]*10^9" office:value-type="float" office:value="-27.43902" calcext:value-type="float">
            <text:p>-27.43902</text:p>
          </table:table-cell>
          <table:table-cell table:formula="of:=[.$N$1]*[.D48]" office:value-type="float" office:value="-25.5778795784716" calcext:value-type="float">
            <text:p>-25.5778795784716</text:p>
          </table:table-cell>
          <table:table-cell table:number-columns-repeated="9"/>
        </table:table-row>
        <table:table-row table:style-name="ro1">
          <table:table-cell office:value-type="time" office:time-value="PT11H50M43.705S" calcext:value-type="time">
            <text:p>11:50:43.7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2898013" calcext:value-type="float">
            <text:p>-2.90E-08</text:p>
          </table:table-cell>
          <table:table-cell table:formula="of:=[.C49]*10^9" office:value-type="float" office:value="-28.98013" calcext:value-type="float">
            <text:p>-28.98013</text:p>
          </table:table-cell>
          <table:table-cell table:formula="of:=[.$N$1]*[.D49]" office:value-type="float" office:value="-27.0144588002215" calcext:value-type="float">
            <text:p>-27.0144588002215</text:p>
          </table:table-cell>
          <table:table-cell table:number-columns-repeated="9"/>
        </table:table-row>
        <table:table-row table:style-name="ro1">
          <table:table-cell office:value-type="time" office:time-value="PT11H50M44.088S" calcext:value-type="time">
            <text:p>11:50:44.0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2898737" calcext:value-type="float">
            <text:p>-2.90E-08</text:p>
          </table:table-cell>
          <table:table-cell table:formula="of:=[.C50]*10^9" office:value-type="float" office:value="-28.98737" calcext:value-type="float">
            <text:p>-28.98737</text:p>
          </table:table-cell>
          <table:table-cell table:formula="of:=[.$N$1]*[.D50]" office:value-type="float" office:value="-27.0212077237672" calcext:value-type="float">
            <text:p>-27.0212077237672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27.1742684624898" calcext:value-type="float">
            <text:p>-27.1742684624898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308003962093678" calcext:value-type="float">
            <text:p>0.308003962093678</text:p>
          </table:table-cell>
          <table:table-cell/>
          <table:table-cell table:formula="of:=(MAX([.E49:.E53])-MIN([.E49:.E53]))/2" office:value-type="float" office:value="0.229235018471503" calcext:value-type="float">
            <text:p>0.229235018471503</text:p>
          </table:table-cell>
          <table:table-cell table:number-columns-repeated="2"/>
        </table:table-row>
        <table:table-row table:style-name="ro1">
          <table:table-cell office:value-type="time" office:time-value="PT11H50M44.471S" calcext:value-type="time">
            <text:p>11:50:44.4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2947196" calcext:value-type="float">
            <text:p>-2.95E-08</text:p>
          </table:table-cell>
          <table:table-cell table:formula="of:=[.C51]*10^9" office:value-type="float" office:value="-29.47196" calcext:value-type="float">
            <text:p>-29.47196</text:p>
          </table:table-cell>
          <table:table-cell table:formula="of:=[.$N$1]*[.D51]" office:value-type="float" office:value="-27.4729288371645" calcext:value-type="float">
            <text:p>-27.4729288371645</text:p>
          </table:table-cell>
          <table:table-cell table:number-columns-repeated="9"/>
        </table:table-row>
        <table:table-row table:style-name="ro1">
          <table:table-cell office:value-type="time" office:time-value="PT11H50M44.855S" calcext:value-type="time">
            <text:p>11:50:44.8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2922902" calcext:value-type="float">
            <text:p>-2.92E-08</text:p>
          </table:table-cell>
          <table:table-cell table:formula="of:=[.C52]*10^9" office:value-type="float" office:value="-29.22902" calcext:value-type="float">
            <text:p>-29.22902</text:p>
          </table:table-cell>
          <table:table-cell table:formula="of:=[.$N$1]*[.D52]" office:value-type="float" office:value="-27.2464670296803" calcext:value-type="float">
            <text:p>-27.2464670296803</text:p>
          </table:table-cell>
          <table:table-cell table:number-columns-repeated="9"/>
        </table:table-row>
        <table:table-row table:style-name="ro1">
          <table:table-cell office:value-type="time" office:time-value="PT11H50M45.239S" calcext:value-type="time">
            <text:p>11:50:45.2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2908936" calcext:value-type="float">
            <text:p>-2.91E-08</text:p>
          </table:table-cell>
          <table:table-cell table:formula="of:=[.C53]*10^9" office:value-type="float" office:value="-29.08936" calcext:value-type="float">
            <text:p>-29.08936</text:p>
          </table:table-cell>
          <table:table-cell table:formula="of:=[.$N$1]*[.D53]" office:value-type="float" office:value="-27.1162799216156" calcext:value-type="float">
            <text:p>-27.1162799216156</text:p>
          </table:table-cell>
          <table:table-cell table:number-columns-repeated="9"/>
        </table:table-row>
        <table:table-row table:style-name="ro1">
          <table:table-cell office:value-type="time" office:time-value="PT11H50M45.625S" calcext:value-type="time">
            <text:p>11:50:45.6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068245" calcext:value-type="float">
            <text:p>-3.07E-08</text:p>
          </table:table-cell>
          <table:table-cell table:formula="of:=[.C54]*10^9" office:value-type="float" office:value="-30.68245" calcext:value-type="float">
            <text:p>-30.68245</text:p>
          </table:table-cell>
          <table:table-cell table:formula="of:=[.$N$1]*[.D54]" office:value-type="float" office:value="-28.6013134314738" calcext:value-type="float">
            <text:p>-28.6013134314738</text:p>
          </table:table-cell>
          <table:table-cell table:number-columns-repeated="9"/>
        </table:table-row>
        <table:table-row table:style-name="ro1">
          <table:table-cell office:value-type="time" office:time-value="PT11H50M46.008S" calcext:value-type="time">
            <text:p>11:50:46.0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055609" calcext:value-type="float">
            <text:p>-3.06E-08</text:p>
          </table:table-cell>
          <table:table-cell table:formula="of:=[.C55]*10^9" office:value-type="float" office:value="-30.55609" calcext:value-type="float">
            <text:p>-30.55609</text:p>
          </table:table-cell>
          <table:table-cell table:formula="of:=[.$N$1]*[.D55]" office:value-type="float" office:value="-28.4835242078231" calcext:value-type="float">
            <text:p>-28.483524207823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28.6978398172686" calcext:value-type="float">
            <text:p>-28.6978398172686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306343152381395" calcext:value-type="float">
            <text:p>0.306343152381395</text:p>
          </table:table-cell>
          <table:table-cell/>
          <table:table-cell table:formula="of:=(MAX([.E54:.E58])-MIN([.E54:.E58]))/2" office:value-type="float" office:value="0.211770780539437" calcext:value-type="float">
            <text:p>0.211770780539437</text:p>
          </table:table-cell>
          <table:table-cell table:number-columns-repeated="2"/>
        </table:table-row>
        <table:table-row table:style-name="ro1">
          <table:table-cell office:value-type="time" office:time-value="PT11H50M46.391S" calcext:value-type="time">
            <text:p>11:50:46.3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089097" calcext:value-type="float">
            <text:p>-3.09E-08</text:p>
          </table:table-cell>
          <table:table-cell table:formula="of:=[.C56]*10^9" office:value-type="float" office:value="-30.89097" calcext:value-type="float">
            <text:p>-30.89097</text:p>
          </table:table-cell>
          <table:table-cell table:formula="of:=[.$N$1]*[.D56]" office:value-type="float" office:value="-28.7956898869632" calcext:value-type="float">
            <text:p>-28.7956898869632</text:p>
          </table:table-cell>
          <table:table-cell table:number-columns-repeated="9"/>
        </table:table-row>
        <table:table-row table:style-name="ro1">
          <table:table-cell office:value-type="time" office:time-value="PT11H50M46.767S" calcext:value-type="time">
            <text:p>11:50:46.7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079004" calcext:value-type="float">
            <text:p>-3.08E-08</text:p>
          </table:table-cell>
          <table:table-cell table:formula="of:=[.C57]*10^9" office:value-type="float" office:value="-30.79004" calcext:value-type="float">
            <text:p>-30.79004</text:p>
          </table:table-cell>
          <table:table-cell table:formula="of:=[.$N$1]*[.D57]" office:value-type="float" office:value="-28.7016057911808" calcext:value-type="float">
            <text:p>-28.7016057911808</text:p>
          </table:table-cell>
          <table:table-cell table:number-columns-repeated="9"/>
        </table:table-row>
        <table:table-row table:style-name="ro1">
          <table:table-cell office:value-type="time" office:time-value="PT11H50M47.143S" calcext:value-type="time">
            <text:p>11:50:47.1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101045" calcext:value-type="float">
            <text:p>-3.10E-08</text:p>
          </table:table-cell>
          <table:table-cell table:formula="of:=[.C58]*10^9" office:value-type="float" office:value="-31.01045" calcext:value-type="float">
            <text:p>-31.01045</text:p>
          </table:table-cell>
          <table:table-cell table:formula="of:=[.$N$1]*[.D58]" office:value-type="float" office:value="-28.907065768902" calcext:value-type="float">
            <text:p>-28.907065768902</text:p>
          </table:table-cell>
          <table:table-cell table:number-columns-repeated="9"/>
        </table:table-row>
        <table:table-row table:style-name="ro1">
          <table:table-cell office:value-type="time" office:time-value="PT11H50M47.528S" calcext:value-type="time">
            <text:p>11:50:47.5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188268" calcext:value-type="float">
            <text:p>-3.19E-08</text:p>
          </table:table-cell>
          <table:table-cell table:formula="of:=[.C59]*10^9" office:value-type="float" office:value="-31.88268" calcext:value-type="float">
            <text:p>-31.88268</text:p>
          </table:table-cell>
          <table:table-cell table:formula="of:=[.$N$1]*[.D59]" office:value-type="float" office:value="-29.7201339435208" calcext:value-type="float">
            <text:p>-29.7201339435208</text:p>
          </table:table-cell>
          <table:table-cell table:number-columns-repeated="9"/>
        </table:table-row>
        <table:table-row table:style-name="ro1">
          <table:table-cell office:value-type="time" office:time-value="PT11H50M47.911S" calcext:value-type="time">
            <text:p>11:50:47.9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209933" calcext:value-type="float">
            <text:p>-3.21E-08</text:p>
          </table:table-cell>
          <table:table-cell table:formula="of:=[.C60]*10^9" office:value-type="float" office:value="-32.09933" calcext:value-type="float">
            <text:p>-32.09933</text:p>
          </table:table-cell>
          <table:table-cell table:formula="of:=[.$N$1]*[.D60]" office:value-type="float" office:value="-29.9220889554227" calcext:value-type="float">
            <text:p>-29.9220889554227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29.9616782900891" calcext:value-type="float">
            <text:p>-29.9616782900891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355417259826724" calcext:value-type="float">
            <text:p>0.355417259826724</text:p>
          </table:table-cell>
          <table:table-cell/>
          <table:table-cell table:formula="of:=(MAX([.E59:.E63])-MIN([.E59:.E63]))/2" office:value-type="float" office:value="0.276649935066882" calcext:value-type="float">
            <text:p>0.276649935066882</text:p>
          </table:table-cell>
          <table:table-cell table:number-columns-repeated="2"/>
        </table:table-row>
        <table:table-row table:style-name="ro1">
          <table:table-cell office:value-type="time" office:time-value="PT11H50M48.294S" calcext:value-type="time">
            <text:p>11:50:48.2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189124" calcext:value-type="float">
            <text:p>-3.19E-08</text:p>
          </table:table-cell>
          <table:table-cell table:formula="of:=[.C61]*10^9" office:value-type="float" office:value="-31.89124" calcext:value-type="float">
            <text:p>-31.89124</text:p>
          </table:table-cell>
          <table:table-cell table:formula="of:=[.$N$1]*[.D61]" office:value-type="float" office:value="-29.7281133337903" calcext:value-type="float">
            <text:p>-29.7281133337903</text:p>
          </table:table-cell>
          <table:table-cell table:number-columns-repeated="9"/>
        </table:table-row>
        <table:table-row table:style-name="ro1">
          <table:table-cell office:value-type="time" office:time-value="PT11H50M48.678S" calcext:value-type="time">
            <text:p>11:50:48.6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235951" calcext:value-type="float">
            <text:p>-3.24E-08</text:p>
          </table:table-cell>
          <table:table-cell table:formula="of:=[.C62]*10^9" office:value-type="float" office:value="-32.35951" calcext:value-type="float">
            <text:p>-32.35951</text:p>
          </table:table-cell>
          <table:table-cell table:formula="of:=[.$N$1]*[.D62]" office:value-type="float" office:value="-30.164621404057" calcext:value-type="float">
            <text:p>-30.164621404057</text:p>
          </table:table-cell>
          <table:table-cell table:number-columns-repeated="9"/>
        </table:table-row>
        <table:table-row table:style-name="ro1">
          <table:table-cell office:value-type="time" office:time-value="PT11H50M49.062S" calcext:value-type="time">
            <text:p>11:50:49.0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247624" calcext:value-type="float">
            <text:p>-3.25E-08</text:p>
          </table:table-cell>
          <table:table-cell table:formula="of:=[.C63]*10^9" office:value-type="float" office:value="-32.47624" calcext:value-type="float">
            <text:p>-32.47624</text:p>
          </table:table-cell>
          <table:table-cell table:formula="of:=[.$N$1]*[.D63]" office:value-type="float" office:value="-30.2734338136546" calcext:value-type="float">
            <text:p>-30.2734338136546</text:p>
          </table:table-cell>
          <table:table-cell table:number-columns-repeated="9"/>
        </table:table-row>
        <table:table-row table:style-name="ro1">
          <table:table-cell office:value-type="time" office:time-value="PT11H50M49.445S" calcext:value-type="time">
            <text:p>11:50:49.4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357025" calcext:value-type="float">
            <text:p>-3.36E-08</text:p>
          </table:table-cell>
          <table:table-cell table:formula="of:=[.C64]*10^9" office:value-type="float" office:value="-33.57025" calcext:value-type="float">
            <text:p>-33.57025</text:p>
          </table:table-cell>
          <table:table-cell table:formula="of:=[.$N$1]*[.D64]" office:value-type="float" office:value="-31.2932390413064" calcext:value-type="float">
            <text:p>-31.2932390413064</text:p>
          </table:table-cell>
          <table:table-cell table:number-columns-repeated="9"/>
        </table:table-row>
        <table:table-row table:style-name="ro1">
          <table:table-cell office:value-type="time" office:time-value="PT11H50M49.82S" calcext:value-type="time">
            <text:p>11:50:49.8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346152" calcext:value-type="float">
            <text:p>-3.35E-08</text:p>
          </table:table-cell>
          <table:table-cell table:formula="of:=[.C65]*10^9" office:value-type="float" office:value="-33.46152" calcext:value-type="float">
            <text:p>-33.46152</text:p>
          </table:table-cell>
          <table:table-cell table:formula="of:=[.$N$1]*[.D65]" office:value-type="float" office:value="-31.1918840057925" calcext:value-type="float">
            <text:p>-31.1918840057925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31.144570695919" calcext:value-type="float">
            <text:p>-31.144570695919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284850013992678" calcext:value-type="float">
            <text:p>0.284850013992678</text:p>
          </table:table-cell>
          <table:table-cell/>
          <table:table-cell table:formula="of:=(MAX([.E64:.E68])-MIN([.E64:.E68]))/2" office:value-type="float" office:value="0.137826255641603" calcext:value-type="float">
            <text:p>0.137826255641603</text:p>
          </table:table-cell>
          <table:table-cell table:number-columns-repeated="2"/>
        </table:table-row>
        <table:table-row table:style-name="ro1">
          <table:table-cell office:value-type="time" office:time-value="PT11H50M50.189S" calcext:value-type="time">
            <text:p>11:50:50.1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344643" calcext:value-type="float">
            <text:p>-3.34E-08</text:p>
          </table:table-cell>
          <table:table-cell table:formula="of:=[.C66]*10^9" office:value-type="float" office:value="-33.44643" calcext:value-type="float">
            <text:p>-33.44643</text:p>
          </table:table-cell>
          <table:table-cell table:formula="of:=[.$N$1]*[.D66]" office:value-type="float" office:value="-31.1778175339273" calcext:value-type="float">
            <text:p>-31.1778175339273</text:p>
          </table:table-cell>
          <table:table-cell table:number-columns-repeated="9"/>
        </table:table-row>
        <table:table-row table:style-name="ro1">
          <table:table-cell office:value-type="time" office:time-value="PT11H50M50.565S" calcext:value-type="time">
            <text:p>11:50:50.5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330108" calcext:value-type="float">
            <text:p>-3.33E-08</text:p>
          </table:table-cell>
          <table:table-cell table:formula="of:=[.C67]*10^9" office:value-type="float" office:value="-33.30108" calcext:value-type="float">
            <text:p>-33.30108</text:p>
          </table:table-cell>
          <table:table-cell table:formula="of:=[.$N$1]*[.D67]" office:value-type="float" office:value="-31.0423263685456" calcext:value-type="float">
            <text:p>-31.0423263685456</text:p>
          </table:table-cell>
          <table:table-cell table:number-columns-repeated="9"/>
        </table:table-row>
        <table:table-row table:style-name="ro1">
          <table:table-cell office:value-type="time" office:time-value="PT11H50M50.949S" calcext:value-type="time">
            <text:p>11:50:50.9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327454" calcext:value-type="float">
            <text:p>-3.33E-08</text:p>
          </table:table-cell>
          <table:table-cell table:formula="of:=[.C68]*10^9" office:value-type="float" office:value="-33.27454" calcext:value-type="float">
            <text:p>-33.27454</text:p>
          </table:table-cell>
          <table:table-cell table:formula="of:=[.$N$1]*[.D68]" office:value-type="float" office:value="-31.0175865300232" calcext:value-type="float">
            <text:p>-31.0175865300232</text:p>
          </table:table-cell>
          <table:table-cell table:number-columns-repeated="9"/>
        </table:table-row>
        <table:table-row table:style-name="ro1">
          <table:table-cell office:value-type="time" office:time-value="PT11H50M51.332S" calcext:value-type="time">
            <text:p>11:50:51.3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459057" calcext:value-type="float">
            <text:p>-3.46E-08</text:p>
          </table:table-cell>
          <table:table-cell table:formula="of:=[.C69]*10^9" office:value-type="float" office:value="-34.59057" calcext:value-type="float">
            <text:p>-34.59057</text:p>
          </table:table-cell>
          <table:table-cell table:formula="of:=[.$N$1]*[.D69]" office:value-type="float" office:value="-32.2443525319306" calcext:value-type="float">
            <text:p>-32.2443525319306</text:p>
          </table:table-cell>
          <table:table-cell table:number-columns-repeated="9"/>
        </table:table-row>
        <table:table-row table:style-name="ro1">
          <table:table-cell office:value-type="time" office:time-value="PT11H50M51.715S" calcext:value-type="time">
            <text:p>11:50:51.7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457086" calcext:value-type="float">
            <text:p>-3.46E-08</text:p>
          </table:table-cell>
          <table:table-cell table:formula="of:=[.C70]*10^9" office:value-type="float" office:value="-34.57086" calcext:value-type="float">
            <text:p>-34.57086</text:p>
          </table:table-cell>
          <table:table-cell table:formula="of:=[.$N$1]*[.D70]" office:value-type="float" office:value="-32.2259794265321" calcext:value-type="float">
            <text:p>-32.2259794265321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32.3250431838588" calcext:value-type="float">
            <text:p>-32.3250431838588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282413801344359" calcext:value-type="float">
            <text:p>0.282413801344359</text:p>
          </table:table-cell>
          <table:table-cell/>
          <table:table-cell table:formula="of:=(MAX([.E69:.E73])-MIN([.E69:.E73]))/2" office:value-type="float" office:value="0.107982776730733" calcext:value-type="float">
            <text:p>0.107982776730733</text:p>
          </table:table-cell>
          <table:table-cell table:number-columns-repeated="2"/>
        </table:table-row>
        <table:table-row table:style-name="ro1">
          <table:table-cell office:value-type="time" office:time-value="PT11H50M52.099S" calcext:value-type="time">
            <text:p>11:50:52.1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466015" calcext:value-type="float">
            <text:p>-3.47E-08</text:p>
          </table:table-cell>
          <table:table-cell table:formula="of:=[.C71]*10^9" office:value-type="float" office:value="-34.66015" calcext:value-type="float">
            <text:p>-34.66015</text:p>
          </table:table-cell>
          <table:table-cell table:formula="of:=[.$N$1]*[.D71]" office:value-type="float" office:value="-32.3092130430228" calcext:value-type="float">
            <text:p>-32.3092130430228</text:p>
          </table:table-cell>
          <table:table-cell table:number-columns-repeated="9"/>
        </table:table-row>
        <table:table-row table:style-name="ro1">
          <table:table-cell office:value-type="time" office:time-value="PT11H50M52.483S" calcext:value-type="time">
            <text:p>11:50:52.4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476154" calcext:value-type="float">
            <text:p>-3.48E-08</text:p>
          </table:table-cell>
          <table:table-cell table:formula="of:=[.C72]*10^9" office:value-type="float" office:value="-34.76154" calcext:value-type="float">
            <text:p>-34.76154</text:p>
          </table:table-cell>
          <table:table-cell table:formula="of:=[.$N$1]*[.D72]" office:value-type="float" office:value="-32.403725937815" calcext:value-type="float">
            <text:p>-32.403725937815</text:p>
          </table:table-cell>
          <table:table-cell table:number-columns-repeated="9"/>
        </table:table-row>
        <table:table-row table:style-name="ro1">
          <table:table-cell office:value-type="time" office:time-value="PT11H50M52.867S" calcext:value-type="time">
            <text:p>11:50:52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480254" calcext:value-type="float">
            <text:p>-3.48E-08</text:p>
          </table:table-cell>
          <table:table-cell table:formula="of:=[.C73]*10^9" office:value-type="float" office:value="-34.80254" calcext:value-type="float">
            <text:p>-34.80254</text:p>
          </table:table-cell>
          <table:table-cell table:formula="of:=[.$N$1]*[.D73]" office:value-type="float" office:value="-32.4419449799935" calcext:value-type="float">
            <text:p>-32.4419449799935</text:p>
          </table:table-cell>
          <table:table-cell table:number-columns-repeated="9"/>
        </table:table-row>
        <table:table-row table:style-name="ro1">
          <table:table-cell office:value-type="time" office:time-value="PT11H50M53.251S" calcext:value-type="time">
            <text:p>11:50:53.2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584875" calcext:value-type="float">
            <text:p>-3.58E-08</text:p>
          </table:table-cell>
          <table:table-cell table:formula="of:=[.C74]*10^9" office:value-type="float" office:value="-35.84875" calcext:value-type="float">
            <text:p>-35.84875</text:p>
          </table:table-cell>
          <table:table-cell table:formula="of:=[.$N$1]*[.D74]" office:value-type="float" office:value="-33.4171923974958" calcext:value-type="float">
            <text:p>-33.4171923974958</text:p>
          </table:table-cell>
          <table:table-cell table:number-columns-repeated="9"/>
        </table:table-row>
        <table:table-row table:style-name="ro1">
          <table:table-cell office:value-type="time" office:time-value="PT11H50M53.627S" calcext:value-type="time">
            <text:p>11:50:53.6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586358" calcext:value-type="float">
            <text:p>-3.59E-08</text:p>
          </table:table-cell>
          <table:table-cell table:formula="of:=[.C75]*10^9" office:value-type="float" office:value="-35.86358" calcext:value-type="float">
            <text:p>-35.86358</text:p>
          </table:table-cell>
          <table:table-cell table:formula="of:=[.$N$1]*[.D75]" office:value-type="float" office:value="-33.4310165047033" calcext:value-type="float">
            <text:p>-33.4310165047033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33.4678801691421" calcext:value-type="float">
            <text:p>-33.467880169142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336941511586885" calcext:value-type="float">
            <text:p>0.336941511586885</text:p>
          </table:table-cell>
          <table:table-cell/>
          <table:table-cell table:formula="of:=(MAX([.E74:.E78])-MIN([.E74:.E78]))/2" office:value-type="float" office:value="0.211565702752136" calcext:value-type="float">
            <text:p>0.211565702752136</text:p>
          </table:table-cell>
          <table:table-cell table:number-columns-repeated="2"/>
        </table:table-row>
        <table:table-row table:style-name="ro1">
          <table:table-cell office:value-type="time" office:time-value="PT11H50M54.003S" calcext:value-type="time">
            <text:p>11:50:54.0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575633" calcext:value-type="float">
            <text:p>-3.58E-08</text:p>
          </table:table-cell>
          <table:table-cell table:formula="of:=[.C76]*10^9" office:value-type="float" office:value="-35.75633" calcext:value-type="float">
            <text:p>-35.75633</text:p>
          </table:table-cell>
          <table:table-cell table:formula="of:=[.$N$1]*[.D76]" office:value-type="float" office:value="-33.3310410833948" calcext:value-type="float">
            <text:p>-33.3310410833948</text:p>
          </table:table-cell>
          <table:table-cell table:number-columns-repeated="9"/>
        </table:table-row>
        <table:table-row table:style-name="ro1">
          <table:table-cell office:value-type="time" office:time-value="PT11H50M54.388S" calcext:value-type="time">
            <text:p>11:50:54.3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583672" calcext:value-type="float">
            <text:p>-3.58E-08</text:p>
          </table:table-cell>
          <table:table-cell table:formula="of:=[.C77]*10^9" office:value-type="float" office:value="-35.83672" calcext:value-type="float">
            <text:p>-35.83672</text:p>
          </table:table-cell>
          <table:table-cell table:formula="of:=[.$N$1]*[.D77]" office:value-type="float" office:value="-33.4059783712176" calcext:value-type="float">
            <text:p>-33.4059783712176</text:p>
          </table:table-cell>
          <table:table-cell table:number-columns-repeated="9"/>
        </table:table-row>
        <table:table-row table:style-name="ro1">
          <table:table-cell office:value-type="time" office:time-value="PT11H50M54.771S" calcext:value-type="time">
            <text:p>11:50:54.7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621025" calcext:value-type="float">
            <text:p>-3.62E-08</text:p>
          </table:table-cell>
          <table:table-cell table:formula="of:=[.C78]*10^9" office:value-type="float" office:value="-36.21025" calcext:value-type="float">
            <text:p>-36.21025</text:p>
          </table:table-cell>
          <table:table-cell table:formula="of:=[.$N$1]*[.D78]" office:value-type="float" office:value="-33.7541724888991" calcext:value-type="float">
            <text:p>-33.7541724888991</text:p>
          </table:table-cell>
          <table:table-cell table:number-columns-repeated="9"/>
        </table:table-row>
        <table:table-row table:style-name="ro1">
          <table:table-cell office:value-type="time" office:time-value="PT11H50M55.154S" calcext:value-type="time">
            <text:p>11:50:55.1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715758" calcext:value-type="float">
            <text:p>-3.72E-08</text:p>
          </table:table-cell>
          <table:table-cell table:formula="of:=[.C79]*10^9" office:value-type="float" office:value="-37.15758" calcext:value-type="float">
            <text:p>-37.15758</text:p>
          </table:table-cell>
          <table:table-cell table:formula="of:=[.$N$1]*[.D79]" office:value-type="float" office:value="-34.6372467627279" calcext:value-type="float">
            <text:p>-34.6372467627279</text:p>
          </table:table-cell>
          <table:table-cell table:number-columns-repeated="9"/>
        </table:table-row>
        <table:table-row table:style-name="ro1">
          <table:table-cell office:value-type="time" office:time-value="PT11H50M55.538S" calcext:value-type="time">
            <text:p>11:50:55.5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712604" calcext:value-type="float">
            <text:p>-3.71E-08</text:p>
          </table:table-cell>
          <table:table-cell table:formula="of:=[.C80]*10^9" office:value-type="float" office:value="-37.12604" calcext:value-type="float">
            <text:p>-37.12604</text:p>
          </table:table-cell>
          <table:table-cell table:formula="of:=[.$N$1]*[.D80]" office:value-type="float" office:value="-34.6078460654033" calcext:value-type="float">
            <text:p>-34.6078460654033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34.6321384614806" calcext:value-type="float">
            <text:p>-34.6321384614806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287602015922947" calcext:value-type="float">
            <text:p>0.287602015922947</text:p>
          </table:table-cell>
          <table:table-cell/>
          <table:table-cell table:formula="of:=(MAX([.E79:.E83])-MIN([.E79:.E83]))/2" office:value-type="float" office:value="0.0567273124822947" calcext:value-type="float">
            <text:p>0.056727312482295</text:p>
          </table:table-cell>
          <table:table-cell table:number-columns-repeated="2"/>
        </table:table-row>
        <table:table-row table:style-name="ro1">
          <table:table-cell office:value-type="time" office:time-value="PT11H50M55.922S" calcext:value-type="time">
            <text:p>11:50:55.9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72142" calcext:value-type="float">
            <text:p>-3.72E-08</text:p>
          </table:table-cell>
          <table:table-cell table:formula="of:=[.C81]*10^9" office:value-type="float" office:value="-37.2142" calcext:value-type="float">
            <text:p>-37.2142</text:p>
          </table:table-cell>
          <table:table-cell table:formula="of:=[.$N$1]*[.D81]" office:value-type="float" office:value="-34.6900263278047" calcext:value-type="float">
            <text:p>-34.6900263278047</text:p>
          </table:table-cell>
          <table:table-cell table:number-columns-repeated="9"/>
        </table:table-row>
        <table:table-row table:style-name="ro1">
          <table:table-cell office:value-type="time" office:time-value="PT11H50M56.306S" calcext:value-type="time">
            <text:p>11:50:56.3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709249" calcext:value-type="float">
            <text:p>-3.71E-08</text:p>
          </table:table-cell>
          <table:table-cell table:formula="of:=[.C82]*10^9" office:value-type="float" office:value="-37.09249" calcext:value-type="float">
            <text:p>-37.09249</text:p>
          </table:table-cell>
          <table:table-cell table:formula="of:=[.$N$1]*[.D82]" office:value-type="float" office:value="-34.5765717028401" calcext:value-type="float">
            <text:p>-34.5765717028401</text:p>
          </table:table-cell>
          <table:table-cell table:number-columns-repeated="9"/>
        </table:table-row>
        <table:table-row table:style-name="ro1">
          <table:table-cell office:value-type="time" office:time-value="PT11H50M56.69S" calcext:value-type="time">
            <text:p>11:50:56.6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717019" calcext:value-type="float">
            <text:p>-3.72E-08</text:p>
          </table:table-cell>
          <table:table-cell table:formula="of:=[.C83]*10^9" office:value-type="float" office:value="-37.17019" calcext:value-type="float">
            <text:p>-37.17019</text:p>
          </table:table-cell>
          <table:table-cell table:formula="of:=[.$N$1]*[.D83]" office:value-type="float" office:value="-34.6490014486272" calcext:value-type="float">
            <text:p>-34.6490014486272</text:p>
          </table:table-cell>
          <table:table-cell table:number-columns-repeated="9"/>
        </table:table-row>
        <table:table-row table:style-name="ro1">
          <table:table-cell office:value-type="time" office:time-value="PT11H50M57.075S" calcext:value-type="time">
            <text:p>11:50:57.0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3798898" calcext:value-type="float">
            <text:p>-3.80E-08</text:p>
          </table:table-cell>
          <table:table-cell table:formula="of:=[.C84]*10^9" office:value-type="float" office:value="-37.98898" calcext:value-type="float">
            <text:p>-37.98898</text:p>
          </table:table-cell>
          <table:table-cell table:formula="of:=[.$N$1]*[.D84]" office:value-type="float" office:value="-35.4122543643675" calcext:value-type="float">
            <text:p>-35.4122543643675</text:p>
          </table:table-cell>
          <table:table-cell table:number-columns-repeated="9"/>
        </table:table-row>
        <table:table-row table:style-name="ro1">
          <table:table-cell office:value-type="time" office:time-value="PT11H50M57.457S" calcext:value-type="time">
            <text:p>11:50:57.4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3818438" calcext:value-type="float">
            <text:p>-3.82E-08</text:p>
          </table:table-cell>
          <table:table-cell table:formula="of:=[.C85]*10^9" office:value-type="float" office:value="-38.18438" calcext:value-type="float">
            <text:p>-38.18438</text:p>
          </table:table-cell>
          <table:table-cell table:formula="of:=[.$N$1]*[.D85]" office:value-type="float" office:value="-35.5944007263598" calcext:value-type="float">
            <text:p>-35.5944007263598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35.5362686310345" calcext:value-type="float">
            <text:p>-35.5362686310345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30508187367919" calcext:value-type="float">
            <text:p>0.30508187367919</text:p>
          </table:table-cell>
          <table:table-cell/>
          <table:table-cell table:formula="of:=(MAX([.E84:.E88])-MIN([.E84:.E88]))/2" office:value-type="float" office:value="0.101369018090331" calcext:value-type="float">
            <text:p>0.101369018090331</text:p>
          </table:table-cell>
          <table:table-cell table:number-columns-repeated="2"/>
        </table:table-row>
        <table:table-row table:style-name="ro1">
          <table:table-cell office:value-type="time" office:time-value="PT11H50M57.833S" calcext:value-type="time">
            <text:p>11:50:57.8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3820647" calcext:value-type="float">
            <text:p>-3.82E-08</text:p>
          </table:table-cell>
          <table:table-cell table:formula="of:=[.C86]*10^9" office:value-type="float" office:value="-38.20647" calcext:value-type="float">
            <text:p>-38.20647</text:p>
          </table:table-cell>
          <table:table-cell table:formula="of:=[.$N$1]*[.D86]" office:value-type="float" office:value="-35.6149924005482" calcext:value-type="float">
            <text:p>-35.6149924005482</text:p>
          </table:table-cell>
          <table:table-cell table:number-columns-repeated="9"/>
        </table:table-row>
        <table:table-row table:style-name="ro1">
          <table:table-cell office:value-type="time" office:time-value="PT11H50M58.209S" calcext:value-type="time">
            <text:p>11:50:58.2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381342" calcext:value-type="float">
            <text:p>-3.81E-08</text:p>
          </table:table-cell>
          <table:table-cell table:formula="of:=[.C87]*10^9" office:value-type="float" office:value="-38.1342" calcext:value-type="float">
            <text:p>-38.1342</text:p>
          </table:table-cell>
          <table:table-cell table:formula="of:=[.$N$1]*[.D87]" office:value-type="float" office:value="-35.5476243474203" calcext:value-type="float">
            <text:p>-35.5476243474203</text:p>
          </table:table-cell>
          <table:table-cell table:number-columns-repeated="9"/>
        </table:table-row>
        <table:table-row table:style-name="ro1">
          <table:table-cell office:value-type="time" office:time-value="PT11H50M58.593S" calcext:value-type="time">
            <text:p>11:50:58.5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3809606" calcext:value-type="float">
            <text:p>-3.81E-08</text:p>
          </table:table-cell>
          <table:table-cell table:formula="of:=[.C88]*10^9" office:value-type="float" office:value="-38.09606" calcext:value-type="float">
            <text:p>-38.09606</text:p>
          </table:table-cell>
          <table:table-cell table:formula="of:=[.$N$1]*[.D88]" office:value-type="float" office:value="-35.5120713164767" calcext:value-type="float">
            <text:p>-35.5120713164767</text:p>
          </table:table-cell>
          <table:table-cell table:number-columns-repeated="9"/>
        </table:table-row>
        <table:table-row table:style-name="ro1">
          <table:table-cell office:value-type="time" office:time-value="PT11H50M58.978S" calcext:value-type="time">
            <text:p>11:50:58.9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3916652" calcext:value-type="float">
            <text:p>-3.92E-08</text:p>
          </table:table-cell>
          <table:table-cell table:formula="of:=[.C89]*10^9" office:value-type="float" office:value="-39.16652" calcext:value-type="float">
            <text:p>-39.16652</text:p>
          </table:table-cell>
          <table:table-cell table:formula="of:=[.$N$1]*[.D89]" office:value-type="float" office:value="-36.5099238991699" calcext:value-type="float">
            <text:p>-36.5099238991699</text:p>
          </table:table-cell>
          <table:table-cell table:number-columns-repeated="9"/>
        </table:table-row>
        <table:table-row table:style-name="ro1">
          <table:table-cell office:value-type="time" office:time-value="PT11H50M59.361S" calcext:value-type="time">
            <text:p>11:50:59.3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3905302" calcext:value-type="float">
            <text:p>-3.91E-08</text:p>
          </table:table-cell>
          <table:table-cell table:formula="of:=[.C90]*10^9" office:value-type="float" office:value="-39.05302" calcext:value-type="float">
            <text:p>-39.05302</text:p>
          </table:table-cell>
          <table:table-cell table:formula="of:=[.$N$1]*[.D90]" office:value-type="float" office:value="-36.4041224043586" calcext:value-type="float">
            <text:p>-36.4041224043586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36.4816063854309" calcext:value-type="float">
            <text:p>-36.4816063854309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305190410464944" calcext:value-type="float">
            <text:p>0.305190410464944</text:p>
          </table:table-cell>
          <table:table-cell/>
          <table:table-cell table:formula="of:=(MAX([.E89:.E93])-MIN([.E89:.E93]))/2" office:value-type="float" office:value="0.0716327389319211" calcext:value-type="float">
            <text:p>0.071632738931921</text:p>
          </table:table-cell>
          <table:table-cell table:number-columns-repeated="2"/>
        </table:table-row>
        <table:table-row table:style-name="ro1">
          <table:table-cell office:value-type="time" office:time-value="PT11H50M59.744S" calcext:value-type="time">
            <text:p>11:50:59.7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3917042" calcext:value-type="float">
            <text:p>-3.92E-08</text:p>
          </table:table-cell>
          <table:table-cell table:formula="of:=[.C91]*10^9" office:value-type="float" office:value="-39.17042" calcext:value-type="float">
            <text:p>-39.17042</text:p>
          </table:table-cell>
          <table:table-cell table:formula="of:=[.$N$1]*[.D91]" office:value-type="float" office:value="-36.5135593690357" calcext:value-type="float">
            <text:p>-36.5135593690357</text:p>
          </table:table-cell>
          <table:table-cell table:number-columns-repeated="9"/>
        </table:table-row>
        <table:table-row table:style-name="ro1">
          <table:table-cell office:value-type="time" office:time-value="PT11H51M00.128S" calcext:value-type="time">
            <text:p>11:51:00.1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3908404" calcext:value-type="float">
            <text:p>-3.91E-08</text:p>
          </table:table-cell>
          <table:table-cell table:formula="of:=[.C92]*10^9" office:value-type="float" office:value="-39.08404" calcext:value-type="float">
            <text:p>-39.08404</text:p>
          </table:table-cell>
          <table:table-cell table:formula="of:=[.$N$1]*[.D92]" office:value-type="float" office:value="-36.4330383723679" calcext:value-type="float">
            <text:p>-36.4330383723679</text:p>
          </table:table-cell>
          <table:table-cell table:number-columns-repeated="9"/>
        </table:table-row>
        <table:table-row table:style-name="ro1">
          <table:table-cell office:value-type="time" office:time-value="PT11H51M00.512S" calcext:value-type="time">
            <text:p>11:51:00.5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3920671" calcext:value-type="float">
            <text:p>-3.92E-08</text:p>
          </table:table-cell>
          <table:table-cell table:formula="of:=[.C93]*10^9" office:value-type="float" office:value="-39.20671" calcext:value-type="float">
            <text:p>-39.20671</text:p>
          </table:table-cell>
          <table:table-cell table:formula="of:=[.$N$1]*[.D93]" office:value-type="float" office:value="-36.5473878822225" calcext:value-type="float">
            <text:p>-36.5473878822225</text:p>
          </table:table-cell>
          <table:table-cell table:number-columns-repeated="9"/>
        </table:table-row>
        <table:table-row table:style-name="ro1">
          <table:table-cell office:value-type="time" office:time-value="PT11H51M00.896S" calcext:value-type="time">
            <text:p>11:51:00.9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01964" calcext:value-type="float">
            <text:p>-4.02E-08</text:p>
          </table:table-cell>
          <table:table-cell table:formula="of:=[.C94]*10^9" office:value-type="float" office:value="-40.1964" calcext:value-type="float">
            <text:p>-40.1964</text:p>
          </table:table-cell>
          <table:table-cell table:formula="of:=[.$N$1]*[.D94]" office:value-type="float" office:value="-37.469948951824" calcext:value-type="float">
            <text:p>-37.469948951824</text:p>
          </table:table-cell>
          <table:table-cell table:number-columns-repeated="9"/>
        </table:table-row>
        <table:table-row table:style-name="ro1">
          <table:table-cell office:value-type="time" office:time-value="PT11H51M01.28S" calcext:value-type="time">
            <text:p>11:51:01.2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02457" calcext:value-type="float">
            <text:p>-4.02E-08</text:p>
          </table:table-cell>
          <table:table-cell table:formula="of:=[.C95]*10^9" office:value-type="float" office:value="-40.2457" calcext:value-type="float">
            <text:p>-40.2457</text:p>
          </table:table-cell>
          <table:table-cell table:formula="of:=[.$N$1]*[.D95]" office:value-type="float" office:value="-37.5159050196143" calcext:value-type="float">
            <text:p>-37.5159050196143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37.4649338677528" calcext:value-type="float">
            <text:p>-37.4649338677528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30768557646719" calcext:value-type="float">
            <text:p>0.30768557646719</text:p>
          </table:table-cell>
          <table:table-cell/>
          <table:table-cell table:formula="of:=(MAX([.E94:.E98])-MIN([.E94:.E98]))/2" office:value-type="float" office:value="0.0362661423403736" calcext:value-type="float">
            <text:p>0.036266142340374</text:p>
          </table:table-cell>
          <table:table-cell table:number-columns-repeated="2"/>
        </table:table-row>
        <table:table-row table:style-name="ro1">
          <table:table-cell office:value-type="time" office:time-value="PT11H51M01.663S" calcext:value-type="time">
            <text:p>11:51:01.6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017356" calcext:value-type="float">
            <text:p>-4.02E-08</text:p>
          </table:table-cell>
          <table:table-cell table:formula="of:=[.C96]*10^9" office:value-type="float" office:value="-40.17356" calcext:value-type="float">
            <text:p>-40.17356</text:p>
          </table:table-cell>
          <table:table-cell table:formula="of:=[.$N$1]*[.D96]" office:value-type="float" office:value="-37.4486581488153" calcext:value-type="float">
            <text:p>-37.4486581488153</text:p>
          </table:table-cell>
          <table:table-cell table:number-columns-repeated="9"/>
        </table:table-row>
        <table:table-row table:style-name="ro1">
          <table:table-cell office:value-type="time" office:time-value="PT11H51M02.047S" calcext:value-type="time">
            <text:p>11:51:02.0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017155" calcext:value-type="float">
            <text:p>-4.02E-08</text:p>
          </table:table-cell>
          <table:table-cell table:formula="of:=[.C97]*10^9" office:value-type="float" office:value="-40.17155" calcext:value-type="float">
            <text:p>-40.17155</text:p>
          </table:table-cell>
          <table:table-cell table:formula="of:=[.$N$1]*[.D97]" office:value-type="float" office:value="-37.4467844835768" calcext:value-type="float">
            <text:p>-37.4467844835768</text:p>
          </table:table-cell>
          <table:table-cell table:number-columns-repeated="9"/>
        </table:table-row>
        <table:table-row table:style-name="ro1">
          <table:table-cell office:value-type="time" office:time-value="PT11H51M02.423S" calcext:value-type="time">
            <text:p>11:51:02.4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016789" calcext:value-type="float">
            <text:p>-4.02E-08</text:p>
          </table:table-cell>
          <table:table-cell table:formula="of:=[.C98]*10^9" office:value-type="float" office:value="-40.16789" calcext:value-type="float">
            <text:p>-40.16789</text:p>
          </table:table-cell>
          <table:table-cell table:formula="of:=[.$N$1]*[.D98]" office:value-type="float" office:value="-37.4433727349335" calcext:value-type="float">
            <text:p>-37.4433727349335</text:p>
          </table:table-cell>
          <table:table-cell table:number-columns-repeated="9"/>
        </table:table-row>
        <table:table-row table:style-name="ro1">
          <table:table-cell office:value-type="time" office:time-value="PT11H51M02.8S" calcext:value-type="time">
            <text:p>11:51:02.8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087295" calcext:value-type="float">
            <text:p>-4.09E-08</text:p>
          </table:table-cell>
          <table:table-cell table:formula="of:=[.C99]*10^9" office:value-type="float" office:value="-40.87295" calcext:value-type="float">
            <text:p>-40.87295</text:p>
          </table:table-cell>
          <table:table-cell table:formula="of:=[.$N$1]*[.D99]" office:value-type="float" office:value="-38.1006097563576" calcext:value-type="float">
            <text:p>-38.1006097563576</text:p>
          </table:table-cell>
          <table:table-cell table:number-columns-repeated="9"/>
        </table:table-row>
        <table:table-row table:style-name="ro1">
          <table:table-cell office:value-type="time" office:time-value="PT11H51M03.184S" calcext:value-type="time">
            <text:p>11:51:03.1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088518" calcext:value-type="float">
            <text:p>-4.09E-08</text:p>
          </table:table-cell>
          <table:table-cell table:formula="of:=[.C100]*10^9" office:value-type="float" office:value="-40.88518" calcext:value-type="float">
            <text:p>-40.88518</text:p>
          </table:table-cell>
          <table:table-cell table:formula="of:=[.$N$1]*[.D100]" office:value-type="float" office:value="-38.112010216988" calcext:value-type="float">
            <text:p>-38.112010216988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38.1029345927282" calcext:value-type="float">
            <text:p>-38.1029345927282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312384652275652" calcext:value-type="float">
            <text:p>0.312384652275652</text:p>
          </table:table-cell>
          <table:table-cell/>
          <table:table-cell table:formula="of:=(MAX([.E99:.E103])-MIN([.E99:.E103]))/2" office:value-type="float" office:value="0.0311671628107" calcext:value-type="float">
            <text:p>0.0311671628107</text:p>
          </table:table-cell>
          <table:table-cell table:number-columns-repeated="2"/>
        </table:table-row>
        <table:table-row table:style-name="ro1">
          <table:table-cell office:value-type="time" office:time-value="PT11H51M03.567S" calcext:value-type="time">
            <text:p>11:51:03.5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085003" calcext:value-type="float">
            <text:p>-4.09E-08</text:p>
          </table:table-cell>
          <table:table-cell table:formula="of:=[.C101]*10^9" office:value-type="float" office:value="-40.85003" calcext:value-type="float">
            <text:p>-40.85003</text:p>
          </table:table-cell>
          <table:table-cell table:formula="of:=[.$N$1]*[.D101]" office:value-type="float" office:value="-38.0792443796081" calcext:value-type="float">
            <text:p>-38.0792443796081</text:p>
          </table:table-cell>
          <table:table-cell table:number-columns-repeated="9"/>
        </table:table-row>
        <table:table-row table:style-name="ro1">
          <table:table-cell office:value-type="time" office:time-value="PT11H51M03.951S" calcext:value-type="time">
            <text:p>11:51:03.9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09169" calcext:value-type="float">
            <text:p>-4.09E-08</text:p>
          </table:table-cell>
          <table:table-cell table:formula="of:=[.C102]*10^9" office:value-type="float" office:value="-40.9169" calcext:value-type="float">
            <text:p>-40.9169</text:p>
          </table:table-cell>
          <table:table-cell table:formula="of:=[.$N$1]*[.D102]" office:value-type="float" office:value="-38.1415787052295" calcext:value-type="float">
            <text:p>-38.1415787052295</text:p>
          </table:table-cell>
          <table:table-cell table:number-columns-repeated="9"/>
        </table:table-row>
        <table:table-row table:style-name="ro1">
          <table:table-cell office:value-type="time" office:time-value="PT11H51M04.327S" calcext:value-type="time">
            <text:p>11:51:04.3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085216" calcext:value-type="float">
            <text:p>-4.09E-08</text:p>
          </table:table-cell>
          <table:table-cell table:formula="of:=[.C103]*10^9" office:value-type="float" office:value="-40.85216" calcext:value-type="float">
            <text:p>-40.85216</text:p>
          </table:table-cell>
          <table:table-cell table:formula="of:=[.$N$1]*[.D103]" office:value-type="float" office:value="-38.0812299054579" calcext:value-type="float">
            <text:p>-38.0812299054579</text:p>
          </table:table-cell>
          <table:table-cell table:number-columns-repeated="9"/>
        </table:table-row>
        <table:table-row table:style-name="ro1">
          <table:table-cell office:value-type="time" office:time-value="PT11H51M04.704S" calcext:value-type="time">
            <text:p>11:51:04.7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175702" calcext:value-type="float">
            <text:p>-4.18E-08</text:p>
          </table:table-cell>
          <table:table-cell table:formula="of:=[.C104]*10^9" office:value-type="float" office:value="-41.75702" calcext:value-type="float">
            <text:p>-41.75702</text:p>
          </table:table-cell>
          <table:table-cell table:formula="of:=[.$N$1]*[.D104]" office:value-type="float" office:value="-38.9247148446203" calcext:value-type="float">
            <text:p>-38.9247148446203</text:p>
          </table:table-cell>
          <table:table-cell table:number-columns-repeated="9"/>
        </table:table-row>
        <table:table-row table:style-name="ro1">
          <table:table-cell office:value-type="time" office:time-value="PT11H51M05.087S" calcext:value-type="time">
            <text:p>11:51:05.0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171596" calcext:value-type="float">
            <text:p>-4.17E-08</text:p>
          </table:table-cell>
          <table:table-cell table:formula="of:=[.C105]*10^9" office:value-type="float" office:value="-41.71596" calcext:value-type="float">
            <text:p>-41.71596</text:p>
          </table:table-cell>
          <table:table-cell table:formula="of:=[.$N$1]*[.D105]" office:value-type="float" office:value="-38.8864398721361" calcext:value-type="float">
            <text:p>-38.8864398721361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38.9488897870558" calcext:value-type="float">
            <text:p>-38.9488897870558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326790297544922" calcext:value-type="float">
            <text:p>0.326790297544922</text:p>
          </table:table-cell>
          <table:table-cell/>
          <table:table-cell table:formula="of:=(MAX([.E104:.E108])-MIN([.E104:.E108]))/2" office:value-type="float" office:value="0.0810523345712788" calcext:value-type="float">
            <text:p>0.081052334571279</text:p>
          </table:table-cell>
          <table:table-cell table:number-columns-repeated="2"/>
        </table:table-row>
        <table:table-row table:style-name="ro1">
          <table:table-cell office:value-type="time" office:time-value="PT11H51M05.471S" calcext:value-type="time">
            <text:p>11:51:05.4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188986" calcext:value-type="float">
            <text:p>-4.19E-08</text:p>
          </table:table-cell>
          <table:table-cell table:formula="of:=[.C106]*10^9" office:value-type="float" office:value="-41.88986" calcext:value-type="float">
            <text:p>-41.88986</text:p>
          </table:table-cell>
          <table:table-cell table:formula="of:=[.$N$1]*[.D106]" office:value-type="float" office:value="-39.0485445412787" calcext:value-type="float">
            <text:p>-39.0485445412787</text:p>
          </table:table-cell>
          <table:table-cell table:number-columns-repeated="9"/>
        </table:table-row>
        <table:table-row table:style-name="ro1">
          <table:table-cell office:value-type="time" office:time-value="PT11H51M05.854S" calcext:value-type="time">
            <text:p>11:51:05.8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17545" calcext:value-type="float">
            <text:p>-4.18E-08</text:p>
          </table:table-cell>
          <table:table-cell table:formula="of:=[.C107]*10^9" office:value-type="float" office:value="-41.7545" calcext:value-type="float">
            <text:p>-41.7545</text:p>
          </table:table-cell>
          <table:table-cell table:formula="of:=[.$N$1]*[.D107]" office:value-type="float" office:value="-38.9223657717839" calcext:value-type="float">
            <text:p>-38.9223657717839</text:p>
          </table:table-cell>
          <table:table-cell table:number-columns-repeated="9"/>
        </table:table-row>
        <table:table-row table:style-name="ro1">
          <table:table-cell office:value-type="time" office:time-value="PT11H51M06.238S" calcext:value-type="time">
            <text:p>11:51:06.2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179743" calcext:value-type="float">
            <text:p>-4.18E-08</text:p>
          </table:table-cell>
          <table:table-cell table:formula="of:=[.C108]*10^9" office:value-type="float" office:value="-41.79743" calcext:value-type="float">
            <text:p>-41.79743</text:p>
          </table:table-cell>
          <table:table-cell table:formula="of:=[.$N$1]*[.D108]" office:value-type="float" office:value="-38.9623839054601" calcext:value-type="float">
            <text:p>-38.9623839054601</text:p>
          </table:table-cell>
          <table:table-cell table:number-columns-repeated="9"/>
        </table:table-row>
        <table:table-row table:style-name="ro1">
          <table:table-cell office:value-type="time" office:time-value="PT11H51M06.622S" calcext:value-type="time">
            <text:p>11:51:06.6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247416" calcext:value-type="float">
            <text:p>-4.25E-08</text:p>
          </table:table-cell>
          <table:table-cell table:formula="of:=[.C109]*10^9" office:value-type="float" office:value="-42.47416" calcext:value-type="float">
            <text:p>-42.47416</text:p>
          </table:table-cell>
          <table:table-cell table:formula="of:=[.$N$1]*[.D109]" office:value-type="float" office:value="-39.5932125009107" calcext:value-type="float">
            <text:p>-39.5932125009107</text:p>
          </table:table-cell>
          <table:table-cell table:number-columns-repeated="9"/>
        </table:table-row>
        <table:table-row table:style-name="ro1">
          <table:table-cell office:value-type="time" office:time-value="PT11H51M07.005S" calcext:value-type="time">
            <text:p>11:51:07.0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239325" calcext:value-type="float">
            <text:p>-4.24E-08</text:p>
          </table:table-cell>
          <table:table-cell table:formula="of:=[.C110]*10^9" office:value-type="float" office:value="-42.39325" calcext:value-type="float">
            <text:p>-42.39325</text:p>
          </table:table-cell>
          <table:table-cell table:formula="of:=[.$N$1]*[.D110]" office:value-type="float" office:value="-39.5177904837725" calcext:value-type="float">
            <text:p>-39.5177904837725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39.5424874423939" calcext:value-type="float">
            <text:p>-39.5424874423939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325098819270297" calcext:value-type="float">
            <text:p>0.325098819270297</text:p>
          </table:table-cell>
          <table:table-cell/>
          <table:table-cell table:formula="of:=(MAX([.E109:.E113])-MIN([.E109:.E113]))/2" office:value-type="float" office:value="0.041565538798551" calcext:value-type="float">
            <text:p>0.041565538798551</text:p>
          </table:table-cell>
          <table:table-cell table:number-columns-repeated="2"/>
        </table:table-row>
        <table:table-row table:style-name="ro1">
          <table:table-cell office:value-type="time" office:time-value="PT11H51M07.39S" calcext:value-type="time">
            <text:p>11:51:07.3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242146" calcext:value-type="float">
            <text:p>-4.24E-08</text:p>
          </table:table-cell>
          <table:table-cell table:formula="of:=[.C111]*10^9" office:value-type="float" office:value="-42.42146" calcext:value-type="float">
            <text:p>-42.42146</text:p>
          </table:table-cell>
          <table:table-cell table:formula="of:=[.$N$1]*[.D111]" office:value-type="float" office:value="-39.5440870491348" calcext:value-type="float">
            <text:p>-39.5440870491348</text:p>
          </table:table-cell>
          <table:table-cell table:number-columns-repeated="9"/>
        </table:table-row>
        <table:table-row table:style-name="ro1">
          <table:table-cell office:value-type="time" office:time-value="PT11H51M07.774S" calcext:value-type="time">
            <text:p>11:51:07.7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242487" calcext:value-type="float">
            <text:p>-4.24E-08</text:p>
          </table:table-cell>
          <table:table-cell table:formula="of:=[.C112]*10^9" office:value-type="float" office:value="-42.42487" calcext:value-type="float">
            <text:p>-42.42487</text:p>
          </table:table-cell>
          <table:table-cell table:formula="of:=[.$N$1]*[.D112]" office:value-type="float" office:value="-39.547265754838" calcext:value-type="float">
            <text:p>-39.547265754838</text:p>
          </table:table-cell>
          <table:table-cell table:number-columns-repeated="9"/>
        </table:table-row>
        <table:table-row table:style-name="ro1">
          <table:table-cell office:value-type="time" office:time-value="PT11H51M08.157S" calcext:value-type="time">
            <text:p>11:51:08.1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238498" calcext:value-type="float">
            <text:p>-4.24E-08</text:p>
          </table:table-cell>
          <table:table-cell table:formula="of:=[.C113]*10^9" office:value-type="float" office:value="-42.38498" calcext:value-type="float">
            <text:p>-42.38498</text:p>
          </table:table-cell>
          <table:table-cell table:formula="of:=[.$N$1]*[.D113]" office:value-type="float" office:value="-39.5100814233135" calcext:value-type="float">
            <text:p>-39.5100814233135</text:p>
          </table:table-cell>
          <table:table-cell table:number-columns-repeated="9"/>
        </table:table-row>
        <table:table-row table:style-name="ro1">
          <table:table-cell office:value-type="time" office:time-value="PT11H51M08.541S" calcext:value-type="time">
            <text:p>11:51:08.5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275667" calcext:value-type="float">
            <text:p>-4.28E-08</text:p>
          </table:table-cell>
          <table:table-cell table:formula="of:=[.C114]*10^9" office:value-type="float" office:value="-42.75667" calcext:value-type="float">
            <text:p>-42.75667</text:p>
          </table:table-cell>
          <table:table-cell table:formula="of:=[.$N$1]*[.D114]" office:value-type="float" office:value="-39.8565603449559" calcext:value-type="float">
            <text:p>-39.8565603449559</text:p>
          </table:table-cell>
          <table:table-cell table:number-columns-repeated="9"/>
        </table:table-row>
        <table:table-row table:style-name="ro1">
          <table:table-cell office:value-type="time" office:time-value="PT11H51M08.924S" calcext:value-type="time">
            <text:p>11:51:08.9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281544" calcext:value-type="float">
            <text:p>-4.28E-08</text:p>
          </table:table-cell>
          <table:table-cell table:formula="of:=[.C115]*10^9" office:value-type="float" office:value="-42.81544" calcext:value-type="float">
            <text:p>-42.81544</text:p>
          </table:table-cell>
          <table:table-cell table:formula="of:=[.$N$1]*[.D115]" office:value-type="float" office:value="-39.9113440793176" calcext:value-type="float">
            <text:p>-39.9113440793176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39.8132348658736" calcext:value-type="float">
            <text:p>-39.8132348658736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356760764654409" calcext:value-type="float">
            <text:p>0.356760764654409</text:p>
          </table:table-cell>
          <table:table-cell/>
          <table:table-cell table:formula="of:=(MAX([.E114:.E118])-MIN([.E114:.E118]))/2" office:value-type="float" office:value="0.157877270208914" calcext:value-type="float">
            <text:p>0.157877270208914</text:p>
          </table:table-cell>
          <table:table-cell table:number-columns-repeated="2"/>
        </table:table-row>
        <table:table-row table:style-name="ro1">
          <table:table-cell office:value-type="time" office:time-value="PT11H51M09.308S" calcext:value-type="time">
            <text:p>11:51:09.3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281463" calcext:value-type="float">
            <text:p>-4.28E-08</text:p>
          </table:table-cell>
          <table:table-cell table:formula="of:=[.C116]*10^9" office:value-type="float" office:value="-42.81463" calcext:value-type="float">
            <text:p>-42.81463</text:p>
          </table:table-cell>
          <table:table-cell table:formula="of:=[.$N$1]*[.D116]" office:value-type="float" office:value="-39.9105890201917" calcext:value-type="float">
            <text:p>-39.9105890201917</text:p>
          </table:table-cell>
          <table:table-cell table:number-columns-repeated="9"/>
        </table:table-row>
        <table:table-row table:style-name="ro1">
          <table:table-cell office:value-type="time" office:time-value="PT11H51M09.692S" calcext:value-type="time">
            <text:p>11:51:09.6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247671" calcext:value-type="float">
            <text:p>-4.25E-08</text:p>
          </table:table-cell>
          <table:table-cell table:formula="of:=[.C117]*10^9" office:value-type="float" office:value="-42.47671" calcext:value-type="float">
            <text:p>-42.47671</text:p>
          </table:table-cell>
          <table:table-cell table:formula="of:=[.$N$1]*[.D117]" office:value-type="float" office:value="-39.5955895388998" calcext:value-type="float">
            <text:p>-39.5955895388998</text:p>
          </table:table-cell>
          <table:table-cell table:number-columns-repeated="9"/>
        </table:table-row>
        <table:table-row table:style-name="ro1">
          <table:table-cell office:value-type="time" office:time-value="PT11H51M10.076S" calcext:value-type="time">
            <text:p>11:51:10.0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268751" calcext:value-type="float">
            <text:p>-4.27E-08</text:p>
          </table:table-cell>
          <table:table-cell table:formula="of:=[.C118]*10^9" office:value-type="float" office:value="-42.68751" calcext:value-type="float">
            <text:p>-42.68751</text:p>
          </table:table-cell>
          <table:table-cell table:formula="of:=[.$N$1]*[.D118]" office:value-type="float" office:value="-39.792091346003" calcext:value-type="float">
            <text:p>-39.792091346003</text:p>
          </table:table-cell>
          <table:table-cell table:number-columns-repeated="9"/>
        </table:table-row>
        <table:table-row table:style-name="ro1">
          <table:table-cell office:value-type="time" office:time-value="PT11H51M10.46S" calcext:value-type="time">
            <text:p>11:51:10.4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362303" calcext:value-type="float">
            <text:p>-4.36E-08</text:p>
          </table:table-cell>
          <table:table-cell table:formula="of:=[.C119]*10^9" office:value-type="float" office:value="-43.62303" calcext:value-type="float">
            <text:p>-43.62303</text:p>
          </table:table-cell>
          <table:table-cell table:formula="of:=[.$N$1]*[.D119]" office:value-type="float" office:value="-40.6641566713409" calcext:value-type="float">
            <text:p>-40.6641566713409</text:p>
          </table:table-cell>
          <table:table-cell table:number-columns-repeated="9"/>
        </table:table-row>
        <table:table-row table:style-name="ro1">
          <table:table-cell office:value-type="time" office:time-value="PT11H51M10.843S" calcext:value-type="time">
            <text:p>11:51:10.8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32362" calcext:value-type="float">
            <text:p>-4.32E-08</text:p>
          </table:table-cell>
          <table:table-cell table:formula="of:=[.C120]*10^9" office:value-type="float" office:value="-43.2362" calcext:value-type="float">
            <text:p>-43.2362</text:p>
          </table:table-cell>
          <table:table-cell table:formula="of:=[.$N$1]*[.D120]" office:value-type="float" office:value="-40.3035646692453" calcext:value-type="float">
            <text:p>-40.3035646692453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40.3798666565253" calcext:value-type="float">
            <text:p>-40.3798666565253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375571978132232" calcext:value-type="float">
            <text:p>0.375571978132232</text:p>
          </table:table-cell>
          <table:table-cell/>
          <table:table-cell table:formula="of:=(MAX([.E119:.E123])-MIN([.E119:.E123]))/2" office:value-type="float" office:value="0.193118023612794" calcext:value-type="float">
            <text:p>0.193118023612794</text:p>
          </table:table-cell>
          <table:table-cell table:number-columns-repeated="2"/>
        </table:table-row>
        <table:table-row table:style-name="ro1">
          <table:table-cell office:value-type="time" office:time-value="PT11H51M11.227S" calcext:value-type="time">
            <text:p>11:51:11.2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320869" calcext:value-type="float">
            <text:p>-4.32E-08</text:p>
          </table:table-cell>
          <table:table-cell table:formula="of:=[.C121]*10^9" office:value-type="float" office:value="-43.20869" calcext:value-type="float">
            <text:p>-43.20869</text:p>
          </table:table-cell>
          <table:table-cell table:formula="of:=[.$N$1]*[.D121]" office:value-type="float" office:value="-40.2779206241153" calcext:value-type="float">
            <text:p>-40.2779206241153</text:p>
          </table:table-cell>
          <table:table-cell table:number-columns-repeated="9"/>
        </table:table-row>
        <table:table-row table:style-name="ro1">
          <table:table-cell office:value-type="time" office:time-value="PT11H51M11.612S" calcext:value-type="time">
            <text:p>11:51:11.6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322487" calcext:value-type="float">
            <text:p>-4.32E-08</text:p>
          </table:table-cell>
          <table:table-cell table:formula="of:=[.C122]*10^9" office:value-type="float" office:value="-43.22487" calcext:value-type="float">
            <text:p>-43.22487</text:p>
          </table:table-cell>
          <table:table-cell table:formula="of:=[.$N$1]*[.D122]" office:value-type="float" office:value="-40.2930031631994" calcext:value-type="float">
            <text:p>-40.2930031631994</text:p>
          </table:table-cell>
          <table:table-cell table:number-columns-repeated="9"/>
        </table:table-row>
        <table:table-row table:style-name="ro1">
          <table:table-cell office:value-type="time" office:time-value="PT11H51M11.996S" calcext:value-type="time">
            <text:p>11:51:12.0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329748" calcext:value-type="float">
            <text:p>-4.33E-08</text:p>
          </table:table-cell>
          <table:table-cell table:formula="of:=[.C123]*10^9" office:value-type="float" office:value="-43.29748" calcext:value-type="float">
            <text:p>-43.29748</text:p>
          </table:table-cell>
          <table:table-cell table:formula="of:=[.$N$1]*[.D123]" office:value-type="float" office:value="-40.3606881547258" calcext:value-type="float">
            <text:p>-40.3606881547258</text:p>
          </table:table-cell>
          <table:table-cell table:number-columns-repeated="9"/>
        </table:table-row>
        <table:table-row table:style-name="ro1">
          <table:table-cell office:value-type="time" office:time-value="PT11H51M12.38S" calcext:value-type="time">
            <text:p>11:51:12.3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384916" calcext:value-type="float">
            <text:p>-4.38E-08</text:p>
          </table:table-cell>
          <table:table-cell table:formula="of:=[.C124]*10^9" office:value-type="float" office:value="-43.84916" calcext:value-type="float">
            <text:p>-43.84916</text:p>
          </table:table-cell>
          <table:table-cell table:formula="of:=[.$N$1]*[.D124]" office:value-type="float" office:value="-40.8749486715318" calcext:value-type="float">
            <text:p>-40.8749486715318</text:p>
          </table:table-cell>
          <table:table-cell table:number-columns-repeated="9"/>
        </table:table-row>
        <table:table-row table:style-name="ro1">
          <table:table-cell office:value-type="time" office:time-value="PT11H51M12.764S" calcext:value-type="time">
            <text:p>11:51:12.7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386995" calcext:value-type="float">
            <text:p>-4.39E-08</text:p>
          </table:table-cell>
          <table:table-cell table:formula="of:=[.C125]*10^9" office:value-type="float" office:value="-43.86995" calcext:value-type="float">
            <text:p>-43.86995</text:p>
          </table:table-cell>
          <table:table-cell table:formula="of:=[.$N$1]*[.D125]" office:value-type="float" office:value="-40.8943285224316" calcext:value-type="float">
            <text:p>-40.8943285224316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40.8827994220984" calcext:value-type="float">
            <text:p>-40.8827994220984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333920709523152" calcext:value-type="float">
            <text:p>0.333920709523152</text:p>
          </table:table-cell>
          <table:table-cell/>
          <table:table-cell table:formula="of:=(MAX([.E124:.E128])-MIN([.E124:.E128]))/2" office:value-type="float" office:value="0.0123419541083827" calcext:value-type="float">
            <text:p>0.012341954108383</text:p>
          </table:table-cell>
          <table:table-cell table:number-columns-repeated="2"/>
        </table:table-row>
        <table:table-row table:style-name="ro1">
          <table:table-cell office:value-type="time" office:time-value="PT11H51M13.147S" calcext:value-type="time">
            <text:p>11:51:13.1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385378" calcext:value-type="float">
            <text:p>-4.39E-08</text:p>
          </table:table-cell>
          <table:table-cell table:formula="of:=[.C126]*10^9" office:value-type="float" office:value="-43.85378" calcext:value-type="float">
            <text:p>-43.85378</text:p>
          </table:table-cell>
          <table:table-cell table:formula="of:=[.$N$1]*[.D126]" office:value-type="float" office:value="-40.8792553050651" calcext:value-type="float">
            <text:p>-40.8792553050651</text:p>
          </table:table-cell>
          <table:table-cell table:number-columns-repeated="9"/>
        </table:table-row>
        <table:table-row table:style-name="ro1">
          <table:table-cell office:value-type="time" office:time-value="PT11H51M13.531S" calcext:value-type="time">
            <text:p>11:51:13.5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387075" calcext:value-type="float">
            <text:p>-4.39E-08</text:p>
          </table:table-cell>
          <table:table-cell table:formula="of:=[.C127]*10^9" office:value-type="float" office:value="-43.87075" calcext:value-type="float">
            <text:p>-43.87075</text:p>
          </table:table-cell>
          <table:table-cell table:formula="of:=[.$N$1]*[.D127]" office:value-type="float" office:value="-40.89507425984" calcext:value-type="float">
            <text:p>-40.89507425984</text:p>
          </table:table-cell>
          <table:table-cell table:number-columns-repeated="9"/>
        </table:table-row>
        <table:table-row table:style-name="ro1">
          <table:table-cell office:value-type="time" office:time-value="PT11H51M13.915S" calcext:value-type="time">
            <text:p>11:51:13.9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384427" calcext:value-type="float">
            <text:p>-4.38E-08</text:p>
          </table:table-cell>
          <table:table-cell table:formula="of:=[.C128]*10^9" office:value-type="float" office:value="-43.84427" calcext:value-type="float">
            <text:p>-43.84427</text:p>
          </table:table-cell>
          <table:table-cell table:formula="of:=[.$N$1]*[.D128]" office:value-type="float" office:value="-40.8703903516232" calcext:value-type="float">
            <text:p>-40.8703903516232</text:p>
          </table:table-cell>
          <table:table-cell table:number-columns-repeated="9"/>
        </table:table-row>
        <table:table-row table:style-name="ro1">
          <table:table-cell office:value-type="time" office:time-value="PT11H51M14.299S" calcext:value-type="time">
            <text:p>11:51:14.3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435294" calcext:value-type="float">
            <text:p>-4.44E-08</text:p>
          </table:table-cell>
          <table:table-cell table:formula="of:=[.C129]*10^9" office:value-type="float" office:value="-44.35294" calcext:value-type="float">
            <text:p>-44.35294</text:p>
          </table:table-cell>
          <table:table-cell table:formula="of:=[.$N$1]*[.D129]" office:value-type="float" office:value="-41.3445581610123" calcext:value-type="float">
            <text:p>-41.3445581610123</text:p>
          </table:table-cell>
          <table:table-cell table:number-columns-repeated="9"/>
        </table:table-row>
        <table:table-row table:style-name="ro1">
          <table:table-cell office:value-type="time" office:time-value="PT11H51M14.683S" calcext:value-type="time">
            <text:p>11:51:14.6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431399" calcext:value-type="float">
            <text:p>-4.43E-08</text:p>
          </table:table-cell>
          <table:table-cell table:formula="of:=[.C130]*10^9" office:value-type="float" office:value="-44.31399" calcext:value-type="float">
            <text:p>-44.31399</text:p>
          </table:table-cell>
          <table:table-cell table:formula="of:=[.$N$1]*[.D130]" office:value-type="float" office:value="-41.3082500709426" calcext:value-type="float">
            <text:p>-41.3082500709426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41.3060315021528" calcext:value-type="float">
            <text:p>-41.3060315021528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342354600248333" calcext:value-type="float">
            <text:p>0.342354600248333</text:p>
          </table:table-cell>
          <table:table-cell/>
          <table:table-cell table:formula="of:=(MAX([.E129:.E133])-MIN([.E129:.E133]))/2" office:value-type="float" office:value="0.0636300443684377" calcext:value-type="float">
            <text:p>0.063630044368438</text:p>
          </table:table-cell>
          <table:table-cell table:number-columns-repeated="2"/>
        </table:table-row>
        <table:table-row table:style-name="ro1">
          <table:table-cell office:value-type="time" office:time-value="PT11H51M15.067S" calcext:value-type="time">
            <text:p>11:51:15.0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433484" calcext:value-type="float">
            <text:p>-4.43E-08</text:p>
          </table:table-cell>
          <table:table-cell table:formula="of:=[.C131]*10^9" office:value-type="float" office:value="-44.33484" calcext:value-type="float">
            <text:p>-44.33484</text:p>
          </table:table-cell>
          <table:table-cell table:formula="of:=[.$N$1]*[.D131]" office:value-type="float" office:value="-41.3276858521481" calcext:value-type="float">
            <text:p>-41.3276858521481</text:p>
          </table:table-cell>
          <table:table-cell table:number-columns-repeated="9"/>
        </table:table-row>
        <table:table-row table:style-name="ro1">
          <table:table-cell office:value-type="time" office:time-value="PT11H51M15.451S" calcext:value-type="time">
            <text:p>11:51:15.4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433986" calcext:value-type="float">
            <text:p>-4.43E-08</text:p>
          </table:table-cell>
          <table:table-cell table:formula="of:=[.C132]*10^9" office:value-type="float" office:value="-44.33986" calcext:value-type="float">
            <text:p>-44.33986</text:p>
          </table:table-cell>
          <table:table-cell table:formula="of:=[.$N$1]*[.D132]" office:value-type="float" office:value="-41.3323653543855" calcext:value-type="float">
            <text:p>-41.3323653543855</text:p>
          </table:table-cell>
          <table:table-cell table:number-columns-repeated="9"/>
        </table:table-row>
        <table:table-row table:style-name="ro1">
          <table:table-cell office:value-type="time" office:time-value="PT11H51M15.834S" calcext:value-type="time">
            <text:p>11:51:15.8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421642" calcext:value-type="float">
            <text:p>-4.42E-08</text:p>
          </table:table-cell>
          <table:table-cell table:formula="of:=[.C133]*10^9" office:value-type="float" office:value="-44.21642" calcext:value-type="float">
            <text:p>-44.21642</text:p>
          </table:table-cell>
          <table:table-cell table:formula="of:=[.$N$1]*[.D133]" office:value-type="float" office:value="-41.2172980722754" calcext:value-type="float">
            <text:p>-41.2172980722754</text:p>
          </table:table-cell>
          <table:table-cell table:number-columns-repeated="9"/>
        </table:table-row>
        <table:table-row table:style-name="ro1">
          <table:table-cell office:value-type="time" office:time-value="PT11H51M16.218S" calcext:value-type="time">
            <text:p>11:51:16.2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453645" calcext:value-type="float">
            <text:p>-4.45E-08</text:p>
          </table:table-cell>
          <table:table-cell table:formula="of:=[.C134]*10^9" office:value-type="float" office:value="-44.53645" calcext:value-type="float">
            <text:p>-44.53645</text:p>
          </table:table-cell>
          <table:table-cell table:formula="of:=[.$N$1]*[.D134]" office:value-type="float" office:value="-41.5156210007728" calcext:value-type="float">
            <text:p>-41.5156210007728</text:p>
          </table:table-cell>
          <table:table-cell table:number-columns-repeated="9"/>
        </table:table-row>
        <table:table-row table:style-name="ro1">
          <table:table-cell office:value-type="time" office:time-value="PT11H51M16.602S" calcext:value-type="time">
            <text:p>11:51:16.6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43398" calcext:value-type="float">
            <text:p>-4.43E-08</text:p>
          </table:table-cell>
          <table:table-cell table:formula="of:=[.C135]*10^9" office:value-type="float" office:value="-44.3398" calcext:value-type="float">
            <text:p>-44.3398</text:p>
          </table:table-cell>
          <table:table-cell table:formula="of:=[.$N$1]*[.D135]" office:value-type="float" office:value="-41.3323094240799" calcext:value-type="float">
            <text:p>-41.3323094240799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41.50552185192" calcext:value-type="float">
            <text:p>-41.50552185192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361059237732648" calcext:value-type="float">
            <text:p>0.361059237732648</text:p>
          </table:table-cell>
          <table:table-cell/>
          <table:table-cell table:formula="of:=(MAX([.E134:.E138])-MIN([.E134:.E138]))/2" office:value-type="float" office:value="0.133878508236087" calcext:value-type="float">
            <text:p>0.133878508236087</text:p>
          </table:table-cell>
          <table:table-cell table:number-columns-repeated="2"/>
        </table:table-row>
        <table:table-row table:style-name="ro1">
          <table:table-cell office:value-type="time" office:time-value="PT11H51M16.986S" calcext:value-type="time">
            <text:p>11:51:16.9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452382" calcext:value-type="float">
            <text:p>-4.45E-08</text:p>
          </table:table-cell>
          <table:table-cell table:formula="of:=[.C136]*10^9" office:value-type="float" office:value="-44.52382" calcext:value-type="float">
            <text:p>-44.52382</text:p>
          </table:table-cell>
          <table:table-cell table:formula="of:=[.$N$1]*[.D136]" office:value-type="float" office:value="-41.5038476714383" calcext:value-type="float">
            <text:p>-41.5038476714383</text:p>
          </table:table-cell>
          <table:table-cell table:number-columns-repeated="9"/>
        </table:table-row>
        <table:table-row table:style-name="ro1">
          <table:table-cell office:value-type="time" office:time-value="PT11H51M17.37S" calcext:value-type="time">
            <text:p>11:51:17.3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460097" calcext:value-type="float">
            <text:p>-4.46E-08</text:p>
          </table:table-cell>
          <table:table-cell table:formula="of:=[.C137]*10^9" office:value-type="float" office:value="-44.60097" calcext:value-type="float">
            <text:p>-44.60097</text:p>
          </table:table-cell>
          <table:table-cell table:formula="of:=[.$N$1]*[.D137]" office:value-type="float" office:value="-41.5757647227571" calcext:value-type="float">
            <text:p>-41.5757647227571</text:p>
          </table:table-cell>
          <table:table-cell table:number-columns-repeated="9"/>
        </table:table-row>
        <table:table-row table:style-name="ro1">
          <table:table-cell office:value-type="time" office:time-value="PT11H51M17.753S" calcext:value-type="time">
            <text:p>11:51:17.7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462704" calcext:value-type="float">
            <text:p>-4.46E-08</text:p>
          </table:table-cell>
          <table:table-cell table:formula="of:=[.C138]*10^9" office:value-type="float" office:value="-44.62704" calcext:value-type="float">
            <text:p>-44.62704</text:p>
          </table:table-cell>
          <table:table-cell table:formula="of:=[.$N$1]*[.D138]" office:value-type="float" office:value="-41.6000664405521" calcext:value-type="float">
            <text:p>-41.6000664405521</text:p>
          </table:table-cell>
          <table:table-cell table:number-columns-repeated="9"/>
        </table:table-row>
        <table:table-row table:style-name="ro1">
          <table:table-cell office:value-type="time" office:time-value="PT11H51M18.137S" calcext:value-type="time">
            <text:p>11:51:18.1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506096" calcext:value-type="float">
            <text:p>-4.51E-08</text:p>
          </table:table-cell>
          <table:table-cell table:formula="of:=[.C139]*10^9" office:value-type="float" office:value="-45.06096" calcext:value-type="float">
            <text:p>-45.06096</text:p>
          </table:table-cell>
          <table:table-cell table:formula="of:=[.$N$1]*[.D139]" office:value-type="float" office:value="-42.0045544108473" calcext:value-type="float">
            <text:p>-42.0045544108473</text:p>
          </table:table-cell>
          <table:table-cell table:number-columns-repeated="9"/>
        </table:table-row>
        <table:table-row table:style-name="ro1">
          <table:table-cell office:value-type="time" office:time-value="PT11H51M18.521S" calcext:value-type="time">
            <text:p>11:51:18.5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505021" calcext:value-type="float">
            <text:p>-4.51E-08</text:p>
          </table:table-cell>
          <table:table-cell table:formula="of:=[.C140]*10^9" office:value-type="float" office:value="-45.05021" calcext:value-type="float">
            <text:p>-45.05021</text:p>
          </table:table-cell>
          <table:table-cell table:formula="of:=[.$N$1]*[.D140]" office:value-type="float" office:value="-41.9945335644225" calcext:value-type="float">
            <text:p>-41.9945335644225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42.0258097913291" calcext:value-type="float">
            <text:p>-42.0258097913291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348301579068427" calcext:value-type="float">
            <text:p>0.348301579068427</text:p>
          </table:table-cell>
          <table:table-cell/>
          <table:table-cell table:formula="of:=(MAX([.E139:.E143])-MIN([.E139:.E143]))/2" office:value-type="float" office:value="0.0646228072933219" calcext:value-type="float">
            <text:p>0.064622807293322</text:p>
          </table:table-cell>
          <table:table-cell table:number-columns-repeated="2"/>
        </table:table-row>
        <table:table-row table:style-name="ro1">
          <table:table-cell office:value-type="time" office:time-value="PT11H51M18.905S" calcext:value-type="time">
            <text:p>11:51:18.9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502961" calcext:value-type="float">
            <text:p>-4.50E-08</text:p>
          </table:table-cell>
          <table:table-cell table:formula="of:=[.C141]*10^9" office:value-type="float" office:value="-45.02961" calcext:value-type="float">
            <text:p>-45.02961</text:p>
          </table:table-cell>
          <table:table-cell table:formula="of:=[.$N$1]*[.D141]" office:value-type="float" office:value="-41.9753308261572" calcext:value-type="float">
            <text:p>-41.9753308261572</text:p>
          </table:table-cell>
          <table:table-cell table:number-columns-repeated="9"/>
        </table:table-row>
        <table:table-row table:style-name="ro1">
          <table:table-cell office:value-type="time" office:time-value="PT11H51M19.289S" calcext:value-type="time">
            <text:p>11:51:19.2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516826" calcext:value-type="float">
            <text:p>-4.52E-08</text:p>
          </table:table-cell>
          <table:table-cell table:formula="of:=[.C142]*10^9" office:value-type="float" office:value="-45.16826" calcext:value-type="float">
            <text:p>-45.16826</text:p>
          </table:table-cell>
          <table:table-cell table:formula="of:=[.$N$1]*[.D142]" office:value-type="float" office:value="-42.1045764407438" calcext:value-type="float">
            <text:p>-42.1045764407438</text:p>
          </table:table-cell>
          <table:table-cell table:number-columns-repeated="9"/>
        </table:table-row>
        <table:table-row table:style-name="ro1">
          <table:table-cell office:value-type="time" office:time-value="PT11H51M19.673S" calcext:value-type="time">
            <text:p>11:51:19.6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510977" calcext:value-type="float">
            <text:p>-4.51E-08</text:p>
          </table:table-cell>
          <table:table-cell table:formula="of:=[.C143]*10^9" office:value-type="float" office:value="-45.10977" calcext:value-type="float">
            <text:p>-45.10977</text:p>
          </table:table-cell>
          <table:table-cell table:formula="of:=[.$N$1]*[.D143]" office:value-type="float" office:value="-42.050053714475" calcext:value-type="float">
            <text:p>-42.050053714475</text:p>
          </table:table-cell>
          <table:table-cell table:number-columns-repeated="9"/>
        </table:table-row>
        <table:table-row table:style-name="ro1">
          <table:table-cell office:value-type="time" office:time-value="PT11H51M20.057S" calcext:value-type="time">
            <text:p>11:51:20.0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538875" calcext:value-type="float">
            <text:p>-4.54E-08</text:p>
          </table:table-cell>
          <table:table-cell table:formula="of:=[.C144]*10^9" office:value-type="float" office:value="-45.38875" calcext:value-type="float">
            <text:p>-45.38875</text:p>
          </table:table-cell>
          <table:table-cell table:formula="of:=[.$N$1]*[.D144]" office:value-type="float" office:value="-42.3101109922058" calcext:value-type="float">
            <text:p>-42.3101109922058</text:p>
          </table:table-cell>
          <table:table-cell table:number-columns-repeated="9"/>
        </table:table-row>
        <table:table-row table:style-name="ro1">
          <table:table-cell office:value-type="time" office:time-value="PT11H51M20.441S" calcext:value-type="time">
            <text:p>11:51:20.4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543196" calcext:value-type="float">
            <text:p>-4.54E-08</text:p>
          </table:table-cell>
          <table:table-cell table:formula="of:=[.C145]*10^9" office:value-type="float" office:value="-45.43196" calcext:value-type="float">
            <text:p>-45.43196</text:p>
          </table:table-cell>
          <table:table-cell table:formula="of:=[.$N$1]*[.D145]" office:value-type="float" office:value="-42.3503901339749" calcext:value-type="float">
            <text:p>-42.3503901339749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42.3346010086964" calcext:value-type="float">
            <text:p>-42.3346010086964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34677835649217" calcext:value-type="float">
            <text:p>0.34677835649217</text:p>
          </table:table-cell>
          <table:table-cell/>
          <table:table-cell table:formula="of:=(MAX([.E144:.E148])-MIN([.E144:.E148]))/2" office:value-type="float" office:value="0.0309853893174186" calcext:value-type="float">
            <text:p>0.030985389317419</text:p>
          </table:table-cell>
          <table:table-cell table:number-columns-repeated="2"/>
        </table:table-row>
        <table:table-row table:style-name="ro1">
          <table:table-cell office:value-type="time" office:time-value="PT11H51M20.825S" calcext:value-type="time">
            <text:p>11:51:20.8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540343" calcext:value-type="float">
            <text:p>-4.54E-08</text:p>
          </table:table-cell>
          <table:table-cell table:formula="of:=[.C146]*10^9" office:value-type="float" office:value="-45.40343" calcext:value-type="float">
            <text:p>-45.40343</text:p>
          </table:table-cell>
          <table:table-cell table:formula="of:=[.$N$1]*[.D146]" office:value-type="float" office:value="-42.3237952736492" calcext:value-type="float">
            <text:p>-42.3237952736492</text:p>
          </table:table-cell>
          <table:table-cell table:number-columns-repeated="9"/>
        </table:table-row>
        <table:table-row table:style-name="ro1">
          <table:table-cell office:value-type="time" office:time-value="PT11H51M21.208S" calcext:value-type="time">
            <text:p>11:51:21.2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545523" calcext:value-type="float">
            <text:p>-4.55E-08</text:p>
          </table:table-cell>
          <table:table-cell table:formula="of:=[.C147]*10^9" office:value-type="float" office:value="-45.45523" calcext:value-type="float">
            <text:p>-45.45523</text:p>
          </table:table-cell>
          <table:table-cell table:formula="of:=[.$N$1]*[.D147]" office:value-type="float" office:value="-42.3720817708406" calcext:value-type="float">
            <text:p>-42.3720817708406</text:p>
          </table:table-cell>
          <table:table-cell table:number-columns-repeated="9"/>
        </table:table-row>
        <table:table-row table:style-name="ro1">
          <table:table-cell office:value-type="time" office:time-value="PT11H51M21.592S" calcext:value-type="time">
            <text:p>11:51:21.5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539574" calcext:value-type="float">
            <text:p>-4.54E-08</text:p>
          </table:table-cell>
          <table:table-cell table:formula="of:=[.C148]*10^9" office:value-type="float" office:value="-45.39574" calcext:value-type="float">
            <text:p>-45.39574</text:p>
          </table:table-cell>
          <table:table-cell table:formula="of:=[.$N$1]*[.D148]" office:value-type="float" office:value="-42.3166268728114" calcext:value-type="float">
            <text:p>-42.3166268728114</text:p>
          </table:table-cell>
          <table:table-cell table:number-columns-repeated="9"/>
        </table:table-row>
        <table:table-row table:style-name="ro1">
          <table:table-cell office:value-type="time" office:time-value="PT11H51M21.977S" calcext:value-type="time">
            <text:p>11:51:21.9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568254" calcext:value-type="float">
            <text:p>-4.57E-08</text:p>
          </table:table-cell>
          <table:table-cell table:formula="of:=[.C149]*10^9" office:value-type="float" office:value="-45.68254" calcext:value-type="float">
            <text:p>-45.68254</text:p>
          </table:table-cell>
          <table:table-cell table:formula="of:=[.$N$1]*[.D149]" office:value-type="float" office:value="-42.5839737337089" calcext:value-type="float">
            <text:p>-42.5839737337089</text:p>
          </table:table-cell>
          <table:table-cell table:number-columns-repeated="9"/>
        </table:table-row>
        <table:table-row table:style-name="ro1">
          <table:table-cell office:value-type="time" office:time-value="PT11H51M22.36S" calcext:value-type="time">
            <text:p>11:51:22.3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569758" calcext:value-type="float">
            <text:p>-4.57E-08</text:p>
          </table:table-cell>
          <table:table-cell table:formula="of:=[.C150]*10^9" office:value-type="float" office:value="-45.69758" calcext:value-type="float">
            <text:p>-45.69758</text:p>
          </table:table-cell>
          <table:table-cell table:formula="of:=[.$N$1]*[.D150]" office:value-type="float" office:value="-42.5979935969861" calcext:value-type="float">
            <text:p>-42.5979935969861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42.5961273891217" calcext:value-type="float">
            <text:p>-42.5961273891217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347880391930415" calcext:value-type="float">
            <text:p>0.347880391930415</text:p>
          </table:table-cell>
          <table:table-cell/>
          <table:table-cell table:formula="of:=(MAX([.E149:.E153])-MIN([.E149:.E153]))/2" office:value-type="float" office:value="0.0117407033228893" calcext:value-type="float">
            <text:p>0.011740703322889</text:p>
          </table:table-cell>
          <table:table-cell table:number-columns-repeated="2"/>
        </table:table-row>
        <table:table-row table:style-name="ro1">
          <table:table-cell office:value-type="time" office:time-value="PT11H51M22.744S" calcext:value-type="time">
            <text:p>11:51:22.7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570773" calcext:value-type="float">
            <text:p>-4.57E-08</text:p>
          </table:table-cell>
          <table:table-cell table:formula="of:=[.C151]*10^9" office:value-type="float" office:value="-45.70773" calcext:value-type="float">
            <text:p>-45.70773</text:p>
          </table:table-cell>
          <table:table-cell table:formula="of:=[.$N$1]*[.D151]" office:value-type="float" office:value="-42.6074551403547" calcext:value-type="float">
            <text:p>-42.6074551403547</text:p>
          </table:table-cell>
          <table:table-cell table:number-columns-repeated="9"/>
        </table:table-row>
        <table:table-row table:style-name="ro1">
          <table:table-cell office:value-type="time" office:time-value="PT11H51M23.127S" calcext:value-type="time">
            <text:p>11:51:23.1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568717" calcext:value-type="float">
            <text:p>-4.57E-08</text:p>
          </table:table-cell>
          <table:table-cell table:formula="of:=[.C152]*10^9" office:value-type="float" office:value="-45.68717" calcext:value-type="float">
            <text:p>-45.68717</text:p>
          </table:table-cell>
          <table:table-cell table:formula="of:=[.$N$1]*[.D152]" office:value-type="float" office:value="-42.5882896889598" calcext:value-type="float">
            <text:p>-42.5882896889598</text:p>
          </table:table-cell>
          <table:table-cell table:number-columns-repeated="9"/>
        </table:table-row>
        <table:table-row table:style-name="ro1">
          <table:table-cell office:value-type="time" office:time-value="PT11H51M23.511S" calcext:value-type="time">
            <text:p>11:51:23.5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570287" calcext:value-type="float">
            <text:p>-4.57E-08</text:p>
          </table:table-cell>
          <table:table-cell table:formula="of:=[.C153]*10^9" office:value-type="float" office:value="-45.70287" calcext:value-type="float">
            <text:p>-45.70287</text:p>
          </table:table-cell>
          <table:table-cell table:formula="of:=[.$N$1]*[.D153]" office:value-type="float" office:value="-42.6029247855989" calcext:value-type="float">
            <text:p>-42.6029247855989</text:p>
          </table:table-cell>
          <table:table-cell table:number-columns-repeated="9"/>
        </table:table-row>
        <table:table-row table:style-name="ro1">
          <table:table-cell office:value-type="time" office:time-value="PT11H51M23.895S" calcext:value-type="time">
            <text:p>11:51:23.9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618657" calcext:value-type="float">
            <text:p>-4.62E-08</text:p>
          </table:table-cell>
          <table:table-cell table:formula="of:=[.C154]*10^9" office:value-type="float" office:value="-46.18657" calcext:value-type="float">
            <text:p>-46.18657</text:p>
          </table:table-cell>
          <table:table-cell table:formula="of:=[.$N$1]*[.D154]" office:value-type="float" office:value="-43.0538162661294" calcext:value-type="float">
            <text:p>-43.0538162661294</text:p>
          </table:table-cell>
          <table:table-cell table:number-columns-repeated="9"/>
        </table:table-row>
        <table:table-row table:style-name="ro1">
          <table:table-cell office:value-type="time" office:time-value="PT11H51M24.28S" calcext:value-type="time">
            <text:p>11:51:24.2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620878" calcext:value-type="float">
            <text:p>-4.62E-08</text:p>
          </table:table-cell>
          <table:table-cell table:formula="of:=[.C155]*10^9" office:value-type="float" office:value="-46.20878" calcext:value-type="float">
            <text:p>-46.20878</text:p>
          </table:table-cell>
          <table:table-cell table:formula="of:=[.$N$1]*[.D155]" office:value-type="float" office:value="-43.0745198009291" calcext:value-type="float">
            <text:p>-43.0745198009291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43.0738915171625" calcext:value-type="float">
            <text:p>-43.0738915171625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354314891498614" calcext:value-type="float">
            <text:p>0.354314891498614</text:p>
          </table:table-cell>
          <table:table-cell/>
          <table:table-cell table:formula="of:=(MAX([.E154:.E158])-MIN([.E154:.E158]))/2" office:value-type="float" office:value="0.0468929004095244" calcext:value-type="float">
            <text:p>0.046892900409525</text:p>
          </table:table-cell>
          <table:table-cell table:number-columns-repeated="2"/>
        </table:table-row>
        <table:table-row table:style-name="ro1">
          <table:table-cell office:value-type="time" office:time-value="PT11H51M24.663S" calcext:value-type="time">
            <text:p>11:51:24.6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626237" calcext:value-type="float">
            <text:p>-4.63E-08</text:p>
          </table:table-cell>
          <table:table-cell table:formula="of:=[.C156]*10^9" office:value-type="float" office:value="-46.26237" calcext:value-type="float">
            <text:p>-46.26237</text:p>
          </table:table-cell>
          <table:table-cell table:formula="of:=[.$N$1]*[.D156]" office:value-type="float" office:value="-43.1244748855717" calcext:value-type="float">
            <text:p>-43.1244748855717</text:p>
          </table:table-cell>
          <table:table-cell table:number-columns-repeated="9"/>
        </table:table-row>
        <table:table-row table:style-name="ro1">
          <table:table-cell office:value-type="time" office:time-value="PT11H51M25.038S" calcext:value-type="time">
            <text:p>11:51:25.0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622105" calcext:value-type="float">
            <text:p>-4.62E-08</text:p>
          </table:table-cell>
          <table:table-cell table:formula="of:=[.C157]*10^9" office:value-type="float" office:value="-46.22105" calcext:value-type="float">
            <text:p>-46.22105</text:p>
          </table:table-cell>
          <table:table-cell table:formula="of:=[.$N$1]*[.D157]" office:value-type="float" office:value="-43.0859575484298" calcext:value-type="float">
            <text:p>-43.0859575484298</text:p>
          </table:table-cell>
          <table:table-cell table:number-columns-repeated="9"/>
        </table:table-row>
        <table:table-row table:style-name="ro1">
          <table:table-cell office:value-type="time" office:time-value="PT11H51M25.414S" calcext:value-type="time">
            <text:p>11:51:25.4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616176" calcext:value-type="float">
            <text:p>-4.62E-08</text:p>
          </table:table-cell>
          <table:table-cell table:formula="of:=[.C158]*10^9" office:value-type="float" office:value="-46.16176" calcext:value-type="float">
            <text:p>-46.16176</text:p>
          </table:table-cell>
          <table:table-cell table:formula="of:=[.$N$1]*[.D158]" office:value-type="float" office:value="-43.0306890847526" calcext:value-type="float">
            <text:p>-43.0306890847526</text:p>
          </table:table-cell>
          <table:table-cell table:number-columns-repeated="9"/>
        </table:table-row>
        <table:table-row table:style-name="ro1">
          <table:table-cell office:value-type="time" office:time-value="PT11H51M25.798S" calcext:value-type="time">
            <text:p>11:51:25.8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4689819" calcext:value-type="float">
            <text:p>-4.69E-08</text:p>
          </table:table-cell>
          <table:table-cell table:formula="of:=[.C159]*10^9" office:value-type="float" office:value="-46.89819" calcext:value-type="float">
            <text:p>-46.89819</text:p>
          </table:table-cell>
          <table:table-cell table:formula="of:=[.$N$1]*[.D159]" office:value-type="float" office:value="-43.7171683343021" calcext:value-type="float">
            <text:p>-43.7171683343021</text:p>
          </table:table-cell>
          <table:table-cell table:number-columns-repeated="9"/>
        </table:table-row>
        <table:table-row table:style-name="ro1">
          <table:table-cell office:value-type="time" office:time-value="PT11H51M26.182S" calcext:value-type="time">
            <text:p>11:51:26.1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4688346" calcext:value-type="float">
            <text:p>-4.69E-08</text:p>
          </table:table-cell>
          <table:table-cell table:formula="of:=[.C160]*10^9" office:value-type="float" office:value="-46.88346" calcext:value-type="float">
            <text:p>-46.88346</text:p>
          </table:table-cell>
          <table:table-cell table:formula="of:=[.$N$1]*[.D160]" office:value-type="float" office:value="-43.7034374442707" calcext:value-type="float">
            <text:p>-43.7034374442707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43.8087635314841" calcext:value-type="float">
            <text:p>-43.8087635314841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370430159923543" calcext:value-type="float">
            <text:p>0.370430159923543</text:p>
          </table:table-cell>
          <table:table-cell/>
          <table:table-cell table:formula="of:=(MAX([.E159:.E163])-MIN([.E159:.E163]))/2" office:value-type="float" office:value="0.103652838903436" calcext:value-type="float">
            <text:p>0.103652838903436</text:p>
          </table:table-cell>
          <table:table-cell table:number-columns-repeated="2"/>
        </table:table-row>
        <table:table-row table:style-name="ro1">
          <table:table-cell office:value-type="time" office:time-value="PT11H51M26.566S" calcext:value-type="time">
            <text:p>11:51:26.5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4705093" calcext:value-type="float">
            <text:p>-4.71E-08</text:p>
          </table:table-cell>
          <table:table-cell table:formula="of:=[.C161]*10^9" office:value-type="float" office:value="-47.05093" calcext:value-type="float">
            <text:p>-47.05093</text:p>
          </table:table-cell>
          <table:table-cell table:formula="of:=[.$N$1]*[.D161]" office:value-type="float" office:value="-43.8595482489936" calcext:value-type="float">
            <text:p>-43.8595482489936</text:p>
          </table:table-cell>
          <table:table-cell table:number-columns-repeated="9"/>
        </table:table-row>
        <table:table-row table:style-name="ro1">
          <table:table-cell office:value-type="time" office:time-value="PT11H51M26.95S" calcext:value-type="time">
            <text:p>11:51:26.9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4710585" calcext:value-type="float">
            <text:p>-4.71E-08</text:p>
          </table:table-cell>
          <table:table-cell table:formula="of:=[.C162]*10^9" office:value-type="float" office:value="-47.10585" calcext:value-type="float">
            <text:p>-47.10585</text:p>
          </table:table-cell>
          <table:table-cell table:formula="of:=[.$N$1]*[.D162]" office:value-type="float" office:value="-43.9107431220776" calcext:value-type="float">
            <text:p>-43.9107431220776</text:p>
          </table:table-cell>
          <table:table-cell table:number-columns-repeated="9"/>
        </table:table-row>
        <table:table-row table:style-name="ro1">
          <table:table-cell office:value-type="time" office:time-value="PT11H51M27.333S" calcext:value-type="time">
            <text:p>11:51:27.3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4704382" calcext:value-type="float">
            <text:p>-4.70E-08</text:p>
          </table:table-cell>
          <table:table-cell table:formula="of:=[.C163]*10^9" office:value-type="float" office:value="-47.04382" calcext:value-type="float">
            <text:p>-47.04382</text:p>
          </table:table-cell>
          <table:table-cell table:formula="of:=[.$N$1]*[.D163]" office:value-type="float" office:value="-43.8529205077767" calcext:value-type="float">
            <text:p>-43.8529205077767</text:p>
          </table:table-cell>
          <table:table-cell table:number-columns-repeated="9"/>
        </table:table-row>
        <table:table-row table:style-name="ro1">
          <table:table-cell office:value-type="time" office:time-value="PT11H51M27.717S" calcext:value-type="time">
            <text:p>11:51:27.7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4808062" calcext:value-type="float">
            <text:p>-4.81E-08</text:p>
          </table:table-cell>
          <table:table-cell table:formula="of:=[.C164]*10^9" office:value-type="float" office:value="-48.08062" calcext:value-type="float">
            <text:p>-48.08062</text:p>
          </table:table-cell>
          <table:table-cell table:formula="of:=[.$N$1]*[.D164]" office:value-type="float" office:value="-44.8193961890131" calcext:value-type="float">
            <text:p>-44.8193961890131</text:p>
          </table:table-cell>
          <table:table-cell table:number-columns-repeated="9"/>
        </table:table-row>
        <table:table-row table:style-name="ro1">
          <table:table-cell office:value-type="time" office:time-value="PT11H51M28.1S" calcext:value-type="time">
            <text:p>11:51:28.1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4815452" calcext:value-type="float">
            <text:p>-4.82E-08</text:p>
          </table:table-cell>
          <table:table-cell table:formula="of:=[.C165]*10^9" office:value-type="float" office:value="-48.15452" calcext:value-type="float">
            <text:p>-48.15452</text:p>
          </table:table-cell>
          <table:table-cell table:formula="of:=[.$N$1]*[.D165]" office:value-type="float" office:value="-44.8882836821105" calcext:value-type="float">
            <text:p>-44.8882836821105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44.8452732770833" calcext:value-type="float">
            <text:p>-44.845273277083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368199455443243" calcext:value-type="float">
            <text:p>0.368199455443243</text:p>
          </table:table-cell>
          <table:table-cell/>
          <table:table-cell table:formula="of:=(MAX([.E164:.E168])-MIN([.E164:.E168]))/2" office:value-type="float" office:value="0.0424417802533696" calcext:value-type="float">
            <text:p>0.04244178025337</text:p>
          </table:table-cell>
          <table:table-cell table:number-columns-repeated="2"/>
        </table:table-row>
        <table:table-row table:style-name="ro1">
          <table:table-cell office:value-type="time" office:time-value="PT11H51M28.485S" calcext:value-type="time">
            <text:p>11:51:28.4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4811932" calcext:value-type="float">
            <text:p>-4.81E-08</text:p>
          </table:table-cell>
          <table:table-cell table:formula="of:=[.C166]*10^9" office:value-type="float" office:value="-48.11932" calcext:value-type="float">
            <text:p>-48.11932</text:p>
          </table:table-cell>
          <table:table-cell table:formula="of:=[.$N$1]*[.D166]" office:value-type="float" office:value="-44.8554712361426" calcext:value-type="float">
            <text:p>-44.8554712361426</text:p>
          </table:table-cell>
          <table:table-cell table:number-columns-repeated="9"/>
        </table:table-row>
        <table:table-row table:style-name="ro1">
          <table:table-cell office:value-type="time" office:time-value="PT11H51M28.868S" calcext:value-type="time">
            <text:p>11:51:28.8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4812398" calcext:value-type="float">
            <text:p>-4.81E-08</text:p>
          </table:table-cell>
          <table:table-cell table:formula="of:=[.C167]*10^9" office:value-type="float" office:value="-48.12398" calcext:value-type="float">
            <text:p>-48.12398</text:p>
          </table:table-cell>
          <table:table-cell table:formula="of:=[.$N$1]*[.D167]" office:value-type="float" office:value="-44.8598151565463" calcext:value-type="float">
            <text:p>-44.8598151565463</text:p>
          </table:table-cell>
          <table:table-cell table:number-columns-repeated="9"/>
        </table:table-row>
        <table:table-row table:style-name="ro1">
          <table:table-cell office:value-type="time" office:time-value="PT11H51M29.252S" calcext:value-type="time">
            <text:p>11:51:29.2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4806346" calcext:value-type="float">
            <text:p>-4.81E-08</text:p>
          </table:table-cell>
          <table:table-cell table:formula="of:=[.C168]*10^9" office:value-type="float" office:value="-48.06346" calcext:value-type="float">
            <text:p>-48.06346</text:p>
          </table:table-cell>
          <table:table-cell table:formula="of:=[.$N$1]*[.D168]" office:value-type="float" office:value="-44.8034001216038" calcext:value-type="float">
            <text:p>-44.8034001216038</text:p>
          </table:table-cell>
          <table:table-cell table:number-columns-repeated="9"/>
        </table:table-row>
        <table:table-row table:style-name="ro1">
          <table:table-cell office:value-type="time" office:time-value="PT11H51M29.636S" calcext:value-type="time">
            <text:p>11:51:29.6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4986295" calcext:value-type="float">
            <text:p>-4.99E-08</text:p>
          </table:table-cell>
          <table:table-cell table:formula="of:=[.C169]*10^9" office:value-type="float" office:value="-49.86295" calcext:value-type="float">
            <text:p>-49.86295</text:p>
          </table:table-cell>
          <table:table-cell table:formula="of:=[.$N$1]*[.D169]" office:value-type="float" office:value="-46.4808338828192" calcext:value-type="float">
            <text:p>-46.4808338828192</text:p>
          </table:table-cell>
          <table:table-cell table:number-columns-repeated="9"/>
        </table:table-row>
        <table:table-row table:style-name="ro1">
          <table:table-cell office:value-type="time" office:time-value="PT11H51M30.02S" calcext:value-type="time">
            <text:p>11:51:30.0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010057" calcext:value-type="float">
            <text:p>-5.01E-08</text:p>
          </table:table-cell>
          <table:table-cell table:formula="of:=[.C170]*10^9" office:value-type="float" office:value="-50.10057" calcext:value-type="float">
            <text:p>-50.10057</text:p>
          </table:table-cell>
          <table:table-cell table:formula="of:=[.$N$1]*[.D170]" office:value-type="float" office:value="-46.7023365365377" calcext:value-type="float">
            <text:p>-46.7023365365377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46.6151486474392" calcext:value-type="float">
            <text:p>-46.6151486474392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397286515552206" calcext:value-type="float">
            <text:p>0.397286515552206</text:p>
          </table:table-cell>
          <table:table-cell/>
          <table:table-cell table:formula="of:=(MAX([.E169:.E173])-MIN([.E169:.E173]))/2" office:value-type="float" office:value="0.122524656193779" calcext:value-type="float">
            <text:p>0.122524656193779</text:p>
          </table:table-cell>
          <table:table-cell table:number-columns-repeated="2"/>
        </table:table-row>
        <table:table-row table:style-name="ro1">
          <table:table-cell office:value-type="time" office:time-value="PT11H51M30.404S" calcext:value-type="time">
            <text:p>11:51:30.4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4992378" calcext:value-type="float">
            <text:p>-4.99E-08</text:p>
          </table:table-cell>
          <table:table-cell table:formula="of:=[.C171]*10^9" office:value-type="float" office:value="-49.92378" calcext:value-type="float">
            <text:p>-49.92378</text:p>
          </table:table-cell>
          <table:table-cell table:formula="of:=[.$N$1]*[.D171]" office:value-type="float" office:value="-46.5375378910075" calcext:value-type="float">
            <text:p>-46.5375378910075</text:p>
          </table:table-cell>
          <table:table-cell table:number-columns-repeated="9"/>
        </table:table-row>
        <table:table-row table:style-name="ro1">
          <table:table-cell office:value-type="time" office:time-value="PT11H51M30.788S" calcext:value-type="time">
            <text:p>11:51:30.7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012583" calcext:value-type="float">
            <text:p>-5.01E-08</text:p>
          </table:table-cell>
          <table:table-cell table:formula="of:=[.C172]*10^9" office:value-type="float" office:value="-50.12583" calcext:value-type="float">
            <text:p>-50.12583</text:p>
          </table:table-cell>
          <table:table-cell table:formula="of:=[.$N$1]*[.D172]" office:value-type="float" office:value="-46.7258831952067" calcext:value-type="float">
            <text:p>-46.7258831952067</text:p>
          </table:table-cell>
          <table:table-cell table:number-columns-repeated="9"/>
        </table:table-row>
        <table:table-row table:style-name="ro1">
          <table:table-cell office:value-type="time" office:time-value="PT11H51M31.172S" calcext:value-type="time">
            <text:p>11:51:31.1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002206" calcext:value-type="float">
            <text:p>-5.00E-08</text:p>
          </table:table-cell>
          <table:table-cell table:formula="of:=[.C173]*10^9" office:value-type="float" office:value="-50.02206" calcext:value-type="float">
            <text:p>-50.02206</text:p>
          </table:table-cell>
          <table:table-cell table:formula="of:=[.$N$1]*[.D173]" office:value-type="float" office:value="-46.6291517316247" calcext:value-type="float">
            <text:p>-46.6291517316247</text:p>
          </table:table-cell>
          <table:table-cell table:number-columns-repeated="9"/>
        </table:table-row>
        <table:table-row table:style-name="ro1">
          <table:table-cell office:value-type="time" office:time-value="PT11H51M31.556S" calcext:value-type="time">
            <text:p>11:51:31.5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476003" calcext:value-type="float">
            <text:p>-5.48E-08</text:p>
          </table:table-cell>
          <table:table-cell table:formula="of:=[.C174]*10^9" office:value-type="float" office:value="-54.76003" calcext:value-type="float">
            <text:p>-54.76003</text:p>
          </table:table-cell>
          <table:table-cell table:formula="of:=[.$N$1]*[.D174]" office:value-type="float" office:value="-51.0457535674924" calcext:value-type="float">
            <text:p>-51.0457535674924</text:p>
          </table:table-cell>
          <table:table-cell table:number-columns-repeated="9"/>
        </table:table-row>
        <table:table-row table:style-name="ro1">
          <table:table-cell office:value-type="time" office:time-value="PT11H51M31.939S" calcext:value-type="time">
            <text:p>11:51:31.9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472661" calcext:value-type="float">
            <text:p>-5.47E-08</text:p>
          </table:table-cell>
          <table:table-cell table:formula="of:=[.C175]*10^9" office:value-type="float" office:value="-54.72661" calcext:value-type="float">
            <text:p>-54.72661</text:p>
          </table:table-cell>
          <table:table-cell table:formula="of:=[.$N$1]*[.D175]" office:value-type="float" office:value="-51.0146003872581" calcext:value-type="float">
            <text:p>-51.0146003872581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51.1158789846877" calcext:value-type="float">
            <text:p>-51.1158789846877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433549528939906" calcext:value-type="float">
            <text:p>0.433549528939906</text:p>
          </table:table-cell>
          <table:table-cell/>
          <table:table-cell table:formula="of:=(MAX([.E174:.E178])-MIN([.E174:.E178]))/2" office:value-type="float" office:value="0.126313934400013" calcext:value-type="float">
            <text:p>0.126313934400013</text:p>
          </table:table-cell>
          <table:table-cell table:number-columns-repeated="2"/>
        </table:table-row>
        <table:table-row table:style-name="ro1">
          <table:table-cell office:value-type="time" office:time-value="PT11H51M32.323S" calcext:value-type="time">
            <text:p>11:51:32.3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480749" calcext:value-type="float">
            <text:p>-5.48E-08</text:p>
          </table:table-cell>
          <table:table-cell table:formula="of:=[.C176]*10^9" office:value-type="float" office:value="-54.80749" calcext:value-type="float">
            <text:p>-54.80749</text:p>
          </table:table-cell>
          <table:table-cell table:formula="of:=[.$N$1]*[.D176]" office:value-type="float" office:value="-51.0899944392434" calcext:value-type="float">
            <text:p>-51.0899944392434</text:p>
          </table:table-cell>
          <table:table-cell table:number-columns-repeated="9"/>
        </table:table-row>
        <table:table-row table:style-name="ro1">
          <table:table-cell office:value-type="time" office:time-value="PT11H51M32.707S" calcext:value-type="time">
            <text:p>11:51:32.7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499762" calcext:value-type="float">
            <text:p>-5.50E-08</text:p>
          </table:table-cell>
          <table:table-cell table:formula="of:=[.C177]*10^9" office:value-type="float" office:value="-54.99762" calcext:value-type="float">
            <text:p>-54.99762</text:p>
          </table:table-cell>
          <table:table-cell table:formula="of:=[.$N$1]*[.D177]" office:value-type="float" office:value="-51.2672282560581" calcext:value-type="float">
            <text:p>-51.2672282560581</text:p>
          </table:table-cell>
          <table:table-cell table:number-columns-repeated="9"/>
        </table:table-row>
        <table:table-row table:style-name="ro1">
          <table:table-cell office:value-type="time" office:time-value="PT11H51M33.091S" calcext:value-type="time">
            <text:p>11:51:33.0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488454" calcext:value-type="float">
            <text:p>-5.49E-08</text:p>
          </table:table-cell>
          <table:table-cell table:formula="of:=[.C178]*10^9" office:value-type="float" office:value="-54.88454" calcext:value-type="float">
            <text:p>-54.88454</text:p>
          </table:table-cell>
          <table:table-cell table:formula="of:=[.$N$1]*[.D178]" office:value-type="float" office:value="-51.1618182733862" calcext:value-type="float">
            <text:p>-51.1618182733862</text:p>
          </table:table-cell>
          <table:table-cell table:number-columns-repeated="9"/>
        </table:table-row>
        <table:table-row table:style-name="ro1">
          <table:table-cell office:value-type="time" office:time-value="PT11H51M33.475S" calcext:value-type="time">
            <text:p>11:51:33.4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6611521" calcext:value-type="float">
            <text:p>-6.61E-08</text:p>
          </table:table-cell>
          <table:table-cell table:formula="of:=[.C179]*10^9" office:value-type="float" office:value="-66.11521" calcext:value-type="float">
            <text:p>-66.11521</text:p>
          </table:table-cell>
          <table:table-cell table:formula="of:=[.$N$1]*[.D179]" office:value-type="float" office:value="-61.6307316983392" calcext:value-type="float">
            <text:p>-61.6307316983392</text:p>
          </table:table-cell>
          <table:table-cell table:number-columns-repeated="9"/>
        </table:table-row>
        <table:table-row table:style-name="ro1">
          <table:table-cell office:value-type="time" office:time-value="PT11H51M33.858S" calcext:value-type="time">
            <text:p>11:51:33.8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6591081" calcext:value-type="float">
            <text:p>-6.59E-08</text:p>
          </table:table-cell>
          <table:table-cell table:formula="of:=[.C180]*10^9" office:value-type="float" office:value="-65.91081" calcext:value-type="float">
            <text:p>-65.91081</text:p>
          </table:table-cell>
          <table:table-cell table:formula="of:=[.$N$1]*[.D180]" office:value-type="float" office:value="-61.4401957905029" calcext:value-type="float">
            <text:p>-61.4401957905029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61.3806132359183" calcext:value-type="float">
            <text:p>-61.3806132359183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533145180840807" calcext:value-type="float">
            <text:p>0.533145180840807</text:p>
          </table:table-cell>
          <table:table-cell/>
          <table:table-cell table:formula="of:=(MAX([.E179:.E183])-MIN([.E179:.E183]))/2" office:value-type="float" office:value="0.195462435590336" calcext:value-type="float">
            <text:p>0.195462435590336</text:p>
          </table:table-cell>
          <table:table-cell table:number-columns-repeated="2"/>
        </table:table-row>
        <table:table-row table:style-name="ro1">
          <table:table-cell office:value-type="time" office:time-value="PT11H51M34.242S" calcext:value-type="time">
            <text:p>11:51:34.2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6576909" calcext:value-type="float">
            <text:p>-6.58E-08</text:p>
          </table:table-cell>
          <table:table-cell table:formula="of:=[.C181]*10^9" office:value-type="float" office:value="-65.76909" calcext:value-type="float">
            <text:p>-65.76909</text:p>
          </table:table-cell>
          <table:table-cell table:formula="of:=[.$N$1]*[.D181]" office:value-type="float" office:value="-61.3080884086117" calcext:value-type="float">
            <text:p>-61.3080884086117</text:p>
          </table:table-cell>
          <table:table-cell table:number-columns-repeated="9"/>
        </table:table-row>
        <table:table-row table:style-name="ro1">
          <table:table-cell office:value-type="time" office:time-value="PT11H51M34.626S" calcext:value-type="time">
            <text:p>11:51:34.6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6569584" calcext:value-type="float">
            <text:p>-6.57E-08</text:p>
          </table:table-cell>
          <table:table-cell table:formula="of:=[.C182]*10^9" office:value-type="float" office:value="-65.69584" calcext:value-type="float">
            <text:p>-65.69584</text:p>
          </table:table-cell>
          <table:table-cell table:formula="of:=[.$N$1]*[.D182]" office:value-type="float" office:value="-61.2398068271586" calcext:value-type="float">
            <text:p>-61.2398068271586</text:p>
          </table:table-cell>
          <table:table-cell table:number-columns-repeated="9"/>
        </table:table-row>
        <table:table-row table:style-name="ro1">
          <table:table-cell office:value-type="time" office:time-value="PT11H51M35.01S" calcext:value-type="time">
            <text:p>11:51:35.0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6574351" calcext:value-type="float">
            <text:p>-6.57E-08</text:p>
          </table:table-cell>
          <table:table-cell table:formula="of:=[.C183]*10^9" office:value-type="float" office:value="-65.74351" calcext:value-type="float">
            <text:p>-65.74351</text:p>
          </table:table-cell>
          <table:table-cell table:formula="of:=[.$N$1]*[.D183]" office:value-type="float" office:value="-61.2842434549793" calcext:value-type="float">
            <text:p>-61.2842434549793</text:p>
          </table:table-cell>
          <table:table-cell table:number-columns-repeated="9"/>
        </table:table-row>
        <table:table-row table:style-name="ro1">
          <table:table-cell office:value-type="time" office:time-value="PT11H51M35.394S" calcext:value-type="time">
            <text:p>11:51:35.3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108139" calcext:value-type="float">
            <text:p>-9.11E-08</text:p>
          </table:table-cell>
          <table:table-cell table:formula="of:=[.C184]*10^9" office:value-type="float" office:value="-91.08139" calcext:value-type="float">
            <text:p>-91.08139</text:p>
          </table:table-cell>
          <table:table-cell table:formula="of:=[.$N$1]*[.D184]" office:value-type="float" office:value="-84.9034996606953" calcext:value-type="float">
            <text:p>-84.9034996606953</text:p>
          </table:table-cell>
          <table:table-cell table:number-columns-repeated="9"/>
        </table:table-row>
        <table:table-row table:style-name="ro1">
          <table:table-cell office:value-type="time" office:time-value="PT11H51M35.777S" calcext:value-type="time">
            <text:p>11:51:35.7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115678" calcext:value-type="float">
            <text:p>-9.12E-08</text:p>
          </table:table-cell>
          <table:table-cell table:formula="of:=[.C185]*10^9" office:value-type="float" office:value="-91.15678" calcext:value-type="float">
            <text:p>-91.15678</text:p>
          </table:table-cell>
          <table:table-cell table:formula="of:=[.$N$1]*[.D185]" office:value-type="float" office:value="-84.9737760897158" calcext:value-type="float">
            <text:p>-84.9737760897158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84.9637496502603" calcext:value-type="float">
            <text:p>-84.963749650260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698112968658509" calcext:value-type="float">
            <text:p>0.698112968658509</text:p>
          </table:table-cell>
          <table:table-cell/>
          <table:table-cell table:formula="of:=(MAX([.E184:.E188])-MIN([.E184:.E188]))/2" office:value-type="float" office:value="0.0854754895746055" calcext:value-type="float">
            <text:p>0.085475489574606</text:p>
          </table:table-cell>
          <table:table-cell table:number-columns-repeated="2"/>
        </table:table-row>
        <table:table-row table:style-name="ro1">
          <table:table-cell office:value-type="time" office:time-value="PT11H51M36.161S" calcext:value-type="time">
            <text:p>11:51:36.1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104876" calcext:value-type="float">
            <text:p>-9.10E-08</text:p>
          </table:table-cell>
          <table:table-cell table:formula="of:=[.C186]*10^9" office:value-type="float" office:value="-91.04876" calcext:value-type="float">
            <text:p>-91.04876</text:p>
          </table:table-cell>
          <table:table-cell table:formula="of:=[.$N$1]*[.D186]" office:value-type="float" office:value="-84.8730828961518" calcext:value-type="float">
            <text:p>-84.8730828961518</text:p>
          </table:table-cell>
          <table:table-cell table:number-columns-repeated="9"/>
        </table:table-row>
        <table:table-row table:style-name="ro1">
          <table:table-cell office:value-type="time" office:time-value="PT11H51M36.545S" calcext:value-type="time">
            <text:p>11:51:36.5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121104" calcext:value-type="float">
            <text:p>-9.12E-08</text:p>
          </table:table-cell>
          <table:table-cell table:formula="of:=[.C187]*10^9" office:value-type="float" office:value="-91.21104" calcext:value-type="float">
            <text:p>-91.21104</text:p>
          </table:table-cell>
          <table:table-cell table:formula="of:=[.$N$1]*[.D187]" office:value-type="float" office:value="-85.0243557294379" calcext:value-type="float">
            <text:p>-85.0243557294379</text:p>
          </table:table-cell>
          <table:table-cell table:number-columns-repeated="9"/>
        </table:table-row>
        <table:table-row table:style-name="ro1">
          <table:table-cell office:value-type="time" office:time-value="PT11H51M36.929S" calcext:value-type="time">
            <text:p>11:51:36.9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123215" calcext:value-type="float">
            <text:p>-9.12E-08</text:p>
          </table:table-cell>
          <table:table-cell table:formula="of:=[.C188]*10^9" office:value-type="float" office:value="-91.23215" calcext:value-type="float">
            <text:p>-91.23215</text:p>
          </table:table-cell>
          <table:table-cell table:formula="of:=[.$N$1]*[.D188]" office:value-type="float" office:value="-85.044033875301" calcext:value-type="float">
            <text:p>-85.044033875301</text:p>
          </table:table-cell>
          <table:table-cell table:number-columns-repeated="9"/>
        </table:table-row>
        <table:table-row table:style-name="ro1">
          <table:table-cell office:value-type="time" office:time-value="PT11H51M37.313S" calcext:value-type="time">
            <text:p>11:51:37.3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408527" calcext:value-type="float">
            <text:p>-1.41E-07</text:p>
          </table:table-cell>
          <table:table-cell table:formula="of:=[.C189]*10^9" office:value-type="float" office:value="-140.8527" calcext:value-type="float">
            <text:p>-140.8527</text:p>
          </table:table-cell>
          <table:table-cell table:formula="of:=[.$N$1]*[.D189]" office:value-type="float" office:value="-131.298909323387" calcext:value-type="float">
            <text:p>-131.298909323387</text:p>
          </table:table-cell>
          <table:table-cell table:number-columns-repeated="9"/>
        </table:table-row>
        <table:table-row table:style-name="ro1">
          <table:table-cell office:value-type="time" office:time-value="PT11H51M37.697S" calcext:value-type="time">
            <text:p>11:51:37.7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408716" calcext:value-type="float">
            <text:p>-1.41E-07</text:p>
          </table:table-cell>
          <table:table-cell table:formula="of:=[.C190]*10^9" office:value-type="float" office:value="-140.8716" calcext:value-type="float">
            <text:p>-140.8716</text:p>
          </table:table-cell>
          <table:table-cell table:formula="of:=[.$N$1]*[.D190]" office:value-type="float" office:value="-131.316527369659" calcext:value-type="float">
            <text:p>-131.316527369659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31.316695160576" calcext:value-type="float">
            <text:p>-131.316695160576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1.07229211762912" calcext:value-type="float">
            <text:p>1.07229211762912</text:p>
          </table:table-cell>
          <table:table-cell/>
          <table:table-cell table:formula="of:=(MAX([.E189:.E193])-MIN([.E189:.E193]))/2" office:value-type="float" office:value="0.0300625392745815" calcext:value-type="float">
            <text:p>0.030062539274582</text:p>
          </table:table-cell>
          <table:table-cell table:number-columns-repeated="2"/>
        </table:table-row>
        <table:table-row table:style-name="ro1">
          <table:table-cell office:value-type="time" office:time-value="PT11H51M38.081S" calcext:value-type="time">
            <text:p>11:51:38.0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409172" calcext:value-type="float">
            <text:p>-1.41E-07</text:p>
          </table:table-cell>
          <table:table-cell table:formula="of:=[.C191]*10^9" office:value-type="float" office:value="-140.9172" calcext:value-type="float">
            <text:p>-140.9172</text:p>
          </table:table-cell>
          <table:table-cell table:formula="of:=[.$N$1]*[.D191]" office:value-type="float" office:value="-131.359034401936" calcext:value-type="float">
            <text:p>-131.359034401936</text:p>
          </table:table-cell>
          <table:table-cell table:number-columns-repeated="9"/>
        </table:table-row>
        <table:table-row table:style-name="ro1">
          <table:table-cell office:value-type="time" office:time-value="PT11H51M38.465S" calcext:value-type="time">
            <text:p>11:51:38.4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408623" calcext:value-type="float">
            <text:p>-1.41E-07</text:p>
          </table:table-cell>
          <table:table-cell table:formula="of:=[.C192]*10^9" office:value-type="float" office:value="-140.8623" calcext:value-type="float">
            <text:p>-140.8623</text:p>
          </table:table-cell>
          <table:table-cell table:formula="of:=[.$N$1]*[.D192]" office:value-type="float" office:value="-131.307858172287" calcext:value-type="float">
            <text:p>-131.307858172287</text:p>
          </table:table-cell>
          <table:table-cell table:number-columns-repeated="9"/>
        </table:table-row>
        <table:table-row table:style-name="ro1">
          <table:table-cell office:value-type="time" office:time-value="PT11H51M38.849S" calcext:value-type="time">
            <text:p>11:51:38.8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408551" calcext:value-type="float">
            <text:p>-1.41E-07</text:p>
          </table:table-cell>
          <table:table-cell table:formula="of:=[.C193]*10^9" office:value-type="float" office:value="-140.8551" calcext:value-type="float">
            <text:p>-140.8551</text:p>
          </table:table-cell>
          <table:table-cell table:formula="of:=[.$N$1]*[.D193]" office:value-type="float" office:value="-131.301146535612" calcext:value-type="float">
            <text:p>-131.301146535612</text:p>
          </table:table-cell>
          <table:table-cell table:number-columns-repeated="9"/>
        </table:table-row>
        <table:table-row table:style-name="ro1">
          <table:table-cell office:value-type="time" office:time-value="PT11H51M39.233S" calcext:value-type="time">
            <text:p>11:51:39.2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16229" calcext:value-type="float">
            <text:p>-2.22E-07</text:p>
          </table:table-cell>
          <table:table-cell table:formula="of:=[.C194]*10^9" office:value-type="float" office:value="-221.6229" calcext:value-type="float">
            <text:p>-221.6229</text:p>
          </table:table-cell>
          <table:table-cell table:formula="of:=[.$N$1]*[.D194]" office:value-type="float" office:value="-206.590608849429" calcext:value-type="float">
            <text:p>-206.590608849429</text:p>
          </table:table-cell>
          <table:table-cell table:number-columns-repeated="9"/>
        </table:table-row>
        <table:table-row table:style-name="ro1">
          <table:table-cell office:value-type="time" office:time-value="PT11H51M39.616S" calcext:value-type="time">
            <text:p>11:51:39.6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16428" calcext:value-type="float">
            <text:p>-2.22E-07</text:p>
          </table:table-cell>
          <table:table-cell table:formula="of:=[.C195]*10^9" office:value-type="float" office:value="-221.6428" calcext:value-type="float">
            <text:p>-221.6428</text:p>
          </table:table-cell>
          <table:table-cell table:formula="of:=[.$N$1]*[.D195]" office:value-type="float" office:value="-206.609159067462" calcext:value-type="float">
            <text:p>-206.609159067462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06.685932733653" calcext:value-type="float">
            <text:p>-206.685932733653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69083157195354" calcext:value-type="float">
            <text:p>1.69083157195354</text:p>
          </table:table-cell>
          <table:table-cell/>
          <table:table-cell table:formula="of:=(MAX([.E194:.E198])-MIN([.E194:.E198]))/2" office:value-type="float" office:value="0.119504419689903" calcext:value-type="float">
            <text:p>0.119504419689903</text:p>
          </table:table-cell>
          <table:table-cell table:number-columns-repeated="2"/>
        </table:table-row>
        <table:table-row table:style-name="ro1">
          <table:table-cell office:value-type="time" office:time-value="PT11H51M40S" calcext:value-type="time">
            <text:p>11:51:40.0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17056" calcext:value-type="float">
            <text:p>-2.22E-07</text:p>
          </table:table-cell>
          <table:table-cell table:formula="of:=[.C196]*10^9" office:value-type="float" office:value="-221.7056" calcext:value-type="float">
            <text:p>-221.7056</text:p>
          </table:table-cell>
          <table:table-cell table:formula="of:=[.$N$1]*[.D196]" office:value-type="float" office:value="-206.667699454019" calcext:value-type="float">
            <text:p>-206.667699454019</text:p>
          </table:table-cell>
          <table:table-cell table:number-columns-repeated="9"/>
        </table:table-row>
        <table:table-row table:style-name="ro1">
          <table:table-cell office:value-type="time" office:time-value="PT11H51M40.384S" calcext:value-type="time">
            <text:p>11:51:40.3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17752" calcext:value-type="float">
            <text:p>-2.22E-07</text:p>
          </table:table-cell>
          <table:table-cell table:formula="of:=[.C197]*10^9" office:value-type="float" office:value="-221.7752" calcext:value-type="float">
            <text:p>-221.7752</text:p>
          </table:table-cell>
          <table:table-cell table:formula="of:=[.$N$1]*[.D197]" office:value-type="float" office:value="-206.732578608546" calcext:value-type="float">
            <text:p>-206.732578608546</text:p>
          </table:table-cell>
          <table:table-cell table:number-columns-repeated="9"/>
        </table:table-row>
        <table:table-row table:style-name="ro1">
          <table:table-cell office:value-type="time" office:time-value="PT11H51M40.767S" calcext:value-type="time">
            <text:p>11:51:40.7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18793" calcext:value-type="float">
            <text:p>-2.22E-07</text:p>
          </table:table-cell>
          <table:table-cell table:formula="of:=[.C198]*10^9" office:value-type="float" office:value="-221.8793" calcext:value-type="float">
            <text:p>-221.8793</text:p>
          </table:table-cell>
          <table:table-cell table:formula="of:=[.$N$1]*[.D198]" office:value-type="float" office:value="-206.829617688809" calcext:value-type="float">
            <text:p>-206.829617688809</text:p>
          </table:table-cell>
          <table:table-cell table:number-columns-repeated="9"/>
        </table:table-row>
        <table:table-row table:style-name="ro1">
          <table:table-cell office:value-type="time" office:time-value="PT11H51M41.151S" calcext:value-type="time">
            <text:p>11:51:41.1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321031" calcext:value-type="float">
            <text:p>-3.32E-07</text:p>
          </table:table-cell>
          <table:table-cell table:formula="of:=[.C199]*10^9" office:value-type="float" office:value="-332.1031" calcext:value-type="float">
            <text:p>-332.1031</text:p>
          </table:table-cell>
          <table:table-cell table:formula="of:=[.$N$1]*[.D199]" office:value-type="float" office:value="-309.577131378494" calcext:value-type="float">
            <text:p>-309.577131378494</text:p>
          </table:table-cell>
          <table:table-cell table:number-columns-repeated="9"/>
        </table:table-row>
        <table:table-row table:style-name="ro1">
          <table:table-cell office:value-type="time" office:time-value="PT11H51M41.534S" calcext:value-type="time">
            <text:p>11:51:41.5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321482" calcext:value-type="float">
            <text:p>-3.32E-07</text:p>
          </table:table-cell>
          <table:table-cell table:formula="of:=[.C200]*10^9" office:value-type="float" office:value="-332.1482" calcext:value-type="float">
            <text:p>-332.1482</text:p>
          </table:table-cell>
          <table:table-cell table:formula="of:=[.$N$1]*[.D200]" office:value-type="float" office:value="-309.61917232489" calcext:value-type="float">
            <text:p>-309.61917232489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09.701333943857" calcext:value-type="float">
            <text:p>-309.701333943857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53093214134135" calcext:value-type="float">
            <text:p>2.53093214134135</text:p>
          </table:table-cell>
          <table:table-cell/>
          <table:table-cell table:formula="of:=(MAX([.E199:.E203])-MIN([.E199:.E203]))/2" office:value-type="float" office:value="0.129245614586637" calcext:value-type="float">
            <text:p>0.129245614586637</text:p>
          </table:table-cell>
          <table:table-cell table:number-columns-repeated="2"/>
        </table:table-row>
        <table:table-row table:style-name="ro1">
          <table:table-cell office:value-type="time" office:time-value="PT11H51M41.918S" calcext:value-type="time">
            <text:p>11:51:41.9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321857" calcext:value-type="float">
            <text:p>-3.32E-07</text:p>
          </table:table-cell>
          <table:table-cell table:formula="of:=[.C201]*10^9" office:value-type="float" office:value="-332.1857" calcext:value-type="float">
            <text:p>-332.1857</text:p>
          </table:table-cell>
          <table:table-cell table:formula="of:=[.$N$1]*[.D201]" office:value-type="float" office:value="-309.654128765907" calcext:value-type="float">
            <text:p>-309.654128765907</text:p>
          </table:table-cell>
          <table:table-cell table:number-columns-repeated="9"/>
        </table:table-row>
        <table:table-row table:style-name="ro1">
          <table:table-cell office:value-type="time" office:time-value="PT11H51M42.302S" calcext:value-type="time">
            <text:p>11:51:42.3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323643" calcext:value-type="float">
            <text:p>-3.32E-07</text:p>
          </table:table-cell>
          <table:table-cell table:formula="of:=[.C202]*10^9" office:value-type="float" office:value="-332.3643" calcext:value-type="float">
            <text:p>-332.3643</text:p>
          </table:table-cell>
          <table:table-cell table:formula="of:=[.$N$1]*[.D202]" office:value-type="float" office:value="-309.820614642324" calcext:value-type="float">
            <text:p>-309.820614642324</text:p>
          </table:table-cell>
          <table:table-cell table:number-columns-repeated="9"/>
        </table:table-row>
        <table:table-row table:style-name="ro1">
          <table:table-cell office:value-type="time" office:time-value="PT11H51M42.686S" calcext:value-type="time">
            <text:p>11:51:42.6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323804" calcext:value-type="float">
            <text:p>-3.32E-07</text:p>
          </table:table-cell>
          <table:table-cell table:formula="of:=[.C203]*10^9" office:value-type="float" office:value="-332.3804" calcext:value-type="float">
            <text:p>-332.3804</text:p>
          </table:table-cell>
          <table:table-cell table:formula="of:=[.$N$1]*[.D203]" office:value-type="float" office:value="-309.835622607667" calcext:value-type="float">
            <text:p>-309.835622607667</text:p>
          </table:table-cell>
          <table:table-cell table:number-columns-repeated="9"/>
        </table:table-row>
        <table:table-row table:style-name="ro1">
          <table:table-cell office:value-type="time" office:time-value="PT11H51M43.07S" calcext:value-type="time">
            <text:p>11:51:43.0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632897" calcext:value-type="float">
            <text:p>-4.63E-07</text:p>
          </table:table-cell>
          <table:table-cell table:formula="of:=[.C204]*10^9" office:value-type="float" office:value="-463.2897" calcext:value-type="float">
            <text:p>-463.2897</text:p>
          </table:table-cell>
          <table:table-cell table:formula="of:=[.$N$1]*[.D204]" office:value-type="float" office:value="-431.865575248178" calcext:value-type="float">
            <text:p>-431.865575248178</text:p>
          </table:table-cell>
          <table:table-cell table:number-columns-repeated="9"/>
        </table:table-row>
        <table:table-row table:style-name="ro1">
          <table:table-cell office:value-type="time" office:time-value="PT11H51M43.445S" calcext:value-type="time">
            <text:p>11:51:43.4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632081" calcext:value-type="float">
            <text:p>-4.63E-07</text:p>
          </table:table-cell>
          <table:table-cell table:formula="of:=[.C205]*10^9" office:value-type="float" office:value="-463.2081" calcext:value-type="float">
            <text:p>-463.2081</text:p>
          </table:table-cell>
          <table:table-cell table:formula="of:=[.$N$1]*[.D205]" office:value-type="float" office:value="-431.789510032525" calcext:value-type="float">
            <text:p>-431.789510032525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31.991157427746" calcext:value-type="float">
            <text:p>-431.991157427746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.5319475965003" calcext:value-type="float">
            <text:p>3.5319475965003</text:p>
          </table:table-cell>
          <table:table-cell/>
          <table:table-cell table:formula="of:=(MAX([.E204:.E208])-MIN([.E204:.E208]))/2" office:value-type="float" office:value="0.214119853375792" calcext:value-type="float">
            <text:p>0.214119853375792</text:p>
          </table:table-cell>
          <table:table-cell table:number-columns-repeated="2"/>
        </table:table-row>
        <table:table-row table:style-name="ro1">
          <table:table-cell office:value-type="time" office:time-value="PT11H51M43.814S" calcext:value-type="time">
            <text:p>11:51:43.8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633926" calcext:value-type="float">
            <text:p>-4.63E-07</text:p>
          </table:table-cell>
          <table:table-cell table:formula="of:=[.C206]*10^9" office:value-type="float" office:value="-463.3926" calcext:value-type="float">
            <text:p>-463.3926</text:p>
          </table:table-cell>
          <table:table-cell table:formula="of:=[.$N$1]*[.D206]" office:value-type="float" office:value="-431.961495722328" calcext:value-type="float">
            <text:p>-431.961495722328</text:p>
          </table:table-cell>
          <table:table-cell table:number-columns-repeated="9"/>
        </table:table-row>
        <table:table-row table:style-name="ro1">
          <table:table-cell office:value-type="time" office:time-value="PT11H51M44.19S" calcext:value-type="time">
            <text:p>11:51:44.1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635642" calcext:value-type="float">
            <text:p>-4.64E-07</text:p>
          </table:table-cell>
          <table:table-cell table:formula="of:=[.C207]*10^9" office:value-type="float" office:value="-463.5642" calcext:value-type="float">
            <text:p>-463.5642</text:p>
          </table:table-cell>
          <table:table-cell table:formula="of:=[.$N$1]*[.D207]" office:value-type="float" office:value="-432.121456396422" calcext:value-type="float">
            <text:p>-432.121456396422</text:p>
          </table:table-cell>
          <table:table-cell table:number-columns-repeated="9"/>
        </table:table-row>
        <table:table-row table:style-name="ro1">
          <table:table-cell office:value-type="time" office:time-value="PT11H51M44.573S" calcext:value-type="time">
            <text:p>11:51:44.5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636675" calcext:value-type="float">
            <text:p>-4.64E-07</text:p>
          </table:table-cell>
          <table:table-cell table:formula="of:=[.C208]*10^9" office:value-type="float" office:value="-463.6675" calcext:value-type="float">
            <text:p>-463.6675</text:p>
          </table:table-cell>
          <table:table-cell table:formula="of:=[.$N$1]*[.D208]" office:value-type="float" office:value="-432.217749739277" calcext:value-type="float">
            <text:p>-432.217749739277</text:p>
          </table:table-cell>
          <table:table-cell table:number-columns-repeated="9"/>
        </table:table-row>
        <table:table-row table:style-name="ro1">
          <table:table-cell office:value-type="time" office:time-value="PT11H51M44.957S" calcext:value-type="time">
            <text:p>11:51:44.9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073553" calcext:value-type="float">
            <text:p>-6.07E-07</text:p>
          </table:table-cell>
          <table:table-cell table:formula="of:=[.C209]*10^9" office:value-type="float" office:value="-607.3553" calcext:value-type="float">
            <text:p>-607.3553</text:p>
          </table:table-cell>
          <table:table-cell table:formula="of:=[.$N$1]*[.D209]" office:value-type="float" office:value="-566.15945922072" calcext:value-type="float">
            <text:p>-566.15945922072</text:p>
          </table:table-cell>
          <table:table-cell table:number-columns-repeated="9"/>
        </table:table-row>
        <table:table-row table:style-name="ro1">
          <table:table-cell office:value-type="time" office:time-value="PT11H51M45.341S" calcext:value-type="time">
            <text:p>11:51:45.3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074931" calcext:value-type="float">
            <text:p>-6.07E-07</text:p>
          </table:table-cell>
          <table:table-cell table:formula="of:=[.C210]*10^9" office:value-type="float" office:value="-607.4931" calcext:value-type="float">
            <text:p>-607.4931</text:p>
          </table:table-cell>
          <table:table-cell table:formula="of:=[.$N$1]*[.D210]" office:value-type="float" office:value="-566.28791248931" calcext:value-type="float">
            <text:p>-566.28791248931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566.386759982789" calcext:value-type="float">
            <text:p>-566.386759982789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4.62720381808021" calcext:value-type="float">
            <text:p>4.62720381808021</text:p>
          </table:table-cell>
          <table:table-cell/>
          <table:table-cell table:formula="of:=(MAX([.E209:.E213])-MIN([.E209:.E213]))/2" office:value-type="float" office:value="0.202234663430033" calcext:value-type="float">
            <text:p>0.202234663430033</text:p>
          </table:table-cell>
          <table:table-cell table:number-columns-repeated="2"/>
        </table:table-row>
        <table:table-row table:style-name="ro1">
          <table:table-cell office:value-type="time" office:time-value="PT11H51M45.725S" calcext:value-type="time">
            <text:p>11:51:45.7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076024" calcext:value-type="float">
            <text:p>-6.08E-07</text:p>
          </table:table-cell>
          <table:table-cell table:formula="of:=[.C211]*10^9" office:value-type="float" office:value="-607.6024" calcext:value-type="float">
            <text:p>-607.6024</text:p>
          </table:table-cell>
          <table:table-cell table:formula="of:=[.$N$1]*[.D211]" office:value-type="float" office:value="-566.389798862728" calcext:value-type="float">
            <text:p>-566.389798862728</text:p>
          </table:table-cell>
          <table:table-cell table:number-columns-repeated="9"/>
        </table:table-row>
        <table:table-row table:style-name="ro1">
          <table:table-cell office:value-type="time" office:time-value="PT11H51M46.108S" calcext:value-type="time">
            <text:p>11:51:46.1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077557" calcext:value-type="float">
            <text:p>-6.08E-07</text:p>
          </table:table-cell>
          <table:table-cell table:formula="of:=[.C212]*10^9" office:value-type="float" office:value="-607.7557" calcext:value-type="float">
            <text:p>-607.7557</text:p>
          </table:table-cell>
          <table:table-cell table:formula="of:=[.$N$1]*[.D212]" office:value-type="float" office:value="-566.532700793605" calcext:value-type="float">
            <text:p>-566.532700793605</text:p>
          </table:table-cell>
          <table:table-cell table:number-columns-repeated="9"/>
        </table:table-row>
        <table:table-row table:style-name="ro1">
          <table:table-cell office:value-type="time" office:time-value="PT11H51M46.492S" calcext:value-type="time">
            <text:p>11:51:46.4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077892" calcext:value-type="float">
            <text:p>-6.08E-07</text:p>
          </table:table-cell>
          <table:table-cell table:formula="of:=[.C213]*10^9" office:value-type="float" office:value="-607.7892" calcext:value-type="float">
            <text:p>-607.7892</text:p>
          </table:table-cell>
          <table:table-cell table:formula="of:=[.$N$1]*[.D213]" office:value-type="float" office:value="-566.56392854758" calcext:value-type="float">
            <text:p>-566.56392854758</text:p>
          </table:table-cell>
          <table:table-cell table:number-columns-repeated="9"/>
        </table:table-row>
        <table:table-row table:style-name="ro1">
          <table:table-cell office:value-type="time" office:time-value="PT11H51M46.876S" calcext:value-type="time">
            <text:p>11:51:46.8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567832" calcext:value-type="float">
            <text:p>-7.57E-07</text:p>
          </table:table-cell>
          <table:table-cell table:formula="of:=[.C214]*10^9" office:value-type="float" office:value="-756.7832" calcext:value-type="float">
            <text:p>-756.7832</text:p>
          </table:table-cell>
          <table:table-cell table:formula="of:=[.$N$1]*[.D214]" office:value-type="float" office:value="-705.451927824333" calcext:value-type="float">
            <text:p>-705.451927824333</text:p>
          </table:table-cell>
          <table:table-cell table:number-columns-repeated="9"/>
        </table:table-row>
        <table:table-row table:style-name="ro1">
          <table:table-cell office:value-type="time" office:time-value="PT11H51M47.26S" calcext:value-type="time">
            <text:p>11:51:47.2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569786" calcext:value-type="float">
            <text:p>-7.57E-07</text:p>
          </table:table-cell>
          <table:table-cell table:formula="of:=[.C215]*10^9" office:value-type="float" office:value="-756.9786" calcext:value-type="float">
            <text:p>-756.9786</text:p>
          </table:table-cell>
          <table:table-cell table:formula="of:=[.$N$1]*[.D215]" office:value-type="float" office:value="-705.634074186325" calcext:value-type="float">
            <text:p>-705.634074186325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705.772054250307" calcext:value-type="float">
            <text:p>-705.772054250307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5.76923268684267" calcext:value-type="float">
            <text:p>5.76923268684267</text:p>
          </table:table-cell>
          <table:table-cell/>
          <table:table-cell table:formula="of:=(MAX([.E214:.E218])-MIN([.E214:.E218]))/2" office:value-type="float" office:value="0.327471939446752" calcext:value-type="float">
            <text:p>0.327471939446752</text:p>
          </table:table-cell>
          <table:table-cell table:number-columns-repeated="2"/>
        </table:table-row>
        <table:table-row table:style-name="ro1">
          <table:table-cell office:value-type="time" office:time-value="PT11H51M47.644S" calcext:value-type="time">
            <text:p>11:51:47.6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570715" calcext:value-type="float">
            <text:p>-7.57E-07</text:p>
          </table:table-cell>
          <table:table-cell table:formula="of:=[.C216]*10^9" office:value-type="float" office:value="-757.0715" calcext:value-type="float">
            <text:p>-757.0715</text:p>
          </table:table-cell>
          <table:table-cell table:formula="of:=[.$N$1]*[.D216]" office:value-type="float" office:value="-705.720672942871" calcext:value-type="float">
            <text:p>-705.720672942871</text:p>
          </table:table-cell>
          <table:table-cell table:number-columns-repeated="9"/>
        </table:table-row>
        <table:table-row table:style-name="ro1">
          <table:table-cell office:value-type="time" office:time-value="PT11H51M48.027S" calcext:value-type="time">
            <text:p>11:51:48.0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57314" calcext:value-type="float">
            <text:p>-7.57E-07</text:p>
          </table:table-cell>
          <table:table-cell table:formula="of:=[.C217]*10^9" office:value-type="float" office:value="-757.314" calcext:value-type="float">
            <text:p>-757.314</text:p>
          </table:table-cell>
          <table:table-cell table:formula="of:=[.$N$1]*[.D217]" office:value-type="float" office:value="-705.946724594781" calcext:value-type="float">
            <text:p>-705.946724594781</text:p>
          </table:table-cell>
          <table:table-cell table:number-columns-repeated="9"/>
        </table:table-row>
        <table:table-row table:style-name="ro1">
          <table:table-cell office:value-type="time" office:time-value="PT11H51M48.411S" calcext:value-type="time">
            <text:p>11:51:48.4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574858" calcext:value-type="float">
            <text:p>-7.57E-07</text:p>
          </table:table-cell>
          <table:table-cell table:formula="of:=[.C218]*10^9" office:value-type="float" office:value="-757.4858" calcext:value-type="float">
            <text:p>-757.4858</text:p>
          </table:table-cell>
          <table:table-cell table:formula="of:=[.$N$1]*[.D218]" office:value-type="float" office:value="-706.106871703226" calcext:value-type="float">
            <text:p>-706.106871703226</text:p>
          </table:table-cell>
          <table:table-cell table:number-columns-repeated="9"/>
        </table:table-row>
        <table:table-row table:style-name="ro1">
          <table:table-cell office:value-type="time" office:time-value="PT16H00M48.154S" calcext:value-type="time">
            <text:p>16:00:48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627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48.536S" calcext:value-type="time">
            <text:p>16:00:48.5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6023" calcext:value-type="float">
            <text:p>-4.91E-08</text:p>
          </table:table-cell>
          <table:table-cell table:number-columns-repeated="11"/>
        </table:table-row>
        <table:table-row table:style-name="ro1">
          <table:table-cell office:value-type="time" office:time-value="PT16H00M48.92S" calcext:value-type="time">
            <text:p>16:00:48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89793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49.303S" calcext:value-type="time">
            <text:p>16:00:49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174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49.687S" calcext:value-type="time">
            <text:p>16:00:49.6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5358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072S" calcext:value-type="time">
            <text:p>16:00:50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7751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448S" calcext:value-type="time">
            <text:p>16:00:50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896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0.824S" calcext:value-type="time">
            <text:p>16:00:50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421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1.207S" calcext:value-type="time">
            <text:p>16:00:51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2274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51.591S" calcext:value-type="time">
            <text:p>16:00:51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2968" calcext:value-type="float">
            <text:p>-4.91E-08</text:p>
          </table:table-cell>
          <table:table-cell table:number-columns-repeated="11"/>
        </table:table-row>
      </table:table>
      <table:table table:name="Diode 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2.494529350956" calcext:value-type="float">
            <text:p>-102.494529350956</text:p>
          </table:table-cell>
          <table:table-cell office:value-type="float" office:value="0.05" calcext:value-type="float">
            <text:p>0.05</text:p>
          </table:table-cell>
          <table:table-cell office:value-type="float" office:value="0.995101889882783" calcext:value-type="float">
            <text:p>0.995101889882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70.163631973251" calcext:value-type="float">
            <text:p>-470.163631973251</text:p>
          </table:table-cell>
          <table:table-cell office:value-type="float" office:value="0.05" calcext:value-type="float">
            <text:p>0.05</text:p>
          </table:table-cell>
          <table:table-cell office:value-type="float" office:value="4.06302497828419" calcext:value-type="float">
            <text:p>4.06302497828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33.876855456844" calcext:value-type="float">
            <text:p>-633.876855456844</text:p>
          </table:table-cell>
          <table:table-cell office:value-type="float" office:value="0.05" calcext:value-type="float">
            <text:p>0.05</text:p>
          </table:table-cell>
          <table:table-cell office:value-type="float" office:value="5.43484130156199" calcext:value-type="float">
            <text:p>5.43484130156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764.345714923624" calcext:value-type="float">
            <text:p>-764.345714923624</text:p>
          </table:table-cell>
          <table:table-cell office:value-type="float" office:value="0.05" calcext:value-type="float">
            <text:p>0.05</text:p>
          </table:table-cell>
          <table:table-cell office:value-type="float" office:value="6.54193640298002" calcext:value-type="float">
            <text:p>6.54193640298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68.738341616179" calcext:value-type="float">
            <text:p>-868.738341616179</text:p>
          </table:table-cell>
          <table:table-cell office:value-type="float" office:value="0.05" calcext:value-type="float">
            <text:p>0.05</text:p>
          </table:table-cell>
          <table:table-cell office:value-type="float" office:value="7.43517339901659" calcext:value-type="float">
            <text:p>7.435173399016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951.838801039138" calcext:value-type="float">
            <text:p>-951.838801039138</text:p>
          </table:table-cell>
          <table:table-cell office:value-type="float" office:value="0.05" calcext:value-type="float">
            <text:p>0.05</text:p>
          </table:table-cell>
          <table:table-cell office:value-type="float" office:value="8.16170004902418" calcext:value-type="float">
            <text:p>8.161700049024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018.58921335354" calcext:value-type="float">
            <text:p>-1018.58921335354</text:p>
          </table:table-cell>
          <table:table-cell office:value-type="float" office:value="0.05" calcext:value-type="float">
            <text:p>0.05</text:p>
          </table:table-cell>
          <table:table-cell office:value-type="float" office:value="8.7164895501403" calcext:value-type="float">
            <text:p>8.71648955014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070.3428606822" calcext:value-type="float">
            <text:p>-1070.3428606822</text:p>
          </table:table-cell>
          <table:table-cell office:value-type="float" office:value="0.05" calcext:value-type="float">
            <text:p>0.05</text:p>
          </table:table-cell>
          <table:table-cell office:value-type="float" office:value="9.17333662038157" calcext:value-type="float">
            <text:p>9.173336620381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110.46778373399" calcext:value-type="float">
            <text:p>-1110.46778373399</text:p>
          </table:table-cell>
          <table:table-cell office:value-type="float" office:value="0.05" calcext:value-type="float">
            <text:p>0.05</text:p>
          </table:table-cell>
          <table:table-cell office:value-type="float" office:value="9.50474945083337" calcext:value-type="float">
            <text:p>9.50474945083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141.72458220156" calcext:value-type="float">
            <text:p>-1141.72458220156</text:p>
          </table:table-cell>
          <table:table-cell office:value-type="float" office:value="0.05" calcext:value-type="float">
            <text:p>0.05</text:p>
          </table:table-cell>
          <table:table-cell office:value-type="float" office:value="9.77139883919701" calcext:value-type="float">
            <text:p>9.771398839197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166.2783750225" calcext:value-type="float">
            <text:p>-1166.2783750225</text:p>
          </table:table-cell>
          <table:table-cell office:value-type="float" office:value="0.05" calcext:value-type="float">
            <text:p>0.05</text:p>
          </table:table-cell>
          <table:table-cell office:value-type="float" office:value="9.98433545513747" calcext:value-type="float">
            <text:p>9.98433545513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186.61997423959" calcext:value-type="float">
            <text:p>-1186.61997423959</text:p>
          </table:table-cell>
          <table:table-cell office:value-type="float" office:value="0.05" calcext:value-type="float">
            <text:p>0.05</text:p>
          </table:table-cell>
          <table:table-cell office:value-type="float" office:value="10.160832857721" calcext:value-type="float">
            <text:p>10.1608328577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204.3032398407" calcext:value-type="float">
            <text:p>-1204.3032398407</text:p>
          </table:table-cell>
          <table:table-cell office:value-type="float" office:value="0.05" calcext:value-type="float">
            <text:p>0.05</text:p>
          </table:table-cell>
          <table:table-cell office:value-type="float" office:value="10.3092869199236" calcext:value-type="float">
            <text:p>10.3092869199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220.58886906058" calcext:value-type="float">
            <text:p>-1220.58886906058</text:p>
          </table:table-cell>
          <table:table-cell office:value-type="float" office:value="0.05" calcext:value-type="float">
            <text:p>0.05</text:p>
          </table:table-cell>
          <table:table-cell office:value-type="float" office:value="10.4665124189768" calcext:value-type="float">
            <text:p>10.46651241897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235.24953902022" calcext:value-type="float">
            <text:p>-1235.24953902022</text:p>
          </table:table-cell>
          <table:table-cell office:value-type="float" office:value="0.05" calcext:value-type="float">
            <text:p>0.05</text:p>
          </table:table-cell>
          <table:table-cell office:value-type="float" office:value="10.577454018643" calcext:value-type="float">
            <text:p>10.577454018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249.81729294449" calcext:value-type="float">
            <text:p>-1249.81729294449</text:p>
          </table:table-cell>
          <table:table-cell office:value-type="float" office:value="0.05" calcext:value-type="float">
            <text:p>0.05</text:p>
          </table:table-cell>
          <table:table-cell office:value-type="float" office:value="10.7011461159889" calcext:value-type="float">
            <text:p>10.7011461159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63.60412362801" calcext:value-type="float">
            <text:p>-1263.60412362801</text:p>
          </table:table-cell>
          <table:table-cell office:value-type="float" office:value="0.05" calcext:value-type="float">
            <text:p>0.05</text:p>
          </table:table-cell>
          <table:table-cell office:value-type="float" office:value="10.8171742964811" calcext:value-type="float">
            <text:p>10.81717429648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277.77157890928" calcext:value-type="float">
            <text:p>-1277.77157890928</text:p>
          </table:table-cell>
          <table:table-cell office:value-type="float" office:value="0.05" calcext:value-type="float">
            <text:p>0.05</text:p>
          </table:table-cell>
          <table:table-cell office:value-type="float" office:value="10.9420238432665" calcext:value-type="float">
            <text:p>10.94202384326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292.27212941173" calcext:value-type="float">
            <text:p>-1292.27212941173</text:p>
          </table:table-cell>
          <table:table-cell office:value-type="float" office:value="0.05" calcext:value-type="float">
            <text:p>0.05</text:p>
          </table:table-cell>
          <table:table-cell office:value-type="float" office:value="11.0652148385186" calcext:value-type="float">
            <text:p>11.06521483851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307.5952887557" calcext:value-type="float">
            <text:p>-1307.5952887557</text:p>
          </table:table-cell>
          <table:table-cell office:value-type="float" office:value="0.05" calcext:value-type="float">
            <text:p>0.05</text:p>
          </table:table-cell>
          <table:table-cell office:value-type="float" office:value="11.1988666893215" calcext:value-type="float">
            <text:p>11.1988666893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324.04103743278" calcext:value-type="float">
            <text:p>-1324.04103743278</text:p>
          </table:table-cell>
          <table:table-cell office:value-type="float" office:value="0.05" calcext:value-type="float">
            <text:p>0.05</text:p>
          </table:table-cell>
          <table:table-cell office:value-type="float" office:value="11.3308389513985" calcext:value-type="float">
            <text:p>11.3308389513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341.3629628963" calcext:value-type="float">
            <text:p>-1341.3629628963</text:p>
          </table:table-cell>
          <table:table-cell office:value-type="float" office:value="0.05" calcext:value-type="float">
            <text:p>0.05</text:p>
          </table:table-cell>
          <table:table-cell office:value-type="float" office:value="11.4795025967483" calcext:value-type="float">
            <text:p>11.47950259674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361.06505824725" calcext:value-type="float">
            <text:p>-1361.06505824725</text:p>
          </table:table-cell>
          <table:table-cell office:value-type="float" office:value="0.05" calcext:value-type="float">
            <text:p>0.05</text:p>
          </table:table-cell>
          <table:table-cell office:value-type="float" office:value="11.647261549888" calcext:value-type="float">
            <text:p>11.6472615498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383.72838959365" calcext:value-type="float">
            <text:p>-1383.72838959365</text:p>
          </table:table-cell>
          <table:table-cell office:value-type="float" office:value="0.05" calcext:value-type="float">
            <text:p>0.05</text:p>
          </table:table-cell>
          <table:table-cell office:value-type="float" office:value="11.8431245613694" calcext:value-type="float">
            <text:p>11.84312456136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410.33120500612" calcext:value-type="float">
            <text:p>-1410.33120500612</text:p>
          </table:table-cell>
          <table:table-cell office:value-type="float" office:value="0.05" calcext:value-type="float">
            <text:p>0.05</text:p>
          </table:table-cell>
          <table:table-cell office:value-type="float" office:value="12.0703434324109" calcext:value-type="float">
            <text:p>12.0703434324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441.04024688776" calcext:value-type="float">
            <text:p>-1441.04024688776</text:p>
          </table:table-cell>
          <table:table-cell office:value-type="float" office:value="0.05" calcext:value-type="float">
            <text:p>0.05</text:p>
          </table:table-cell>
          <table:table-cell office:value-type="float" office:value="12.3351067055986" calcext:value-type="float">
            <text:p>12.33510670559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476.96797536026" calcext:value-type="float">
            <text:p>-1476.96797536026</text:p>
          </table:table-cell>
          <table:table-cell office:value-type="float" office:value="0.05" calcext:value-type="float">
            <text:p>0.05</text:p>
          </table:table-cell>
          <table:table-cell office:value-type="float" office:value="12.6442701504243" calcext:value-type="float">
            <text:p>12.64427015042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518.8918073989" calcext:value-type="float">
            <text:p>-1518.8918073989</text:p>
          </table:table-cell>
          <table:table-cell office:value-type="float" office:value="0.05" calcext:value-type="float">
            <text:p>0.05</text:p>
          </table:table-cell>
          <table:table-cell office:value-type="float" office:value="13.0009236419598" calcext:value-type="float">
            <text:p>13.0009236419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566.88030997318" calcext:value-type="float">
            <text:p>-1566.88030997318</text:p>
          </table:table-cell>
          <table:table-cell office:value-type="float" office:value="0.05" calcext:value-type="float">
            <text:p>0.05</text:p>
          </table:table-cell>
          <table:table-cell office:value-type="float" office:value="13.4090694810295" calcext:value-type="float">
            <text:p>13.4090694810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620.67927883535" calcext:value-type="float">
            <text:p>-1620.67927883535</text:p>
          </table:table-cell>
          <table:table-cell office:value-type="float" office:value="0.05" calcext:value-type="float">
            <text:p>0.05</text:p>
          </table:table-cell>
          <table:table-cell office:value-type="float" office:value="13.8689023043416" calcext:value-type="float">
            <text:p>13.8689023043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682.22144543833" calcext:value-type="float">
            <text:p>-1682.22144543833</text:p>
          </table:table-cell>
          <table:table-cell office:value-type="float" office:value="0.05" calcext:value-type="float">
            <text:p>0.05</text:p>
          </table:table-cell>
          <table:table-cell office:value-type="float" office:value="14.4022282614403" calcext:value-type="float">
            <text:p>14.40222826144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751.80055691282" calcext:value-type="float">
            <text:p>-1751.80055691282</text:p>
          </table:table-cell>
          <table:table-cell office:value-type="float" office:value="0.05" calcext:value-type="float">
            <text:p>0.05</text:p>
          </table:table-cell>
          <table:table-cell office:value-type="float" office:value="14.9966512743942" calcext:value-type="float">
            <text:p>14.99665127439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835.69691912185" calcext:value-type="float">
            <text:p>-1835.69691912185</text:p>
          </table:table-cell>
          <table:table-cell office:value-type="float" office:value="0.05" calcext:value-type="float">
            <text:p>0.05</text:p>
          </table:table-cell>
          <table:table-cell office:value-type="float" office:value="15.8836256030495" calcext:value-type="float">
            <text:p>15.8836256030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945.73326969919" calcext:value-type="float">
            <text:p>-1945.73326969919</text:p>
          </table:table-cell>
          <table:table-cell office:value-type="float" office:value="0.05" calcext:value-type="float">
            <text:p>0.05</text:p>
          </table:table-cell>
          <table:table-cell office:value-type="float" office:value="18.8609307670994" calcext:value-type="float">
            <text:p>18.8609307670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099.15361709757" calcext:value-type="float">
            <text:p>-2099.15361709757</text:p>
          </table:table-cell>
          <table:table-cell office:value-type="float" office:value="0.05" calcext:value-type="float">
            <text:p>0.05</text:p>
          </table:table-cell>
          <table:table-cell office:value-type="float" office:value="28.139737554405" calcext:value-type="float">
            <text:p>28.139737554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309.11132670269" calcext:value-type="float">
            <text:p>-2309.11132670269</text:p>
          </table:table-cell>
          <table:table-cell office:value-type="float" office:value="0.05" calcext:value-type="float">
            <text:p>0.05</text:p>
          </table:table-cell>
          <table:table-cell office:value-type="float" office:value="45.6490021268265" calcext:value-type="float">
            <text:p>45.6490021268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580.70996272198" calcext:value-type="float">
            <text:p>-2580.70996272198</text:p>
          </table:table-cell>
          <table:table-cell office:value-type="float" office:value="0.05" calcext:value-type="float">
            <text:p>0.05</text:p>
          </table:table-cell>
          <table:table-cell office:value-type="float" office:value="66.981045485673" calcext:value-type="float">
            <text:p>66.9810454856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898.52702162269" calcext:value-type="float">
            <text:p>-2898.52702162269</text:p>
          </table:table-cell>
          <table:table-cell office:value-type="float" office:value="0.05" calcext:value-type="float">
            <text:p>0.05</text:p>
          </table:table-cell>
          <table:table-cell office:value-type="float" office:value="85.0466540463607" calcext:value-type="float">
            <text:p>85.0466540463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250.73411678777" calcext:value-type="float">
            <text:p>-3250.73411678777</text:p>
          </table:table-cell>
          <table:table-cell office:value-type="float" office:value="0.05" calcext:value-type="float">
            <text:p>0.05</text:p>
          </table:table-cell>
          <table:table-cell office:value-type="float" office:value="98.756555984911" calcext:value-type="float">
            <text:p>98.7565559849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635.68817325197" calcext:value-type="float">
            <text:p>-3635.68817325197</text:p>
          </table:table-cell>
          <table:table-cell office:value-type="float" office:value="0.05" calcext:value-type="float">
            <text:p>0.05</text:p>
          </table:table-cell>
          <table:table-cell office:value-type="float" office:value="110.608085654301" calcext:value-type="float">
            <text:p>110.6080856543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53.80507306042" calcext:value-type="float">
            <text:p>-4053.80507306042</text:p>
          </table:table-cell>
          <table:table-cell office:value-type="float" office:value="0.05" calcext:value-type="float">
            <text:p>0.05</text:p>
          </table:table-cell>
          <table:table-cell office:value-type="float" office:value="121.190613872778" calcext:value-type="float">
            <text:p>121.190613872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515.18500353065" calcext:value-type="float">
            <text:p>-4515.18500353065</text:p>
          </table:table-cell>
          <table:table-cell office:value-type="float" office:value="0.05" calcext:value-type="float">
            <text:p>0.05</text:p>
          </table:table-cell>
          <table:table-cell office:value-type="float" office:value="131.889732503449" calcext:value-type="float">
            <text:p>131.8897325034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869.7366215507" calcext:value-type="float">
            <text:p>-4869.7366215507</text:p>
          </table:table-cell>
          <table:table-cell office:value-type="float" office:value="0.05" calcext:value-type="float">
            <text:p>0.05</text:p>
          </table:table-cell>
          <table:table-cell office:value-type="float" office:value="41.6690887693942" calcext:value-type="float">
            <text:p>41.6690887693942</text:p>
          </table:table-cell>
        </table:table-row>
      </table:table>
      <table:table table:name="Diode 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84705114171339" calcext:value-type="float">
            <text:p>-4.84705114171339</text:p>
          </table:table-cell>
          <table:table-cell office:value-type="float" office:value="0.05" calcext:value-type="float">
            <text:p>0.05</text:p>
          </table:table-cell>
          <table:table-cell office:value-type="float" office:value="0.162245205439706" calcext:value-type="float">
            <text:p>0.1622452054397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6.2556866030883" calcext:value-type="float">
            <text:p>-26.2556866030883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51566414295" calcext:value-type="float">
            <text:p>0.241451566414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6.4602735479813" calcext:value-type="float">
            <text:p>-36.4602735479813</text:p>
          </table:table-cell>
          <table:table-cell office:value-type="float" office:value="0.05" calcext:value-type="float">
            <text:p>0.05</text:p>
          </table:table-cell>
          <table:table-cell office:value-type="float" office:value="0.386072503337149" calcext:value-type="float">
            <text:p>0.3860725033371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4.5857433652231" calcext:value-type="float">
            <text:p>-44.5857433652231</text:p>
          </table:table-cell>
          <table:table-cell office:value-type="float" office:value="0.05" calcext:value-type="float">
            <text:p>0.05</text:p>
          </table:table-cell>
          <table:table-cell office:value-type="float" office:value="0.361623152204948" calcext:value-type="float">
            <text:p>0.361623152204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51.3992935756133" calcext:value-type="float">
            <text:p>-51.3992935756133</text:p>
          </table:table-cell>
          <table:table-cell office:value-type="float" office:value="0.05" calcext:value-type="float">
            <text:p>0.05</text:p>
          </table:table-cell>
          <table:table-cell office:value-type="float" office:value="0.419663772179783" calcext:value-type="float">
            <text:p>0.419663772179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57.4326855801798" calcext:value-type="float">
            <text:p>-57.4326855801798</text:p>
          </table:table-cell>
          <table:table-cell office:value-type="float" office:value="0.05" calcext:value-type="float">
            <text:p>0.05</text:p>
          </table:table-cell>
          <table:table-cell office:value-type="float" office:value="0.464888037022993" calcext:value-type="float">
            <text:p>0.464888037022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63.1071518067241" calcext:value-type="float">
            <text:p>-63.1071518067241</text:p>
          </table:table-cell>
          <table:table-cell office:value-type="float" office:value="0.05" calcext:value-type="float">
            <text:p>0.05</text:p>
          </table:table-cell>
          <table:table-cell office:value-type="float" office:value="0.511643704515257" calcext:value-type="float">
            <text:p>0.5116437045152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68.4294193183415" calcext:value-type="float">
            <text:p>-68.4294193183415</text:p>
          </table:table-cell>
          <table:table-cell office:value-type="float" office:value="0.05" calcext:value-type="float">
            <text:p>0.05</text:p>
          </table:table-cell>
          <table:table-cell office:value-type="float" office:value="0.562535188493671" calcext:value-type="float">
            <text:p>0.562535188493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73.3744815516411" calcext:value-type="float">
            <text:p>-73.3744815516411</text:p>
          </table:table-cell>
          <table:table-cell office:value-type="float" office:value="0.05" calcext:value-type="float">
            <text:p>0.05</text:p>
          </table:table-cell>
          <table:table-cell office:value-type="float" office:value="0.596019213993105" calcext:value-type="float">
            <text:p>0.596019213993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77.921281320659" calcext:value-type="float">
            <text:p>-77.921281320659</text:p>
          </table:table-cell>
          <table:table-cell office:value-type="float" office:value="0.05" calcext:value-type="float">
            <text:p>0.05</text:p>
          </table:table-cell>
          <table:table-cell office:value-type="float" office:value="0.634637096844156" calcext:value-type="float">
            <text:p>0.6346370968441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82.2469325866056" calcext:value-type="float">
            <text:p>-82.2469325866056</text:p>
          </table:table-cell>
          <table:table-cell office:value-type="float" office:value="0.05" calcext:value-type="float">
            <text:p>0.05</text:p>
          </table:table-cell>
          <table:table-cell office:value-type="float" office:value="0.666608862541912" calcext:value-type="float">
            <text:p>0.666608862541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86.503912366152" calcext:value-type="float">
            <text:p>-86.503912366152</text:p>
          </table:table-cell>
          <table:table-cell office:value-type="float" office:value="0.05" calcext:value-type="float">
            <text:p>0.05</text:p>
          </table:table-cell>
          <table:table-cell office:value-type="float" office:value="0.70707898122974" calcext:value-type="float">
            <text:p>0.70707898122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90.3959785422835" calcext:value-type="float">
            <text:p>-90.3959785422835</text:p>
          </table:table-cell>
          <table:table-cell office:value-type="float" office:value="0.05" calcext:value-type="float">
            <text:p>0.05</text:p>
          </table:table-cell>
          <table:table-cell office:value-type="float" office:value="0.735410809167658" calcext:value-type="float">
            <text:p>0.7354108091676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94.1296870658185" calcext:value-type="float">
            <text:p>-94.1296870658185</text:p>
          </table:table-cell>
          <table:table-cell office:value-type="float" office:value="0.05" calcext:value-type="float">
            <text:p>0.05</text:p>
          </table:table-cell>
          <table:table-cell office:value-type="float" office:value="0.765506490234407" calcext:value-type="float">
            <text:p>0.7655064902344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97.6617463287876" calcext:value-type="float">
            <text:p>-97.6617463287876</text:p>
          </table:table-cell>
          <table:table-cell office:value-type="float" office:value="0.05" calcext:value-type="float">
            <text:p>0.05</text:p>
          </table:table-cell>
          <table:table-cell office:value-type="float" office:value="0.790096958926771" calcext:value-type="float">
            <text:p>0.790096958926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00.705613012837" calcext:value-type="float">
            <text:p>-100.705613012837</text:p>
          </table:table-cell>
          <table:table-cell office:value-type="float" office:value="0.05" calcext:value-type="float">
            <text:p>0.05</text:p>
          </table:table-cell>
          <table:table-cell office:value-type="float" office:value="0.815193335073995" calcext:value-type="float">
            <text:p>0.815193335073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03.60451518337" calcext:value-type="float">
            <text:p>-103.60451518337</text:p>
          </table:table-cell>
          <table:table-cell office:value-type="float" office:value="0.05" calcext:value-type="float">
            <text:p>0.05</text:p>
          </table:table-cell>
          <table:table-cell office:value-type="float" office:value="0.838068319111371" calcext:value-type="float">
            <text:p>0.8380683191113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06.374475817594" calcext:value-type="float">
            <text:p>-106.374475817594</text:p>
          </table:table-cell>
          <table:table-cell office:value-type="float" office:value="0.05" calcext:value-type="float">
            <text:p>0.05</text:p>
          </table:table-cell>
          <table:table-cell office:value-type="float" office:value="0.868286825375546" calcext:value-type="float">
            <text:p>0.868286825375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08.562619417841" calcext:value-type="float">
            <text:p>-108.562619417841</text:p>
          </table:table-cell>
          <table:table-cell office:value-type="float" office:value="0.05" calcext:value-type="float">
            <text:p>0.05</text:p>
          </table:table-cell>
          <table:table-cell office:value-type="float" office:value="0.88059687637546" calcext:value-type="float">
            <text:p>0.88059687637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10.644534560197" calcext:value-type="float">
            <text:p>-110.644534560197</text:p>
          </table:table-cell>
          <table:table-cell office:value-type="float" office:value="0.05" calcext:value-type="float">
            <text:p>0.05</text:p>
          </table:table-cell>
          <table:table-cell office:value-type="float" office:value="0.895153033971376" calcext:value-type="float">
            <text:p>0.895153033971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13.060603625155" calcext:value-type="float">
            <text:p>-113.060603625155</text:p>
          </table:table-cell>
          <table:table-cell office:value-type="float" office:value="0.05" calcext:value-type="float">
            <text:p>0.05</text:p>
          </table:table-cell>
          <table:table-cell office:value-type="float" office:value="0.919649401752214" calcext:value-type="float">
            <text:p>0.9196494017522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15.684564813079" calcext:value-type="float">
            <text:p>-115.684564813079</text:p>
          </table:table-cell>
          <table:table-cell office:value-type="float" office:value="0.05" calcext:value-type="float">
            <text:p>0.05</text:p>
          </table:table-cell>
          <table:table-cell office:value-type="float" office:value="0.936867073735088" calcext:value-type="float">
            <text:p>0.9368670737350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18.292558466623" calcext:value-type="float">
            <text:p>-118.292558466623</text:p>
          </table:table-cell>
          <table:table-cell office:value-type="float" office:value="0.05" calcext:value-type="float">
            <text:p>0.05</text:p>
          </table:table-cell>
          <table:table-cell office:value-type="float" office:value="0.963942853843019" calcext:value-type="float">
            <text:p>0.9639428538430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20.828273153777" calcext:value-type="float">
            <text:p>-120.828273153777</text:p>
          </table:table-cell>
          <table:table-cell office:value-type="float" office:value="0.05" calcext:value-type="float">
            <text:p>0.05</text:p>
          </table:table-cell>
          <table:table-cell office:value-type="float" office:value="0.97829389500165" calcext:value-type="float">
            <text:p>0.978293895001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23.518913582492" calcext:value-type="float">
            <text:p>-123.518913582492</text:p>
          </table:table-cell>
          <table:table-cell office:value-type="float" office:value="0.05" calcext:value-type="float">
            <text:p>0.05</text:p>
          </table:table-cell>
          <table:table-cell office:value-type="float" office:value="1.00135105441038" calcext:value-type="float">
            <text:p>1.001351054410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26.299593163407" calcext:value-type="float">
            <text:p>-126.299593163407</text:p>
          </table:table-cell>
          <table:table-cell office:value-type="float" office:value="0.05" calcext:value-type="float">
            <text:p>0.05</text:p>
          </table:table-cell>
          <table:table-cell office:value-type="float" office:value="1.02294962414215" calcext:value-type="float">
            <text:p>1.02294962414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28.754934231326" calcext:value-type="float">
            <text:p>-128.754934231326</text:p>
          </table:table-cell>
          <table:table-cell office:value-type="float" office:value="0.05" calcext:value-type="float">
            <text:p>0.05</text:p>
          </table:table-cell>
          <table:table-cell office:value-type="float" office:value="1.04156192669714" calcext:value-type="float">
            <text:p>1.041561926697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31.307799233184" calcext:value-type="float">
            <text:p>-131.307799233184</text:p>
          </table:table-cell>
          <table:table-cell office:value-type="float" office:value="0.05" calcext:value-type="float">
            <text:p>0.05</text:p>
          </table:table-cell>
          <table:table-cell office:value-type="float" office:value="1.06224150635815" calcext:value-type="float">
            <text:p>1.06224150635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33.880161629454" calcext:value-type="float">
            <text:p>-133.880161629454</text:p>
          </table:table-cell>
          <table:table-cell office:value-type="float" office:value="0.05" calcext:value-type="float">
            <text:p>0.05</text:p>
          </table:table-cell>
          <table:table-cell office:value-type="float" office:value="1.08313202293618" calcext:value-type="float">
            <text:p>1.08313202293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36.383608590882" calcext:value-type="float">
            <text:p>-136.383608590882</text:p>
          </table:table-cell>
          <table:table-cell office:value-type="float" office:value="0.05" calcext:value-type="float">
            <text:p>0.05</text:p>
          </table:table-cell>
          <table:table-cell office:value-type="float" office:value="1.1034595525444" calcext:value-type="float">
            <text:p>1.10345955254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38.905887632787" calcext:value-type="float">
            <text:p>-138.905887632787</text:p>
          </table:table-cell>
          <table:table-cell office:value-type="float" office:value="0.05" calcext:value-type="float">
            <text:p>0.05</text:p>
          </table:table-cell>
          <table:table-cell office:value-type="float" office:value="1.1241820514218" calcext:value-type="float">
            <text:p>1.1241820514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41.44461471358" calcext:value-type="float">
            <text:p>-141.44461471358</text:p>
          </table:table-cell>
          <table:table-cell office:value-type="float" office:value="0.05" calcext:value-type="float">
            <text:p>0.05</text:p>
          </table:table-cell>
          <table:table-cell office:value-type="float" office:value="1.14445964183081" calcext:value-type="float">
            <text:p>1.14445964183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43.994282512374" calcext:value-type="float">
            <text:p>-143.994282512374</text:p>
          </table:table-cell>
          <table:table-cell office:value-type="float" office:value="0.05" calcext:value-type="float">
            <text:p>0.05</text:p>
          </table:table-cell>
          <table:table-cell office:value-type="float" office:value="1.16499180057154" calcext:value-type="float">
            <text:p>1.164991800571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46.56150720661" calcext:value-type="float">
            <text:p>-146.56150720661</text:p>
          </table:table-cell>
          <table:table-cell office:value-type="float" office:value="0.05" calcext:value-type="float">
            <text:p>0.05</text:p>
          </table:table-cell>
          <table:table-cell office:value-type="float" office:value="1.18530639495022" calcext:value-type="float">
            <text:p>1.18530639495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49.157432804656" calcext:value-type="float">
            <text:p>-149.157432804656</text:p>
          </table:table-cell>
          <table:table-cell office:value-type="float" office:value="0.05" calcext:value-type="float">
            <text:p>0.05</text:p>
          </table:table-cell>
          <table:table-cell office:value-type="float" office:value="1.20668611941994" calcext:value-type="float">
            <text:p>1.20668611941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1.7874372608" calcext:value-type="float">
            <text:p>-151.7874372608</text:p>
          </table:table-cell>
          <table:table-cell office:value-type="float" office:value="0.05" calcext:value-type="float">
            <text:p>0.05</text:p>
          </table:table-cell>
          <table:table-cell office:value-type="float" office:value="1.22776416578822" calcext:value-type="float">
            <text:p>1.227764165788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54.547085529071" calcext:value-type="float">
            <text:p>-154.547085529071</text:p>
          </table:table-cell>
          <table:table-cell office:value-type="float" office:value="0.05" calcext:value-type="float">
            <text:p>0.05</text:p>
          </table:table-cell>
          <table:table-cell office:value-type="float" office:value="1.25010106645194" calcext:value-type="float">
            <text:p>1.250101066451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57.490378923656" calcext:value-type="float">
            <text:p>-157.490378923656</text:p>
          </table:table-cell>
          <table:table-cell office:value-type="float" office:value="0.05" calcext:value-type="float">
            <text:p>0.05</text:p>
          </table:table-cell>
          <table:table-cell office:value-type="float" office:value="1.27504941471677" calcext:value-type="float">
            <text:p>1.275049414716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60.841657606408" calcext:value-type="float">
            <text:p>-160.841657606408</text:p>
          </table:table-cell>
          <table:table-cell office:value-type="float" office:value="0.05" calcext:value-type="float">
            <text:p>0.05</text:p>
          </table:table-cell>
          <table:table-cell office:value-type="float" office:value="1.30224887503001" calcext:value-type="float">
            <text:p>1.30224887503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64.548029119694" calcext:value-type="float">
            <text:p>-164.548029119694</text:p>
          </table:table-cell>
          <table:table-cell office:value-type="float" office:value="0.05" calcext:value-type="float">
            <text:p>0.05</text:p>
          </table:table-cell>
          <table:table-cell office:value-type="float" office:value="1.33159952247354" calcext:value-type="float">
            <text:p>1.33159952247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69.409533467354" calcext:value-type="float">
            <text:p>-169.409533467354</text:p>
          </table:table-cell>
          <table:table-cell office:value-type="float" office:value="0.05" calcext:value-type="float">
            <text:p>0.05</text:p>
          </table:table-cell>
          <table:table-cell office:value-type="float" office:value="1.37098684936437" calcext:value-type="float">
            <text:p>1.370986849364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76.644323497923" calcext:value-type="float">
            <text:p>-176.644323497923</text:p>
          </table:table-cell>
          <table:table-cell office:value-type="float" office:value="0.05" calcext:value-type="float">
            <text:p>0.05</text:p>
          </table:table-cell>
          <table:table-cell office:value-type="float" office:value="1.42894731436975" calcext:value-type="float">
            <text:p>1.42894731436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87.844532413776" calcext:value-type="float">
            <text:p>-187.844532413776</text:p>
          </table:table-cell>
          <table:table-cell office:value-type="float" office:value="0.05" calcext:value-type="float">
            <text:p>0.05</text:p>
          </table:table-cell>
          <table:table-cell office:value-type="float" office:value="1.51936427004018" calcext:value-type="float">
            <text:p>1.51936427004018</text:p>
          </table:table-cell>
        </table:table-row>
      </table:table>
      <table:table table:name="Diode 8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.2137571741416" calcext:value-type="float">
            <text:p>-15.2137571741416</text:p>
          </table:table-cell>
          <table:table-cell office:value-type="float" office:value="0.05" calcext:value-type="float">
            <text:p>0.05</text:p>
          </table:table-cell>
          <table:table-cell office:value-type="float" office:value="0.209541852014432" calcext:value-type="float">
            <text:p>0.2095418520144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8.6947964154096" calcext:value-type="float">
            <text:p>-68.6947964154096</text:p>
          </table:table-cell>
          <table:table-cell office:value-type="float" office:value="0.05" calcext:value-type="float">
            <text:p>0.05</text:p>
          </table:table-cell>
          <table:table-cell office:value-type="float" office:value="0.565384912750206" calcext:value-type="float">
            <text:p>0.565384912750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3.0954120411409" calcext:value-type="float">
            <text:p>-93.0954120411409</text:p>
          </table:table-cell>
          <table:table-cell office:value-type="float" office:value="0.05" calcext:value-type="float">
            <text:p>0.05</text:p>
          </table:table-cell>
          <table:table-cell office:value-type="float" office:value="0.814989984335898" calcext:value-type="float">
            <text:p>0.8149899843358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12.77085833486" calcext:value-type="float">
            <text:p>-112.77085833486</text:p>
          </table:table-cell>
          <table:table-cell office:value-type="float" office:value="0.05" calcext:value-type="float">
            <text:p>0.05</text:p>
          </table:table-cell>
          <table:table-cell office:value-type="float" office:value="1.0299564297762" calcext:value-type="float">
            <text:p>1.02995642977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9.133213315764" calcext:value-type="float">
            <text:p>-129.133213315764</text:p>
          </table:table-cell>
          <table:table-cell office:value-type="float" office:value="0.05" calcext:value-type="float">
            <text:p>0.05</text:p>
          </table:table-cell>
          <table:table-cell office:value-type="float" office:value="1.06374992682914" calcext:value-type="float">
            <text:p>1.063749926829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43.680350227541" calcext:value-type="float">
            <text:p>-143.680350227541</text:p>
          </table:table-cell>
          <table:table-cell office:value-type="float" office:value="0.05" calcext:value-type="float">
            <text:p>0.05</text:p>
          </table:table-cell>
          <table:table-cell office:value-type="float" office:value="1.17529150181692" calcext:value-type="float">
            <text:p>1.175291501816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56.946291628318" calcext:value-type="float">
            <text:p>-156.946291628318</text:p>
          </table:table-cell>
          <table:table-cell office:value-type="float" office:value="0.05" calcext:value-type="float">
            <text:p>0.05</text:p>
          </table:table-cell>
          <table:table-cell office:value-type="float" office:value="1.28154122357517" calcext:value-type="float">
            <text:p>1.281541223575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68.970505670432" calcext:value-type="float">
            <text:p>-168.970505670432</text:p>
          </table:table-cell>
          <table:table-cell office:value-type="float" office:value="0.05" calcext:value-type="float">
            <text:p>0.05</text:p>
          </table:table-cell>
          <table:table-cell office:value-type="float" office:value="1.3806233000094" calcext:value-type="float">
            <text:p>1.38062330000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80.06707830685" calcext:value-type="float">
            <text:p>-180.06707830685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0201290284" calcext:value-type="float">
            <text:p>1.470702012902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89.780270763887" calcext:value-type="float">
            <text:p>-189.780270763887</text:p>
          </table:table-cell>
          <table:table-cell office:value-type="float" office:value="0.05" calcext:value-type="float">
            <text:p>0.05</text:p>
          </table:table-cell>
          <table:table-cell office:value-type="float" office:value="1.55045669712301" calcext:value-type="float">
            <text:p>1.550456697123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98.476892629281" calcext:value-type="float">
            <text:p>-198.476892629281</text:p>
          </table:table-cell>
          <table:table-cell office:value-type="float" office:value="0.05" calcext:value-type="float">
            <text:p>0.05</text:p>
          </table:table-cell>
          <table:table-cell office:value-type="float" office:value="1.62271775519235" calcext:value-type="float">
            <text:p>1.62271775519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05.915287695852" calcext:value-type="float">
            <text:p>-205.915287695852</text:p>
          </table:table-cell>
          <table:table-cell office:value-type="float" office:value="0.05" calcext:value-type="float">
            <text:p>0.05</text:p>
          </table:table-cell>
          <table:table-cell office:value-type="float" office:value="1.68566116724735" calcext:value-type="float">
            <text:p>1.68566116724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12.134793611892" calcext:value-type="float">
            <text:p>-212.134793611892</text:p>
          </table:table-cell>
          <table:table-cell office:value-type="float" office:value="0.05" calcext:value-type="float">
            <text:p>0.05</text:p>
          </table:table-cell>
          <table:table-cell office:value-type="float" office:value="1.73184056420769" calcext:value-type="float">
            <text:p>1.731840564207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17.130320719588" calcext:value-type="float">
            <text:p>-217.130320719588</text:p>
          </table:table-cell>
          <table:table-cell office:value-type="float" office:value="0.05" calcext:value-type="float">
            <text:p>0.05</text:p>
          </table:table-cell>
          <table:table-cell office:value-type="float" office:value="1.77345637470607" calcext:value-type="float">
            <text:p>1.77345637470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21.210977174707" calcext:value-type="float">
            <text:p>-221.210977174707</text:p>
          </table:table-cell>
          <table:table-cell office:value-type="float" office:value="0.05" calcext:value-type="float">
            <text:p>0.05</text:p>
          </table:table-cell>
          <table:table-cell office:value-type="float" office:value="1.81030442939209" calcext:value-type="float">
            <text:p>1.810304429392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24.660422843953" calcext:value-type="float">
            <text:p>-224.660422843953</text:p>
          </table:table-cell>
          <table:table-cell office:value-type="float" office:value="0.05" calcext:value-type="float">
            <text:p>0.05</text:p>
          </table:table-cell>
          <table:table-cell office:value-type="float" office:value="1.83450573585875" calcext:value-type="float">
            <text:p>1.83450573585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27.57705777836" calcext:value-type="float">
            <text:p>-227.57705777836</text:p>
          </table:table-cell>
          <table:table-cell office:value-type="float" office:value="0.05" calcext:value-type="float">
            <text:p>0.05</text:p>
          </table:table-cell>
          <table:table-cell office:value-type="float" office:value="1.86089339588219" calcext:value-type="float">
            <text:p>1.86089339588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30.002195830352" calcext:value-type="float">
            <text:p>-230.002195830352</text:p>
          </table:table-cell>
          <table:table-cell office:value-type="float" office:value="0.05" calcext:value-type="float">
            <text:p>0.05</text:p>
          </table:table-cell>
          <table:table-cell office:value-type="float" office:value="1.87799606253008" calcext:value-type="float">
            <text:p>1.87799606253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32.497824710868" calcext:value-type="float">
            <text:p>-232.497824710868</text:p>
          </table:table-cell>
          <table:table-cell office:value-type="float" office:value="0.05" calcext:value-type="float">
            <text:p>0.05</text:p>
          </table:table-cell>
          <table:table-cell office:value-type="float" office:value="1.89972485729514" calcext:value-type="float">
            <text:p>1.899724857295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34.618179884062" calcext:value-type="float">
            <text:p>-234.618179884062</text:p>
          </table:table-cell>
          <table:table-cell office:value-type="float" office:value="0.05" calcext:value-type="float">
            <text:p>0.05</text:p>
          </table:table-cell>
          <table:table-cell office:value-type="float" office:value="1.9164703158735" calcext:value-type="float">
            <text:p>1.9164703158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36.607564924913" calcext:value-type="float">
            <text:p>-236.607564924913</text:p>
          </table:table-cell>
          <table:table-cell office:value-type="float" office:value="0.05" calcext:value-type="float">
            <text:p>0.05</text:p>
          </table:table-cell>
          <table:table-cell office:value-type="float" office:value="1.93692101058078" calcext:value-type="float">
            <text:p>1.936921010580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38.781482687463" calcext:value-type="float">
            <text:p>-238.781482687463</text:p>
          </table:table-cell>
          <table:table-cell office:value-type="float" office:value="0.05" calcext:value-type="float">
            <text:p>0.05</text:p>
          </table:table-cell>
          <table:table-cell office:value-type="float" office:value="1.94988688012225" calcext:value-type="float">
            <text:p>1.94988688012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40.765852644242" calcext:value-type="float">
            <text:p>-240.765852644242</text:p>
          </table:table-cell>
          <table:table-cell office:value-type="float" office:value="0.05" calcext:value-type="float">
            <text:p>0.05</text:p>
          </table:table-cell>
          <table:table-cell office:value-type="float" office:value="1.96859528858121" calcext:value-type="float">
            <text:p>1.968595288581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43.098966700042" calcext:value-type="float">
            <text:p>-243.098966700042</text:p>
          </table:table-cell>
          <table:table-cell office:value-type="float" office:value="0.05" calcext:value-type="float">
            <text:p>0.05</text:p>
          </table:table-cell>
          <table:table-cell office:value-type="float" office:value="1.98484801961255" calcext:value-type="float">
            <text:p>1.984848019612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45.499159835723" calcext:value-type="float">
            <text:p>-245.499159835723</text:p>
          </table:table-cell>
          <table:table-cell office:value-type="float" office:value="0.05" calcext:value-type="float">
            <text:p>0.05</text:p>
          </table:table-cell>
          <table:table-cell office:value-type="float" office:value="2.00512659716479" calcext:value-type="float">
            <text:p>2.005126597164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48.428062150498" calcext:value-type="float">
            <text:p>-248.428062150498</text:p>
          </table:table-cell>
          <table:table-cell office:value-type="float" office:value="0.05" calcext:value-type="float">
            <text:p>0.05</text:p>
          </table:table-cell>
          <table:table-cell office:value-type="float" office:value="2.03031299495574" calcext:value-type="float">
            <text:p>2.030312994955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52.388356587907" calcext:value-type="float">
            <text:p>-252.388356587907</text:p>
          </table:table-cell>
          <table:table-cell office:value-type="float" office:value="0.05" calcext:value-type="float">
            <text:p>0.05</text:p>
          </table:table-cell>
          <table:table-cell office:value-type="float" office:value="2.06116564828102" calcext:value-type="float">
            <text:p>2.061165648281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58.304384665614" calcext:value-type="float">
            <text:p>-258.304384665614</text:p>
          </table:table-cell>
          <table:table-cell office:value-type="float" office:value="0.05" calcext:value-type="float">
            <text:p>0.05</text:p>
          </table:table-cell>
          <table:table-cell office:value-type="float" office:value="2.11033296404322" calcext:value-type="float">
            <text:p>2.110332964043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67.579736046767" calcext:value-type="float">
            <text:p>-267.579736046767</text:p>
          </table:table-cell>
          <table:table-cell office:value-type="float" office:value="0.05" calcext:value-type="float">
            <text:p>0.05</text:p>
          </table:table-cell>
          <table:table-cell office:value-type="float" office:value="2.18434648913112" calcext:value-type="float">
            <text:p>2.18434648913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82.051572123734" calcext:value-type="float">
            <text:p>-282.051572123734</text:p>
          </table:table-cell>
          <table:table-cell office:value-type="float" office:value="0.05" calcext:value-type="float">
            <text:p>0.05</text:p>
          </table:table-cell>
          <table:table-cell office:value-type="float" office:value="2.30251558274265" calcext:value-type="float">
            <text:p>2.30251558274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03.906916994018" calcext:value-type="float">
            <text:p>-303.906916994018</text:p>
          </table:table-cell>
          <table:table-cell office:value-type="float" office:value="0.05" calcext:value-type="float">
            <text:p>0.05</text:p>
          </table:table-cell>
          <table:table-cell office:value-type="float" office:value="2.48117040656374" calcext:value-type="float">
            <text:p>2.481170406563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33.846763821477" calcext:value-type="float">
            <text:p>-333.846763821477</text:p>
          </table:table-cell>
          <table:table-cell office:value-type="float" office:value="0.05" calcext:value-type="float">
            <text:p>0.05</text:p>
          </table:table-cell>
          <table:table-cell office:value-type="float" office:value="2.72554455864931" calcext:value-type="float">
            <text:p>2.72554455864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70.855530116535" calcext:value-type="float">
            <text:p>-370.855530116535</text:p>
          </table:table-cell>
          <table:table-cell office:value-type="float" office:value="0.05" calcext:value-type="float">
            <text:p>0.05</text:p>
          </table:table-cell>
          <table:table-cell office:value-type="float" office:value="3.02872128778738" calcext:value-type="float">
            <text:p>3.02872128778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12.450189960877" calcext:value-type="float">
            <text:p>-412.450189960877</text:p>
          </table:table-cell>
          <table:table-cell office:value-type="float" office:value="0.05" calcext:value-type="float">
            <text:p>0.05</text:p>
          </table:table-cell>
          <table:table-cell office:value-type="float" office:value="3.36727695725892" calcext:value-type="float">
            <text:p>3.367276957258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58.286417749626" calcext:value-type="float">
            <text:p>-458.286417749626</text:p>
          </table:table-cell>
          <table:table-cell office:value-type="float" office:value="0.05" calcext:value-type="float">
            <text:p>0.05</text:p>
          </table:table-cell>
          <table:table-cell office:value-type="float" office:value="3.74375747541892" calcext:value-type="float">
            <text:p>3.743757475418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507.785055168014" calcext:value-type="float">
            <text:p>-507.785055168014</text:p>
          </table:table-cell>
          <table:table-cell office:value-type="float" office:value="0.05" calcext:value-type="float">
            <text:p>0.05</text:p>
          </table:table-cell>
          <table:table-cell office:value-type="float" office:value="4.14514935059523" calcext:value-type="float">
            <text:p>4.14514935059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62.268984448169" calcext:value-type="float">
            <text:p>-562.268984448169</text:p>
          </table:table-cell>
          <table:table-cell office:value-type="float" office:value="0.05" calcext:value-type="float">
            <text:p>0.05</text:p>
          </table:table-cell>
          <table:table-cell office:value-type="float" office:value="4.59028068401534" calcext:value-type="float">
            <text:p>4.59028068401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24.651279628372" calcext:value-type="float">
            <text:p>-624.651279628372</text:p>
          </table:table-cell>
          <table:table-cell office:value-type="float" office:value="0.05" calcext:value-type="float">
            <text:p>0.05</text:p>
          </table:table-cell>
          <table:table-cell office:value-type="float" office:value="5.09952635535254" calcext:value-type="float">
            <text:p>5.099526355352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698.940726721012" calcext:value-type="float">
            <text:p>-698.940726721012</text:p>
          </table:table-cell>
          <table:table-cell office:value-type="float" office:value="0.05" calcext:value-type="float">
            <text:p>0.05</text:p>
          </table:table-cell>
          <table:table-cell office:value-type="float" office:value="5.70552551405116" calcext:value-type="float">
            <text:p>5.70552551405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783.403970980964" calcext:value-type="float">
            <text:p>-783.403970980964</text:p>
          </table:table-cell>
          <table:table-cell office:value-type="float" office:value="0.05" calcext:value-type="float">
            <text:p>0.05</text:p>
          </table:table-cell>
          <table:table-cell office:value-type="float" office:value="6.39520682972372" calcext:value-type="float">
            <text:p>6.395206829723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875.127975656815" calcext:value-type="float">
            <text:p>-875.127975656815</text:p>
          </table:table-cell>
          <table:table-cell office:value-type="float" office:value="0.05" calcext:value-type="float">
            <text:p>0.05</text:p>
          </table:table-cell>
          <table:table-cell office:value-type="float" office:value="7.14366635667492" calcext:value-type="float">
            <text:p>7.143666356674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74.012849222716" calcext:value-type="float">
            <text:p>-974.012849222716</text:p>
          </table:table-cell>
          <table:table-cell office:value-type="float" office:value="0.05" calcext:value-type="float">
            <text:p>0.05</text:p>
          </table:table-cell>
          <table:table-cell office:value-type="float" office:value="7.95148808556117" calcext:value-type="float">
            <text:p>7.951488085561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078.75204109578" calcext:value-type="float">
            <text:p>-1078.75204109578</text:p>
          </table:table-cell>
          <table:table-cell office:value-type="float" office:value="0.05" calcext:value-type="float">
            <text:p>0.05</text:p>
          </table:table-cell>
          <table:table-cell office:value-type="float" office:value="8.80601260622186" calcext:value-type="float">
            <text:p>8.80601260622186</text:p>
          </table:table-cell>
        </table:table-row>
      </table:table>
      <table:table table:name="Diode 15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5053860572322" calcext:value-type="float">
            <text:p>-1.45053860572322</text:p>
          </table:table-cell>
          <table:table-cell office:value-type="float" office:value="0.05" calcext:value-type="float">
            <text:p>0.05</text:p>
          </table:table-cell>
          <table:table-cell office:value-type="float" office:value="0.440780852036039" calcext:value-type="float">
            <text:p>0.440780852036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.731863857399" calcext:value-type="float">
            <text:p>-9.731863857399</text:p>
          </table:table-cell>
          <table:table-cell office:value-type="float" office:value="0.05" calcext:value-type="float">
            <text:p>0.05</text:p>
          </table:table-cell>
          <table:table-cell office:value-type="float" office:value="0.406590245579824" calcext:value-type="float">
            <text:p>0.4065902455798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3.1968712020142" calcext:value-type="float">
            <text:p>-13.1968712020142</text:p>
          </table:table-cell>
          <table:table-cell office:value-type="float" office:value="0.05" calcext:value-type="float">
            <text:p>0.05</text:p>
          </table:table-cell>
          <table:table-cell office:value-type="float" office:value="0.119485790949828" calcext:value-type="float">
            <text:p>0.1194857909498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5.8740498545965" calcext:value-type="float">
            <text:p>-15.8740498545965</text:p>
          </table:table-cell>
          <table:table-cell office:value-type="float" office:value="0.05" calcext:value-type="float">
            <text:p>0.05</text:p>
          </table:table-cell>
          <table:table-cell office:value-type="float" office:value="0.165072408472373" calcext:value-type="float">
            <text:p>0.1650724084723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8.1649365296476" calcext:value-type="float">
            <text:p>-18.1649365296476</text:p>
          </table:table-cell>
          <table:table-cell office:value-type="float" office:value="0.05" calcext:value-type="float">
            <text:p>0.05</text:p>
          </table:table-cell>
          <table:table-cell office:value-type="float" office:value="0.725846864332389" calcext:value-type="float">
            <text:p>0.725846864332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0.1914089561595" calcext:value-type="float">
            <text:p>-20.1914089561595</text:p>
          </table:table-cell>
          <table:table-cell office:value-type="float" office:value="0.05" calcext:value-type="float">
            <text:p>0.05</text:p>
          </table:table-cell>
          <table:table-cell office:value-type="float" office:value="0.424294135807214" calcext:value-type="float">
            <text:p>0.4242941358072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2.3896619946874" calcext:value-type="float">
            <text:p>-22.3896619946874</text:p>
          </table:table-cell>
          <table:table-cell office:value-type="float" office:value="0.05" calcext:value-type="float">
            <text:p>0.05</text:p>
          </table:table-cell>
          <table:table-cell office:value-type="float" office:value="0.248207709046482" calcext:value-type="float">
            <text:p>0.248207709046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4.3872725191522" calcext:value-type="float">
            <text:p>-24.3872725191522</text:p>
          </table:table-cell>
          <table:table-cell office:value-type="float" office:value="0.05" calcext:value-type="float">
            <text:p>0.05</text:p>
          </table:table-cell>
          <table:table-cell office:value-type="float" office:value="0.363296848510888" calcext:value-type="float">
            <text:p>0.3632968485108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5.6218482560686" calcext:value-type="float">
            <text:p>-25.6218482560686</text:p>
          </table:table-cell>
          <table:table-cell office:value-type="float" office:value="0.05" calcext:value-type="float">
            <text:p>0.05</text:p>
          </table:table-cell>
          <table:table-cell office:value-type="float" office:value="0.22900426002222" calcext:value-type="float">
            <text:p>0.229004260022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7.1742684624898" calcext:value-type="float">
            <text:p>-27.1742684624898</text:p>
          </table:table-cell>
          <table:table-cell office:value-type="float" office:value="0.05" calcext:value-type="float">
            <text:p>0.05</text:p>
          </table:table-cell>
          <table:table-cell office:value-type="float" office:value="0.308003962093678" calcext:value-type="float">
            <text:p>0.308003962093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8.6978398172686" calcext:value-type="float">
            <text:p>-28.6978398172686</text:p>
          </table:table-cell>
          <table:table-cell office:value-type="float" office:value="0.05" calcext:value-type="float">
            <text:p>0.05</text:p>
          </table:table-cell>
          <table:table-cell office:value-type="float" office:value="0.306343152381395" calcext:value-type="float">
            <text:p>0.306343152381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9.9616782900891" calcext:value-type="float">
            <text:p>-29.9616782900891</text:p>
          </table:table-cell>
          <table:table-cell office:value-type="float" office:value="0.05" calcext:value-type="float">
            <text:p>0.05</text:p>
          </table:table-cell>
          <table:table-cell office:value-type="float" office:value="0.355417259826724" calcext:value-type="float">
            <text:p>0.3554172598267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1.144570695919" calcext:value-type="float">
            <text:p>-31.144570695919</text:p>
          </table:table-cell>
          <table:table-cell office:value-type="float" office:value="0.05" calcext:value-type="float">
            <text:p>0.05</text:p>
          </table:table-cell>
          <table:table-cell office:value-type="float" office:value="0.284850013992678" calcext:value-type="float">
            <text:p>0.284850013992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2.3250431838588" calcext:value-type="float">
            <text:p>-32.3250431838588</text:p>
          </table:table-cell>
          <table:table-cell office:value-type="float" office:value="0.05" calcext:value-type="float">
            <text:p>0.05</text:p>
          </table:table-cell>
          <table:table-cell office:value-type="float" office:value="0.282413801344359" calcext:value-type="float">
            <text:p>0.2824138013443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3.4678801691421" calcext:value-type="float">
            <text:p>-33.4678801691421</text:p>
          </table:table-cell>
          <table:table-cell office:value-type="float" office:value="0.05" calcext:value-type="float">
            <text:p>0.05</text:p>
          </table:table-cell>
          <table:table-cell office:value-type="float" office:value="0.336941511586885" calcext:value-type="float">
            <text:p>0.336941511586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4.6321384614806" calcext:value-type="float">
            <text:p>-34.6321384614806</text:p>
          </table:table-cell>
          <table:table-cell office:value-type="float" office:value="0.05" calcext:value-type="float">
            <text:p>0.05</text:p>
          </table:table-cell>
          <table:table-cell office:value-type="float" office:value="0.287602015922947" calcext:value-type="float">
            <text:p>0.2876020159229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5.5362686310345" calcext:value-type="float">
            <text:p>-35.5362686310345</text:p>
          </table:table-cell>
          <table:table-cell office:value-type="float" office:value="0.05" calcext:value-type="float">
            <text:p>0.05</text:p>
          </table:table-cell>
          <table:table-cell office:value-type="float" office:value="0.30508187367919" calcext:value-type="float">
            <text:p>0.30508187367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6.4816063854309" calcext:value-type="float">
            <text:p>-36.4816063854309</text:p>
          </table:table-cell>
          <table:table-cell office:value-type="float" office:value="0.05" calcext:value-type="float">
            <text:p>0.05</text:p>
          </table:table-cell>
          <table:table-cell office:value-type="float" office:value="0.305190410464944" calcext:value-type="float">
            <text:p>0.305190410464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7.4649338677528" calcext:value-type="float">
            <text:p>-37.4649338677528</text:p>
          </table:table-cell>
          <table:table-cell office:value-type="float" office:value="0.05" calcext:value-type="float">
            <text:p>0.05</text:p>
          </table:table-cell>
          <table:table-cell office:value-type="float" office:value="0.30768557646719" calcext:value-type="float">
            <text:p>0.30768557646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8.1029345927282" calcext:value-type="float">
            <text:p>-38.1029345927282</text:p>
          </table:table-cell>
          <table:table-cell office:value-type="float" office:value="0.05" calcext:value-type="float">
            <text:p>0.05</text:p>
          </table:table-cell>
          <table:table-cell office:value-type="float" office:value="0.312384652275652" calcext:value-type="float">
            <text:p>0.312384652275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8.9488897870558" calcext:value-type="float">
            <text:p>-38.9488897870558</text:p>
          </table:table-cell>
          <table:table-cell office:value-type="float" office:value="0.05" calcext:value-type="float">
            <text:p>0.05</text:p>
          </table:table-cell>
          <table:table-cell office:value-type="float" office:value="0.326790297544922" calcext:value-type="float">
            <text:p>0.3267902975449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9.5424874423939" calcext:value-type="float">
            <text:p>-39.5424874423939</text:p>
          </table:table-cell>
          <table:table-cell office:value-type="float" office:value="0.05" calcext:value-type="float">
            <text:p>0.05</text:p>
          </table:table-cell>
          <table:table-cell office:value-type="float" office:value="0.325098819270297" calcext:value-type="float">
            <text:p>0.325098819270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9.8132348658736" calcext:value-type="float">
            <text:p>-39.8132348658736</text:p>
          </table:table-cell>
          <table:table-cell office:value-type="float" office:value="0.05" calcext:value-type="float">
            <text:p>0.05</text:p>
          </table:table-cell>
          <table:table-cell office:value-type="float" office:value="0.356760764654409" calcext:value-type="float">
            <text:p>0.3567607646544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40.3798666565253" calcext:value-type="float">
            <text:p>-40.3798666565253</text:p>
          </table:table-cell>
          <table:table-cell office:value-type="float" office:value="0.05" calcext:value-type="float">
            <text:p>0.05</text:p>
          </table:table-cell>
          <table:table-cell office:value-type="float" office:value="0.375571978132232" calcext:value-type="float">
            <text:p>0.375571978132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0.8827994220984" calcext:value-type="float">
            <text:p>-40.8827994220984</text:p>
          </table:table-cell>
          <table:table-cell office:value-type="float" office:value="0.05" calcext:value-type="float">
            <text:p>0.05</text:p>
          </table:table-cell>
          <table:table-cell office:value-type="float" office:value="0.333920709523152" calcext:value-type="float">
            <text:p>0.333920709523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41.3060315021528" calcext:value-type="float">
            <text:p>-41.3060315021528</text:p>
          </table:table-cell>
          <table:table-cell office:value-type="float" office:value="0.05" calcext:value-type="float">
            <text:p>0.05</text:p>
          </table:table-cell>
          <table:table-cell office:value-type="float" office:value="0.342354600248333" calcext:value-type="float">
            <text:p>0.3423546002483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41.50552185192" calcext:value-type="float">
            <text:p>-41.50552185192</text:p>
          </table:table-cell>
          <table:table-cell office:value-type="float" office:value="0.05" calcext:value-type="float">
            <text:p>0.05</text:p>
          </table:table-cell>
          <table:table-cell office:value-type="float" office:value="0.361059237732648" calcext:value-type="float">
            <text:p>0.361059237732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42.0258097913291" calcext:value-type="float">
            <text:p>-42.0258097913291</text:p>
          </table:table-cell>
          <table:table-cell office:value-type="float" office:value="0.05" calcext:value-type="float">
            <text:p>0.05</text:p>
          </table:table-cell>
          <table:table-cell office:value-type="float" office:value="0.348301579068427" calcext:value-type="float">
            <text:p>0.3483015790684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2.3346010086964" calcext:value-type="float">
            <text:p>-42.3346010086964</text:p>
          </table:table-cell>
          <table:table-cell office:value-type="float" office:value="0.05" calcext:value-type="float">
            <text:p>0.05</text:p>
          </table:table-cell>
          <table:table-cell office:value-type="float" office:value="0.34677835649217" calcext:value-type="float">
            <text:p>0.34677835649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42.5961273891217" calcext:value-type="float">
            <text:p>-42.5961273891217</text:p>
          </table:table-cell>
          <table:table-cell office:value-type="float" office:value="0.05" calcext:value-type="float">
            <text:p>0.05</text:p>
          </table:table-cell>
          <table:table-cell office:value-type="float" office:value="0.347880391930415" calcext:value-type="float">
            <text:p>0.347880391930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43.0738915171625" calcext:value-type="float">
            <text:p>-43.0738915171625</text:p>
          </table:table-cell>
          <table:table-cell office:value-type="float" office:value="0.05" calcext:value-type="float">
            <text:p>0.05</text:p>
          </table:table-cell>
          <table:table-cell office:value-type="float" office:value="0.354314891498614" calcext:value-type="float">
            <text:p>0.3543148914986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43.8087635314841" calcext:value-type="float">
            <text:p>-43.8087635314841</text:p>
          </table:table-cell>
          <table:table-cell office:value-type="float" office:value="0.05" calcext:value-type="float">
            <text:p>0.05</text:p>
          </table:table-cell>
          <table:table-cell office:value-type="float" office:value="0.370430159923543" calcext:value-type="float">
            <text:p>0.3704301599235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44.8452732770833" calcext:value-type="float">
            <text:p>-44.8452732770833</text:p>
          </table:table-cell>
          <table:table-cell office:value-type="float" office:value="0.05" calcext:value-type="float">
            <text:p>0.05</text:p>
          </table:table-cell>
          <table:table-cell office:value-type="float" office:value="0.368199455443243" calcext:value-type="float">
            <text:p>0.3681994554432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6.6151486474392" calcext:value-type="float">
            <text:p>-46.6151486474392</text:p>
          </table:table-cell>
          <table:table-cell office:value-type="float" office:value="0.05" calcext:value-type="float">
            <text:p>0.05</text:p>
          </table:table-cell>
          <table:table-cell office:value-type="float" office:value="0.397286515552206" calcext:value-type="float">
            <text:p>0.397286515552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1.1158789846877" calcext:value-type="float">
            <text:p>-51.1158789846877</text:p>
          </table:table-cell>
          <table:table-cell office:value-type="float" office:value="0.05" calcext:value-type="float">
            <text:p>0.05</text:p>
          </table:table-cell>
          <table:table-cell office:value-type="float" office:value="0.433549528939906" calcext:value-type="float">
            <text:p>0.4335495289399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61.3806132359183" calcext:value-type="float">
            <text:p>-61.3806132359183</text:p>
          </table:table-cell>
          <table:table-cell office:value-type="float" office:value="0.05" calcext:value-type="float">
            <text:p>0.05</text:p>
          </table:table-cell>
          <table:table-cell office:value-type="float" office:value="0.533145180840807" calcext:value-type="float">
            <text:p>0.5331451808408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84.9637496502603" calcext:value-type="float">
            <text:p>-84.9637496502603</text:p>
          </table:table-cell>
          <table:table-cell office:value-type="float" office:value="0.05" calcext:value-type="float">
            <text:p>0.05</text:p>
          </table:table-cell>
          <table:table-cell office:value-type="float" office:value="0.698112968658509" calcext:value-type="float">
            <text:p>0.6981129686585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31.316695160576" calcext:value-type="float">
            <text:p>-131.316695160576</text:p>
          </table:table-cell>
          <table:table-cell office:value-type="float" office:value="0.05" calcext:value-type="float">
            <text:p>0.05</text:p>
          </table:table-cell>
          <table:table-cell office:value-type="float" office:value="1.07229211762912" calcext:value-type="float">
            <text:p>1.07229211762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06.685932733653" calcext:value-type="float">
            <text:p>-206.685932733653</text:p>
          </table:table-cell>
          <table:table-cell office:value-type="float" office:value="0.05" calcext:value-type="float">
            <text:p>0.05</text:p>
          </table:table-cell>
          <table:table-cell office:value-type="float" office:value="1.69083157195354" calcext:value-type="float">
            <text:p>1.69083157195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09.701333943857" calcext:value-type="float">
            <text:p>-309.701333943857</text:p>
          </table:table-cell>
          <table:table-cell office:value-type="float" office:value="0.05" calcext:value-type="float">
            <text:p>0.05</text:p>
          </table:table-cell>
          <table:table-cell office:value-type="float" office:value="2.53093214134135" calcext:value-type="float">
            <text:p>2.53093214134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31.991157427746" calcext:value-type="float">
            <text:p>-431.991157427746</text:p>
          </table:table-cell>
          <table:table-cell office:value-type="float" office:value="0.05" calcext:value-type="float">
            <text:p>0.05</text:p>
          </table:table-cell>
          <table:table-cell office:value-type="float" office:value="3.5319475965003" calcext:value-type="float">
            <text:p>3.5319475965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66.386759982789" calcext:value-type="float">
            <text:p>-566.386759982789</text:p>
          </table:table-cell>
          <table:table-cell office:value-type="float" office:value="0.05" calcext:value-type="float">
            <text:p>0.05</text:p>
          </table:table-cell>
          <table:table-cell office:value-type="float" office:value="4.62720381808021" calcext:value-type="float">
            <text:p>4.627203818080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05.772054250307" calcext:value-type="float">
            <text:p>-705.772054250307</text:p>
          </table:table-cell>
          <table:table-cell office:value-type="float" office:value="0.05" calcext:value-type="float">
            <text:p>0.05</text:p>
          </table:table-cell>
          <table:table-cell office:value-type="float" office:value="5.76923268684267" calcext:value-type="float">
            <text:p>5.76923268684267</text:p>
          </table:table-cell>
        </table:table-row>
      </table:table>
      <table:table table:name="Diode 5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0301928436481" calcext:value-type="float">
            <text:p>25.0301928436481</text:p>
          </table:table-cell>
          <table:table-cell office:value-type="float" office:value="0.05" calcext:value-type="float">
            <text:p>0.05</text:p>
          </table:table-cell>
          <table:table-cell office:value-type="float" office:value="0.623813244412482" calcext:value-type="float">
            <text:p>0.623813244412482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9.7314100433202" calcext:value-type="float">
            <text:p>-69.7314100433202</text:p>
          </table:table-cell>
          <table:table-cell office:value-type="float" office:value="0.05" calcext:value-type="float">
            <text:p>0.05</text:p>
          </table:table-cell>
          <table:table-cell office:value-type="float" office:value="0.608890995558481" calcext:value-type="float">
            <text:p>0.60889099555848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4.7076843493334" calcext:value-type="float">
            <text:p>-94.7076843493334</text:p>
          </table:table-cell>
          <table:table-cell office:value-type="float" office:value="0.05" calcext:value-type="float">
            <text:p>0.05</text:p>
          </table:table-cell>
          <table:table-cell office:value-type="float" office:value="0.800031320180506" calcext:value-type="float">
            <text:p>0.800031320180506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14.169970051458" calcext:value-type="float">
            <text:p>-114.169970051458</text:p>
          </table:table-cell>
          <table:table-cell office:value-type="float" office:value="0.05" calcext:value-type="float">
            <text:p>0.05</text:p>
          </table:table-cell>
          <table:table-cell office:value-type="float" office:value="0.919124921604941" calcext:value-type="float">
            <text:p>0.919124921604941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1.004739492004" calcext:value-type="float">
            <text:p>-131.004739492004</text:p>
          </table:table-cell>
          <table:table-cell office:value-type="float" office:value="0.05" calcext:value-type="float">
            <text:p>0.05</text:p>
          </table:table-cell>
          <table:table-cell office:value-type="float" office:value="1.05443456774635" calcext:value-type="float">
            <text:p>1.05443456774635</text:p>
          </table:table-cell>
          <table:table-cell table:number-columns-repeated="2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45.954612017878" calcext:value-type="float">
            <text:p>-145.954612017878</text:p>
          </table:table-cell>
          <table:table-cell office:value-type="float" office:value="0.05" calcext:value-type="float">
            <text:p>0.05</text:p>
          </table:table-cell>
          <table:table-cell office:value-type="float" office:value="1.16940170494806" calcext:value-type="float">
            <text:p>1.16940170494806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59.557737856677" calcext:value-type="float">
            <text:p>-159.557737856677</text:p>
          </table:table-cell>
          <table:table-cell office:value-type="float" office:value="0.05" calcext:value-type="float">
            <text:p>0.05</text:p>
          </table:table-cell>
          <table:table-cell office:value-type="float" office:value="1.27893772531958" calcext:value-type="float">
            <text:p>1.27893772531958</text:p>
          </table:table-cell>
          <table:table-cell table:number-columns-repeated="2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72.065077019037" calcext:value-type="float">
            <text:p>-172.065077019037</text:p>
          </table:table-cell>
          <table:table-cell office:value-type="float" office:value="0.05" calcext:value-type="float">
            <text:p>0.05</text:p>
          </table:table-cell>
          <table:table-cell office:value-type="float" office:value="1.37369824536022" calcext:value-type="float">
            <text:p>1.37369824536022</text:p>
          </table:table-cell>
          <table:table-cell table:number-columns-repeated="2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83.708847875026" calcext:value-type="float">
            <text:p>-183.708847875026</text:p>
          </table:table-cell>
          <table:table-cell office:value-type="float" office:value="0.05" calcext:value-type="float">
            <text:p>0.05</text:p>
          </table:table-cell>
          <table:table-cell office:value-type="float" office:value="1.46538002779545" calcext:value-type="float">
            <text:p>1.46538002779545</text:p>
          </table:table-cell>
          <table:table-cell table:number-columns-repeated="2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94.546383137111" calcext:value-type="float">
            <text:p>-194.546383137111</text:p>
          </table:table-cell>
          <table:table-cell office:value-type="float" office:value="0.05" calcext:value-type="float">
            <text:p>0.05</text:p>
          </table:table-cell>
          <table:table-cell office:value-type="float" office:value="1.54888749221287" calcext:value-type="float">
            <text:p>1.54888749221287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04.634507023636" calcext:value-type="float">
            <text:p>-204.634507023636</text:p>
          </table:table-cell>
          <table:table-cell office:value-type="float" office:value="0.05" calcext:value-type="float">
            <text:p>0.05</text:p>
          </table:table-cell>
          <table:table-cell office:value-type="float" office:value="1.63032147959158" calcext:value-type="float">
            <text:p>1.63032147959158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13.916250032222" calcext:value-type="float">
            <text:p>-213.916250032222</text:p>
          </table:table-cell>
          <table:table-cell office:value-type="float" office:value="0.05" calcext:value-type="float">
            <text:p>0.05</text:p>
          </table:table-cell>
          <table:table-cell office:value-type="float" office:value="1.70579794207932" calcext:value-type="float">
            <text:p>1.70579794207932</text:p>
          </table:table-cell>
          <table:table-cell table:number-columns-repeated="2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22.540001644517" calcext:value-type="float">
            <text:p>-222.540001644517</text:p>
          </table:table-cell>
          <table:table-cell office:value-type="float" office:value="0.05" calcext:value-type="float">
            <text:p>0.05</text:p>
          </table:table-cell>
          <table:table-cell office:value-type="float" office:value="1.77049901871204" calcext:value-type="float">
            <text:p>1.77049901871204</text:p>
          </table:table-cell>
          <table:table-cell table:number-columns-repeated="2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0.385938852332" calcext:value-type="float">
            <text:p>-230.385938852332</text:p>
          </table:table-cell>
          <table:table-cell office:value-type="float" office:value="0.05" calcext:value-type="float">
            <text:p>0.05</text:p>
          </table:table-cell>
          <table:table-cell office:value-type="float" office:value="1.82915493228632" calcext:value-type="float">
            <text:p>1.82915493228632</text:p>
          </table:table-cell>
          <table:table-cell table:number-columns-repeated="2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37.180746064086" calcext:value-type="float">
            <text:p>-237.180746064086</text:p>
          </table:table-cell>
          <table:table-cell office:value-type="float" office:value="0.05" calcext:value-type="float">
            <text:p>0.05</text:p>
          </table:table-cell>
          <table:table-cell office:value-type="float" office:value="1.88491478118891" calcext:value-type="float">
            <text:p>1.88491478118891</text:p>
          </table:table-cell>
          <table:table-cell table:number-columns-repeated="2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43.172586572733" calcext:value-type="float">
            <text:p>-243.172586572733</text:p>
          </table:table-cell>
          <table:table-cell office:value-type="float" office:value="0.05" calcext:value-type="float">
            <text:p>0.05</text:p>
          </table:table-cell>
          <table:table-cell office:value-type="float" office:value="1.9324623451425" calcext:value-type="float">
            <text:p>1.9324623451425</text:p>
          </table:table-cell>
          <table:table-cell table:number-columns-repeated="2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48.375789016262" calcext:value-type="float">
            <text:p>-248.375789016262</text:p>
          </table:table-cell>
          <table:table-cell office:value-type="float" office:value="0.05" calcext:value-type="float">
            <text:p>0.05</text:p>
          </table:table-cell>
          <table:table-cell office:value-type="float" office:value="1.97396145804009" calcext:value-type="float">
            <text:p>1.97396145804009</text:p>
          </table:table-cell>
          <table:table-cell table:number-columns-repeated="2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52.684168925308" calcext:value-type="float">
            <text:p>-252.684168925308</text:p>
          </table:table-cell>
          <table:table-cell office:value-type="float" office:value="0.05" calcext:value-type="float">
            <text:p>0.05</text:p>
          </table:table-cell>
          <table:table-cell office:value-type="float" office:value="2.00756612890208" calcext:value-type="float">
            <text:p>2.00756612890208</text:p>
          </table:table-cell>
          <table:table-cell table:number-columns-repeated="2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56.448569084838" calcext:value-type="float">
            <text:p>-256.448569084838</text:p>
          </table:table-cell>
          <table:table-cell office:value-type="float" office:value="0.05" calcext:value-type="float">
            <text:p>0.05</text:p>
          </table:table-cell>
          <table:table-cell office:value-type="float" office:value="2.04725572501863" calcext:value-type="float">
            <text:p>2.04725572501863</text:p>
          </table:table-cell>
          <table:table-cell table:number-columns-repeated="2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59.613000659711" calcext:value-type="float">
            <text:p>-259.613000659711</text:p>
          </table:table-cell>
          <table:table-cell office:value-type="float" office:value="0.05" calcext:value-type="float">
            <text:p>0.05</text:p>
          </table:table-cell>
          <table:table-cell office:value-type="float" office:value="2.0619901165836" calcext:value-type="float">
            <text:p>2.0619901165836</text:p>
          </table:table-cell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62.671538333289" calcext:value-type="float">
            <text:p>-262.671538333289</text:p>
          </table:table-cell>
          <table:table-cell office:value-type="float" office:value="0.05" calcext:value-type="float">
            <text:p>0.05</text:p>
          </table:table-cell>
          <table:table-cell office:value-type="float" office:value="2.08678594521108" calcext:value-type="float">
            <text:p>2.08678594521108</text:p>
          </table:table-cell>
          <table:table-cell table:number-columns-repeated="2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65.569355542714" calcext:value-type="float">
            <text:p>-265.569355542714</text:p>
          </table:table-cell>
          <table:table-cell office:value-type="float" office:value="0.05" calcext:value-type="float">
            <text:p>0.05</text:p>
          </table:table-cell>
          <table:table-cell office:value-type="float" office:value="2.11149251958881" calcext:value-type="float">
            <text:p>2.11149251958881</text:p>
          </table:table-cell>
          <table:table-cell table:number-columns-repeated="2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68.464248910926" calcext:value-type="float">
            <text:p>-268.464248910926</text:p>
          </table:table-cell>
          <table:table-cell office:value-type="float" office:value="0.05" calcext:value-type="float">
            <text:p>0.05</text:p>
          </table:table-cell>
          <table:table-cell office:value-type="float" office:value="2.1311362692035" calcext:value-type="float">
            <text:p>2.1311362692035</text:p>
          </table:table-cell>
          <table:table-cell table:number-columns-repeated="2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71.118043422406" calcext:value-type="float">
            <text:p>-271.118043422406</text:p>
          </table:table-cell>
          <table:table-cell office:value-type="float" office:value="0.05" calcext:value-type="float">
            <text:p>0.05</text:p>
          </table:table-cell>
          <table:table-cell office:value-type="float" office:value="2.15363361512049" calcext:value-type="float">
            <text:p>2.15363361512049</text:p>
          </table:table-cell>
          <table:table-cell table:number-columns-repeated="2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74.060717077758" calcext:value-type="float">
            <text:p>-274.060717077758</text:p>
          </table:table-cell>
          <table:table-cell office:value-type="float" office:value="0.05" calcext:value-type="float">
            <text:p>0.05</text:p>
          </table:table-cell>
          <table:table-cell office:value-type="float" office:value="2.17501345284393" calcext:value-type="float">
            <text:p>2.17501345284393</text:p>
          </table:table-cell>
          <table:table-cell table:number-columns-repeated="2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76.674413195469" calcext:value-type="float">
            <text:p>-276.674413195469</text:p>
          </table:table-cell>
          <table:table-cell office:value-type="float" office:value="0.05" calcext:value-type="float">
            <text:p>0.05</text:p>
          </table:table-cell>
          <table:table-cell office:value-type="float" office:value="2.19645867423236" calcext:value-type="float">
            <text:p>2.19645867423236</text:p>
          </table:table-cell>
          <table:table-cell table:number-columns-repeated="2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79.619538518918" calcext:value-type="float">
            <text:p>-279.619538518918</text:p>
          </table:table-cell>
          <table:table-cell office:value-type="float" office:value="0.05" calcext:value-type="float">
            <text:p>0.05</text:p>
          </table:table-cell>
          <table:table-cell office:value-type="float" office:value="2.22178025903868" calcext:value-type="float">
            <text:p>2.22178025903868</text:p>
          </table:table-cell>
          <table:table-cell table:number-columns-repeated="2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82.323038331007" calcext:value-type="float">
            <text:p>-282.323038331007</text:p>
          </table:table-cell>
          <table:table-cell office:value-type="float" office:value="0.05" calcext:value-type="float">
            <text:p>0.05</text:p>
          </table:table-cell>
          <table:table-cell office:value-type="float" office:value="2.24500950600034" calcext:value-type="float">
            <text:p>2.24500950600034</text:p>
          </table:table-cell>
          <table:table-cell table:number-columns-repeated="2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85.238961563342" calcext:value-type="float">
            <text:p>-285.238961563342</text:p>
          </table:table-cell>
          <table:table-cell office:value-type="float" office:value="0.05" calcext:value-type="float">
            <text:p>0.05</text:p>
          </table:table-cell>
          <table:table-cell office:value-type="float" office:value="2.26461635391779" calcext:value-type="float">
            <text:p>2.26461635391779</text:p>
          </table:table-cell>
          <table:table-cell table:number-columns-repeated="2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88.132874264316" calcext:value-type="float">
            <text:p>-288.132874264316</text:p>
          </table:table-cell>
          <table:table-cell office:value-type="float" office:value="0.05" calcext:value-type="float">
            <text:p>0.05</text:p>
          </table:table-cell>
          <table:table-cell office:value-type="float" office:value="2.29023881677286" calcext:value-type="float">
            <text:p>2.29023881677286</text:p>
          </table:table-cell>
          <table:table-cell table:number-columns-repeated="2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91.229022342555" calcext:value-type="float">
            <text:p>-291.229022342555</text:p>
          </table:table-cell>
          <table:table-cell office:value-type="float" office:value="0.05" calcext:value-type="float">
            <text:p>0.05</text:p>
          </table:table-cell>
          <table:table-cell office:value-type="float" office:value="2.31169229567234" calcext:value-type="float">
            <text:p>2.31169229567234</text:p>
          </table:table-cell>
          <table:table-cell table:number-columns-repeated="2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94.239743407984" calcext:value-type="float">
            <text:p>-294.239743407984</text:p>
          </table:table-cell>
          <table:table-cell office:value-type="float" office:value="0.05" calcext:value-type="float">
            <text:p>0.05</text:p>
          </table:table-cell>
          <table:table-cell office:value-type="float" office:value="2.33657556141599" calcext:value-type="float">
            <text:p>2.33657556141599</text:p>
          </table:table-cell>
          <table:table-cell table:number-columns-repeated="2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97.526976313773" calcext:value-type="float">
            <text:p>-297.526976313773</text:p>
          </table:table-cell>
          <table:table-cell office:value-type="float" office:value="0.05" calcext:value-type="float">
            <text:p>0.05</text:p>
          </table:table-cell>
          <table:table-cell office:value-type="float" office:value="2.36372950420784" calcext:value-type="float">
            <text:p>2.36372950420784</text:p>
          </table:table-cell>
          <table:table-cell table:number-columns-repeated="2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00.995378411695" calcext:value-type="float">
            <text:p>-300.995378411695</text:p>
          </table:table-cell>
          <table:table-cell office:value-type="float" office:value="0.05" calcext:value-type="float">
            <text:p>0.05</text:p>
          </table:table-cell>
          <table:table-cell office:value-type="float" office:value="2.39005418189046" calcext:value-type="float">
            <text:p>2.39005418189046</text:p>
          </table:table-cell>
          <table:table-cell table:number-columns-repeated="2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04.749027552606" calcext:value-type="float">
            <text:p>-304.749027552606</text:p>
          </table:table-cell>
          <table:table-cell office:value-type="float" office:value="0.05" calcext:value-type="float">
            <text:p>0.05</text:p>
          </table:table-cell>
          <table:table-cell office:value-type="float" office:value="2.42325273220288" calcext:value-type="float">
            <text:p>2.42325273220288</text:p>
          </table:table-cell>
          <table:table-cell table:number-columns-repeated="2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09.094436730172" calcext:value-type="float">
            <text:p>-309.094436730172</text:p>
          </table:table-cell>
          <table:table-cell office:value-type="float" office:value="0.05" calcext:value-type="float">
            <text:p>0.05</text:p>
          </table:table-cell>
          <table:table-cell office:value-type="float" office:value="2.45311663828946" calcext:value-type="float">
            <text:p>2.45311663828946</text:p>
          </table:table-cell>
          <table:table-cell table:number-columns-repeated="2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13.927528093541" calcext:value-type="float">
            <text:p>-313.927528093541</text:p>
          </table:table-cell>
          <table:table-cell office:value-type="float" office:value="0.05" calcext:value-type="float">
            <text:p>0.05</text:p>
          </table:table-cell>
          <table:table-cell office:value-type="float" office:value="2.49523600206103" calcext:value-type="float">
            <text:p>2.49523600206103</text:p>
          </table:table-cell>
          <table:table-cell table:number-columns-repeated="2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20.142579362063" calcext:value-type="float">
            <text:p>-320.142579362063</text:p>
          </table:table-cell>
          <table:table-cell office:value-type="float" office:value="0.05" calcext:value-type="float">
            <text:p>0.05</text:p>
          </table:table-cell>
          <table:table-cell office:value-type="float" office:value="2.54205889815837" calcext:value-type="float">
            <text:p>2.54205889815837</text:p>
          </table:table-cell>
          <table:table-cell table:number-columns-repeated="2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28.550983712898" calcext:value-type="float">
            <text:p>-328.550983712898</text:p>
          </table:table-cell>
          <table:table-cell office:value-type="float" office:value="0.05" calcext:value-type="float">
            <text:p>0.05</text:p>
          </table:table-cell>
          <table:table-cell office:value-type="float" office:value="2.61155999994528" calcext:value-type="float">
            <text:p>2.61155999994528</text:p>
          </table:table-cell>
          <table:table-cell table:number-columns-repeated="2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40.427808322161" calcext:value-type="float">
            <text:p>-340.427808322161</text:p>
          </table:table-cell>
          <table:table-cell office:value-type="float" office:value="0.05" calcext:value-type="float">
            <text:p>0.05</text:p>
          </table:table-cell>
          <table:table-cell office:value-type="float" office:value="2.7037579717762" calcext:value-type="float">
            <text:p>2.7037579717762</text:p>
          </table:table-cell>
          <table:table-cell table:number-columns-repeated="2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58.515924975529" calcext:value-type="float">
            <text:p>-358.515924975529</text:p>
          </table:table-cell>
          <table:table-cell office:value-type="float" office:value="0.05" calcext:value-type="float">
            <text:p>0.05</text:p>
          </table:table-cell>
          <table:table-cell office:value-type="float" office:value="2.84691568362029" calcext:value-type="float">
            <text:p>2.84691568362029</text:p>
          </table:table-cell>
          <table:table-cell table:number-columns-repeated="2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84.63608768605" calcext:value-type="float">
            <text:p>-384.63608768605</text:p>
          </table:table-cell>
          <table:table-cell office:value-type="float" office:value="0.05" calcext:value-type="float">
            <text:p>0.05</text:p>
          </table:table-cell>
          <table:table-cell office:value-type="float" office:value="3.05465308149727" calcext:value-type="float">
            <text:p>3.05465308149727</text:p>
          </table:table-cell>
          <table:table-cell table:number-columns-repeated="2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21.180543380489" calcext:value-type="float">
            <text:p>-421.180543380489</text:p>
          </table:table-cell>
          <table:table-cell office:value-type="float" office:value="0.05" calcext:value-type="float">
            <text:p>0.05</text:p>
          </table:table-cell>
          <table:table-cell office:value-type="float" office:value="3.34356861306266" calcext:value-type="float">
            <text:p>3.34356861306266</text:p>
          </table:table-cell>
          <table:table-cell table:number-columns-repeated="2"/>
        </table:table-row>
        <table:table-row table:style-name="ro1" table:number-rows-repeated="127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'Diode 3'.A1:'Diode 3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'Diode 4'.A1:'Diode 4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'Diode 8'.A1:'Diode 8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'Diode 15'.A1:'Diode 15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3:13:42.204312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30T13:35:38.142688408</dc:date>
    <meta:editing-duration>PT1H7M43S</meta:editing-duration>
    <meta:editing-cycles>11</meta:editing-cycles>
    <meta:generator>LibreOffice/5.3.7.2.0$Linux_X86_64 LibreOffice_project/30$Build-2</meta:generator>
    <meta:document-statistic meta:table-count="6" meta:cell-count="2209" meta:object-count="0"/>
  </office:meta>
</office:document-meta>
</file>